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tool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101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10.255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 style:text-underline-style="non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ccff"/>
    </style:style>
    <style:style style:name="ce123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00"/>
    </style:style>
    <style:style style:name="ce14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6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use-window-font-color="true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 style:text-underline-style="none"/>
    </style:style>
    <style:style style:name="ce48" style:family="table-cell" style:parent-style-name="Default">
      <style:table-cell-properties fo:background-color="transparent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58" style:family="table-cell" style:parent-style-name="Default" style:data-style-name="N44">
      <style:table-cell-properties fo:background-color="#ffffff"/>
    </style:style>
    <style:style style:name="ce153" style:family="table-cell" style:parent-style-name="Default" style:data-style-name="N107">
      <style:table-cell-properties fo:background-color="#000000" style:text-align-source="fix" style:repeat-content="false"/>
      <style:paragraph-properties fo:text-align="end" fo:margin-left="0cm"/>
    </style:style>
    <style:style style:name="ce155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</style:style>
    <style:style style:name="ce158" style:family="table-cell" style:parent-style-name="Default" style:data-style-name="N107">
      <style:table-cell-properties fo:background-color="#00ccff" style:text-align-source="fix" style:repeat-content="false"/>
      <style:paragraph-properties fo:text-align="end" fo:margin-left="0cm"/>
    </style:style>
    <style:style style:name="ce15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</style:style>
    <style:style style:name="ce160" style:family="table-cell" style:parent-style-name="Default" style:data-style-name="N107">
      <style:table-cell-properties fo:background-color="#000000" style:text-align-source="fix" style:repeat-content="false"/>
      <style:paragraph-properties fo:text-align="end" fo:margin-left="0cm"/>
      <style:text-properties style:use-window-font-color="true"/>
    </style:style>
    <style:style style:name="ce71" style:family="table-cell" style:parent-style-name="Default" style:data-style-name="N107">
      <style:table-cell-properties fo:background-color="#ffd32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  <style:text-properties fo:color="#000000"/>
    </style:style>
    <style:style style:name="ce76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</style:style>
    <style:style style:name="ce161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  <style:text-properties style:use-window-font-color="true"/>
    </style:style>
    <style:style style:name="ce163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  <style:text-properties style:use-window-font-color="true"/>
    </style:style>
    <style:style style:name="ce165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  <style:text-properties style:use-window-font-color="true" style:text-underline-style="none"/>
    </style:style>
    <style:style style:name="ce16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74" style:family="table-cell" style:parent-style-name="Default">
      <style:table-cell-properties fo:background-color="transparent"/>
    </style:style>
    <style:style style:name="ce77" style:family="table-cell" style:parent-style-name="Default" style:data-style-name="N44">
      <style:table-cell-properties fo:background-color="#ffffff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7">
      <style:table-cell-properties fo:background-color="#00ff00"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07">
      <style:table-cell-properties fo:background-color="#00ccff"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7">
      <style:table-cell-properties fo:background-color="#ffcc00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7">
      <style:table-cell-properties fo:background-color="#ffd320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73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33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82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183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85" style:family="table-cell" style:parent-style-name="Default">
      <style:table-cell-properties fo:border-bottom="0.06pt solid #000000" fo:background-color="#663300" fo:border-left="0.06pt solid #000000" fo:border-right="none" fo:border-top="none"/>
    </style:style>
    <style:style style:name="ce186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cm"/>
      <style:text-properties fo:color="#ffffff"/>
    </style:style>
    <style:style style:name="ce187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88" style:family="table-cell" style:parent-style-name="Default">
      <style:table-cell-properties fo:background-color="#eeeeee"/>
    </style:style>
    <style:style style:name="ce189" style:family="table-cell" style:parent-style-name="Default">
      <style:table-cell-properties fo:border-bottom="0.06pt solid #000000" fo:background-color="#663300" fo:border-left="none" fo:border-right="none" fo:border-top="none"/>
    </style:style>
    <style:style style:name="ce190" style:family="table-cell" style:parent-style-name="Default" style:data-style-name="N119">
      <style:table-cell-properties fo:border-bottom="none" fo:background-color="#99ff66" fo:border-left="none" fo:border-right="none" fo:border-top="0.06pt solid #000000"/>
    </style:style>
    <style:style style:name="ce191" style:family="table-cell" style:parent-style-name="Default" style:data-style-name="N119">
      <style:table-cell-properties fo:background-color="#000000" fo:border="none"/>
    </style:style>
    <style:style style:name="ce192" style:family="table-cell" style:parent-style-name="Default" style:data-style-name="N119">
      <style:table-cell-properties fo:background-color="#00ccff" fo:border="none"/>
    </style:style>
    <style:style style:name="ce193" style:family="table-cell" style:parent-style-name="Default" style:data-style-name="N119">
      <style:table-cell-properties fo:background-color="#ffcc00" fo:border="none"/>
    </style:style>
    <style:style style:name="ce194" style:family="table-cell" style:parent-style-name="Default" style:data-style-name="N119">
      <style:table-cell-properties fo:background-color="#eeeeee" fo:border="none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none" fo:background-color="#99ff66" fo:border-left="none" fo:border-right="0.06pt solid #000000" fo:border-top="0.06pt solid #000000"/>
    </style:style>
    <style:style style:name="ce196" style:family="table-cell" style:parent-style-name="Default" style:data-style-name="N2">
      <style:table-cell-properties fo:border-bottom="none" fo:background-color="#000000" fo:border-left="none" fo:border-right="0.06pt solid #000000" fo:border-top="none"/>
    </style:style>
    <style:style style:name="ce197" style:family="table-cell" style:parent-style-name="Default" style:data-style-name="N2">
      <style:table-cell-properties fo:border-bottom="none" fo:background-color="#00ccff" fo:border-left="none" fo:border-right="0.06pt solid #000000" fo:border-top="none"/>
    </style:style>
    <style:style style:name="ce198" style:family="table-cell" style:parent-style-name="Default" style:data-style-name="N2">
      <style:table-cell-properties fo:border-bottom="none" fo:background-color="#ffcc00" fo:border-left="none" fo:border-right="0.06pt solid #000000" fo:border-top="none"/>
    </style:style>
    <style:style style:name="ce199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200" style:family="table-cell" style:parent-style-name="Default" style:data-style-name="N2">
      <style:table-cell-properties fo:border-bottom="0.06pt solid #000000" fo:background-color="#663300" fo:border-left="none" fo:border-right="0.06pt solid #000000" fo:border-top="none"/>
    </style:style>
    <style:style style:name="ce201" style:family="table-cell" style:parent-style-name="Default" style:data-style-name="N0"/>
    <style:style style:name="ce202" style:family="table-cell" style:parent-style-name="Default" style:data-style-name="N119"/>
    <style:style style:name="ce114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/>
      <table:table table:name="Backlog" table:style-name="ta1">
        <office:forms form:automatic-focus="true" form:apply-design-mode="false"/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1" table:number-columns-repeated="2" table:default-cell-style-name="ce92"/>
        <table:table-column table:style-name="co7" table:default-cell-style-name="ce92"/>
        <table:table-column table:style-name="co8" table:default-cell-style-name="ce92"/>
        <table:table-column table:style-name="co9" table:default-cell-style-name="ce92"/>
        <table:table-column table:style-name="co10" table:default-cell-style-name="ce146"/>
        <table:table-column table:style-name="co11" table:default-cell-style-name="ce156"/>
        <table:table-column table:style-name="co12" table:default-cell-style-name="ce170"/>
        <table:table-column table:style-name="co9" table:default-cell-style-name="Default"/>
        <table:table-column table:style-name="co13" table:default-cell-style-name="Default"/>
        <table:table-column table:style-name="co14" table:number-columns-repeated="47" table:default-cell-style-name="Default"/>
        <table:table-row table:style-name="ro1">
          <table:table-cell table:style-name="ce2" office:value-type="string" calcext:value-type="string">
            <text:p>Backup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tatus</text:p>
          </table:table-cell>
          <table:table-cell table:style-name="ce37" office:value-type="string" calcext:value-type="string">
            <text:p>Game</text:p>
          </table:table-cell>
          <table:table-cell table:style-name="ce58" office:value-type="string" calcext:value-type="string">
            <text:p>Duration</text:p>
          </table:table-cell>
          <table:table-cell table:style-name="ce77" office:value-type="string" calcext:value-type="string">
            <text:p>Mutiplayer</text:p>
          </table:table-cell>
          <table:table-cell table:style-name="ce92" office:value-type="string" calcext:value-type="string">
            <text:p>PCGamingWiki</text:p>
          </table:table-cell>
          <table:table-cell table:style-name="ce92" office:value-type="string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float" office:value="140" calcext:value-type="float">
            <text:p>140</text:p>
          </table:table-cell>
          <table:table-cell table:style-name="ce153" office:value-type="time" office:time-value="PT01H24M00S" calcext:value-type="time">
            <text:p>01:24</text:p>
          </table:table-cell>
          <table:table-cell table:style-name="ce50"/>
          <table:table-cell table:style-name="ce173" table:formula="of:=HYPERLINK(&quot;https:/www.pcgamingwiki.com/wiki/&quot;&amp;SUBSTITUTE([.L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$1 Ride </text:p>
          </table:table-cell>
          <table:table-cell table:style-name="ce153" office:value-type="time" office:time-value="PT00H37M00S" calcext:value-type="time">
            <text:p>00:37</text:p>
          </table:table-cell>
          <table:table-cell table:style-name="ce50"/>
          <table:table-cell table:style-name="ce173" table:formula="of:=HYPERLINK(&quot;https:/www.pcgamingwiki.com/wiki/&quot;&amp;SUBSTITUTE([.L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10 Second Ninja X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173" table:formula="of:=HYPERLINK(&quot;https:/www.pcgamingwiki.com/wiki/&quot;&amp;SUBSTITUTE([.L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2064: Read Only Memories </text:p>
          </table:table-cell>
          <table:table-cell table:style-name="ce155" office:value-type="time" office:time-value="PT10H36M00S" calcext:value-type="time">
            <text:p>10:3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20XX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 Out Of 10 Ep1</text:p>
          </table:table-cell>
          <table:table-cell table:style-name="ce153" office:value-type="time" office:time-value="PT00H39M00S" calcext:value-type="time">
            <text:p>00:39</text:p>
          </table:table-cell>
          <table:table-cell table:style-name="ce50"/>
          <table:table-cell table:style-name="ce173" table:formula="of:=HYPERLINK(&quot;https:/www.pcgamingwiki.com/wiki/&quot;&amp;SUBSTITUTE([.L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 Out Of 10 Ep2</text:p>
          </table:table-cell>
          <table:table-cell table:style-name="ce153" office:value-type="time" office:time-value="PT00H30M00S" calcext:value-type="time">
            <text:p>00:30</text:p>
          </table:table-cell>
          <table:table-cell table:style-name="ce50"/>
          <table:table-cell table:style-name="ce173" table:formula="of:=HYPERLINK(&quot;https:/www.pcgamingwiki.com/wiki/&quot;&amp;SUBSTITUTE([.L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 Out Of 10 Ep3</text:p>
          </table:table-cell>
          <table:table-cell table:style-name="ce153" office:value-type="time" office:time-value="PT00H31M00S" calcext:value-type="time">
            <text:p>00:31</text:p>
          </table:table-cell>
          <table:table-cell table:style-name="ce50"/>
          <table:table-cell table:style-name="ce173" table:formula="of:=HYPERLINK(&quot;https:/www.pcgamingwiki.com/wiki/&quot;&amp;SUBSTITUTE([.L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 Out Of 10 Ep4</text:p>
          </table:table-cell>
          <table:table-cell table:style-name="ce153" office:value-type="time" office:time-value="PT00H36M00S" calcext:value-type="time">
            <text:p>00:36</text:p>
          </table:table-cell>
          <table:table-cell table:style-name="ce50"/>
          <table:table-cell table:style-name="ce173" table:formula="of:=HYPERLINK(&quot;https:/www.pcgamingwiki.com/wiki/&quot;&amp;SUBSTITUTE([.L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 Out Of 10 Ep5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30 Impossible Levels 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173" table:formula="of:=HYPERLINK(&quot;https:/www.pcgamingwiki.com/wiki/&quot;&amp;SUBSTITUTE([.L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3D Pinball - Cadete Espacial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60 Parsecs! </text:p>
          </table:table-cell>
          <table:table-cell table:style-name="ce155" office:value-type="time" office:time-value="PT01H50M00S" calcext:value-type="time">
            <text:p>01:5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8Doors: Arum's Afterlife Adventur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 Blind Lege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]&amp;&quot;+trailer&quot;;&quot;Trailer&quot;)" office:value-type="string" office:string-value="Trailer" calcext:value-type="string">
            <text:p>Trailer</text:p>
          </table:table-cell>
          <table:table-cell table:style-name="ce174"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 Boy And His Blob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]&amp;&quot;+trailer&quot;;&quot;Trailer&quot;)" office:value-type="string" office:string-value="Trailer" calcext:value-type="string">
            <text:p>Trailer</text:p>
          </table:table-cell>
          <table:table-cell table:style-name="ce174"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 Fistful of Gun </text:p>
          </table:table-cell>
          <table:table-cell table:style-name="ce157" office:value-type="time" office:time-value="PT02H57M00S" calcext:value-type="time">
            <text:p>02:5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 Game Of Thrones: The Board Game Digital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 Good Snowman Is Hard To Bui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 Knight's Quest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/>
          <table:table-cell table:style-name="ce173" table:formula="of:=HYPERLINK(&quot;https:/www.pcgamingwiki.com/wiki/&quot;&amp;SUBSTITUTE([.L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 New Beginning </text:p>
          </table:table-cell>
          <table:table-cell table:style-name="ce155" office:value-type="time" office:time-value="PT09H43M00S" calcext:value-type="time">
            <text:p>09:4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 Normal Lost Phone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 Plague Tale: Innocenc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 Short Hike</text:p>
          </table:table-cell>
          <table:table-cell table:style-name="ce155" office:value-type="time" office:time-value="PT01H30M00S" calcext:value-type="time">
            <text:p>01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 Story About My Uncle </text:p>
          </table:table-cell>
          <table:table-cell table:style-name="ce155" office:value-type="time" office:time-value="PT03H20M00S" calcext:value-type="time">
            <text:p>03:2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 Virus Named Tom </text:p>
          </table:table-cell>
          <table:table-cell table:style-name="ce153" office:value-type="time" office:time-value="PT05H49M00S" calcext:value-type="time">
            <text:p>05:49</text:p>
          </table:table-cell>
          <table:table-cell table:style-name="ce50"/>
          <table:table-cell table:style-name="ce173" table:formula="of:=HYPERLINK(&quot;https:/www.pcgamingwiki.com/wiki/&quot;&amp;SUBSTITUTE([.L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aaaaAAaaaAAAaaAAAAaAAAAA!!! for the Awesome </text:p>
          </table:table-cell>
          <table:table-cell table:style-name="ce153" office:value-type="time" office:time-value="PT05H42M00S" calcext:value-type="time">
            <text:p>05:42</text:p>
          </table:table-cell>
          <table:table-cell table:style-name="ce50"/>
          <table:table-cell table:style-name="ce173" table:formula="of:=HYPERLINK(&quot;https:/www.pcgamingwiki.com/wiki/&quot;&amp;SUBSTITUTE([.L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bandon Ship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bsolute Drif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BZU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ce Combat: Assault Horizon - Enhanced Edition </text:p>
          </table:table-cell>
          <table:table-cell table:style-name="ce153" office:value-type="time" office:time-value="PT12H16M00S" calcext:value-type="time">
            <text:p>12:16</text:p>
          </table:table-cell>
          <table:table-cell table:style-name="ce50"/>
          <table:table-cell table:style-name="ce173" table:formula="of:=HYPERLINK(&quot;https:/www.pcgamingwiki.com/wiki/&quot;&amp;SUBSTITUTE([.L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ces of the Luftwaffe – Squadr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cross the Groov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dam Wolfe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Adventures of Chris</text:p>
          </table:table-cell>
          <table:table-cell table:style-name="ce102" table:number-columns-repeated="2"/>
          <table:table-cell table:style-name="ce173" table:formula="of:=HYPERLINK(&quot;https:/www.pcgamingwiki.com/wiki/&quot;&amp;SUBSTITUTE([.L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egis Defenders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ER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FTERGRINDER 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ge of Wonders III </text:p>
          </table:table-cell>
          <table:table-cell office:value-type="time" office:time-value="PT31H04M00S" calcext:value-type="time">
            <text:p>31:0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gent Awesome </text:p>
          </table:table-cell>
          <table:table-cell table:style-name="ce153" office:value-type="time" office:time-value="PT09H57M00S" calcext:value-type="time">
            <text:p>09:57</text:p>
          </table:table-cell>
          <table:table-cell table:style-name="ce50"/>
          <table:table-cell table:style-name="ce173" table:formula="of:=HYPERLINK(&quot;https:/www.pcgamingwiki.com/wiki/&quot;&amp;SUBSTITUTE([.L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lan Wake </text:p>
          </table:table-cell>
          <table:table-cell table:style-name="ce157" office:value-type="time" office:time-value="PT12H52M00S" calcext:value-type="time">
            <text:p>12:5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lan Wake's American Nightmare </text:p>
          </table:table-cell>
          <table:table-cell table:style-name="ce157" office:value-type="time" office:time-value="PT04H12M00S" calcext:value-type="time">
            <text:p>04:1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lgo Bo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Alien: Isolation</text:p>
          </table:table-cell>
          <table:table-cell table:style-name="Default" table:number-columns-repeated="2"/>
          <table:table-cell table:style-name="ce173" table:formula="of:=HYPERLINK(&quot;https:/www.pcgamingwiki.com/wiki/&quot;&amp;SUBSTITUTE([.L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one In The Dark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long the Edge</text:p>
          </table:table-cell>
          <table:table-cell table:style-name="ce102"/>
          <table:table-cell table:style-name="ce153"/>
          <table:table-cell table:style-name="ce173" table:formula="of:=HYPERLINK(&quot;https:/www.pcgamingwiki.com/wiki/&quot;&amp;SUBSTITUTE([.L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lpha Protocol </text:p>
          </table:table-cell>
          <table:table-cell office:value-type="time" office:time-value="PT15H36M00S" calcext:value-type="time">
            <text:p>15:3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lt Frequencies</text:p>
          </table:table-cell>
          <table:table-cell table:style-name="ce102"/>
          <table:table-cell table:style-name="ce153"/>
          <table:table-cell table:style-name="ce173" table:formula="of:=HYPERLINK(&quot;https:/www.pcgamingwiki.com/wiki/&quot;&amp;SUBSTITUTE([.L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merican Fugitive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mnesia: A Machine for Pigs </text:p>
          </table:table-cell>
          <table:table-cell table:style-name="ce153" office:value-type="time" office:time-value="PT04H41M00S" calcext:value-type="time">
            <text:p>04:41</text:p>
          </table:table-cell>
          <table:table-cell table:style-name="ce50"/>
          <table:table-cell table:style-name="ce173" table:formula="of:=HYPERLINK(&quot;https:/www.pcgamingwiki.com/wiki/&quot;&amp;SUBSTITUTE([.L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mnesia: Memories </text:p>
          </table:table-cell>
          <table:table-cell office:value-type="time" office:time-value="PT24H43M00S" calcext:value-type="time">
            <text:p>24:4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mnesia: Rebirt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mnesia: The Dark Descent </text:p>
          </table:table-cell>
          <table:table-cell table:style-name="ce153" office:value-type="time" office:time-value="PT08H17M00S" calcext:value-type="time">
            <text:p>08:17</text:p>
          </table:table-cell>
          <table:table-cell table:style-name="ce50"/>
          <table:table-cell table:style-name="ce173" table:formula="of:=HYPERLINK(&quot;https:/www.pcgamingwiki.com/wiki/&quot;&amp;SUBSTITUTE([.L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Among the Sleep: Enhanced Edition</text:p>
          </table:table-cell>
          <table:table-cell table:number-columns-repeated="2"/>
          <table:table-cell table:style-name="ce173" table:formula="of:=HYPERLINK(&quot;https:/www.pcgamingwiki.com/wiki/&quot;&amp;SUBSTITUTE([.L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mong Us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mpersand 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173" table:formula="of:=HYPERLINK(&quot;https:/www.pcgamingwiki.com/wiki/&quot;&amp;SUBSTITUTE([.L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nalogue: A Hate Story </text:p>
          </table:table-cell>
          <table:table-cell table:style-name="ce155" office:value-type="time" office:time-value="PT04H25M00S" calcext:value-type="time">
            <text:p>04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narcute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173" table:formula="of:=HYPERLINK(&quot;https:/www.pcgamingwiki.com/wiki/&quot;&amp;SUBSTITUTE([.L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nd Yet It Moves </text:p>
          </table:table-cell>
          <table:table-cell table:style-name="ce153" office:value-type="time" office:time-value="PT03H17M00S" calcext:value-type="time">
            <text:p>03:17</text:p>
          </table:table-cell>
          <table:table-cell table:style-name="ce50"/>
          <table:table-cell table:style-name="ce173" table:formula="of:=HYPERLINK(&quot;https:/www.pcgamingwiki.com/wiki/&quot;&amp;SUBSTITUTE([.L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nna's Quest </text:p>
          </table:table-cell>
          <table:table-cell table:style-name="ce155" office:value-type="time" office:time-value="PT10H30M00S" calcext:value-type="time">
            <text:p>10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nno 1701 – History Edition</text:p>
          </table:table-cell>
          <table:table-cell table:number-columns-repeated="2"/>
          <table:table-cell table:style-name="ce173" table:formula="of:=HYPERLINK(&quot;https:/www.pcgamingwiki.com/wiki/&quot;&amp;SUBSTITUTE([.L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nodyne </text:p>
          </table:table-cell>
          <table:table-cell table:style-name="ce157" office:value-type="time" office:time-value="PT06H41M00S" calcext:value-type="time">
            <text:p>06:4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nodyne 2</text:p>
          </table:table-cell>
          <table:table-cell table:style-name="ce153" office:value-type="time" office:time-value="PT09H30M00S" calcext:value-type="time">
            <text:p>09:30</text:p>
          </table:table-cell>
          <table:table-cell table:style-name="ce50"/>
          <table:table-cell table:style-name="ce173" table:formula="of:=HYPERLINK(&quot;https:/www.pcgamingwiki.com/wiki/&quot;&amp;SUBSTITUTE([.L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nomaly 2 </text:p>
          </table:table-cell>
          <table:table-cell table:style-name="ce157" office:value-type="time" office:time-value="PT06H43M00S" calcext:value-type="time">
            <text:p>06:4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nomaly: Korea </text:p>
          </table:table-cell>
          <table:table-cell table:style-name="ce157" office:value-type="time" office:time-value="PT04H04M00S" calcext:value-type="time">
            <text:p>04:0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nomaly: Warzone Earth </text:p>
          </table:table-cell>
          <table:table-cell table:style-name="ce157" office:value-type="time" office:time-value="PT08H13M00S" calcext:value-type="time">
            <text:p>08:1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nother Lost Phone: Laura's Story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ntichamber 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ntihero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tisquad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pe Out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173" table:formula="of:=HYPERLINK(&quot;https:/www.pcgamingwiki.com/wiki/&quot;&amp;SUBSTITUTE([.L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perture Desk Job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perture Tag: The Paint Gun Testing Initiative </text:p>
          </table:table-cell>
          <table:table-cell table:style-name="ce157" office:value-type="time" office:time-value="PT04H03M00S" calcext:value-type="time">
            <text:p>04:0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qua Panic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quaria </text:p>
          </table:table-cell>
          <table:table-cell table:style-name="ce157" office:value-type="time" office:time-value="PT20H06M00S" calcext:value-type="time">
            <text:p>20:0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RK: Survival Evolved</text:p>
          </table:table-cell>
          <table:table-cell table:style-name="ce153" office:value-type="time" office:time-value="PT148H00M00S" calcext:value-type="time">
            <text:p>148:00</text:p>
          </table:table-cell>
          <table:table-cell table:style-name="ce50"/>
          <table:table-cell table:style-name="ce173" table:formula="of:=HYPERLINK(&quot;https:/www.pcgamingwiki.com/wiki/&quot;&amp;SUBSTITUTE([.L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rt Of Fighting 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s Far as the Ey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scendant</text:p>
          </table:table-cell>
          <table:table-cell table:style-name="ce153" office:value-type="time" office:time-value="PT18H00M00S" calcext:value-type="time">
            <text:p>18:00</text:p>
          </table:table-cell>
          <table:table-cell table:style-name="ce50"/>
          <table:table-cell table:style-name="ce173" table:formula="of:=HYPERLINK(&quot;https:/www.pcgamingwiki.com/wiki/&quot;&amp;SUBSTITUTE([.L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shes of the Singularity: Escala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shwalkers: A Survival Journe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's Creed Chronicles: China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's Creed Chronicles: Indi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's Creed Chronicles: Russi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's Creed IV: Black Flag</text:p>
          </table:table-cell>
          <table:table-cell table:style-name="ce157" office:value-type="time" office:time-value="PT22H30M00S" calcext:value-type="time">
            <text:p>2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's Creed Unity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ssassin’s Cre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3"/>
          <table:table-cell table:style-name="ce91" office:value-type="string" calcext:value-type="string">
            <text:p>U</text:p>
          </table:table-cell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ssassin’s Creed 2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ssassin’s Creed: Brotherhoo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Assassin’s Creed: Revelations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ssassins Creed Syndicate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ssassins's Creed 3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strologast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tom Zombie Smasher </text:p>
          </table:table-cell>
          <table:table-cell table:style-name="ce157" office:value-type="time" office:time-value="PT06H16M00S" calcext:value-type="time">
            <text:p>06:1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urion: Legacy of the Kori-Oda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utomachef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173" table:formula="of:=HYPERLINK(&quot;https:/www.pcgamingwiki.com/wiki/&quot;&amp;SUBSTITUTE([.L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utonauts</text:p>
          </table:table-cell>
          <table:table-cell table:style-name="ce153" office:value-type="time" office:time-value="PT90H00M00S" calcext:value-type="time">
            <text:p>90:00</text:p>
          </table:table-cell>
          <table:table-cell table:style-name="ce50"/>
          <table:table-cell table:style-name="ce173" table:formula="of:=HYPERLINK(&quot;https:/www.pcgamingwiki.com/wiki/&quot;&amp;SUBSTITUTE([.L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vadon: The Black Fortress </text:p>
          </table:table-cell>
          <table:table-cell table:style-name="ce153" office:value-type="time" office:time-value="PT52H42M00S" calcext:value-type="time">
            <text:p>52:42</text:p>
          </table:table-cell>
          <table:table-cell table:style-name="ce50"/>
          <table:table-cell table:style-name="ce173" table:formula="of:=HYPERLINK(&quot;https:/www.pcgamingwiki.com/wiki/&quot;&amp;SUBSTITUTE([.L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Aven Colony</text:p>
          </table:table-cell>
          <table:table-cell table:number-columns-repeated="2"/>
          <table:table-cell table:style-name="ce173" table:formula="of:=HYPERLINK(&quot;https:/www.pcgamingwiki.com/wiki/&quot;&amp;SUBSTITUTE([.L1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vencast: Rise of the Mage </text:p>
          </table:table-cell>
          <table:table-cell table:style-name="ce157" office:value-type="time" office:time-value="PT13H47M00S" calcext:value-type="time">
            <text:p>13:4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Avicii Invector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way From Earth: Mars</text:p>
          </table:table-cell>
          <table:table-cell table:style-name="ce153" office:value-type="string" calcext:value-type="string">
            <text:p>?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1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wesomenauts </text:p>
          </table:table-cell>
          <table:table-cell table:style-name="ce153" office:value-type="time" office:time-value="PT62H20M00S" calcext:value-type="time">
            <text:p>62:20</text:p>
          </table:table-cell>
          <table:table-cell table:style-name="ce50"/>
          <table:table-cell table:style-name="ce173" table:formula="of:=HYPERLINK(&quot;https:/www.pcgamingwiki.com/wiki/&quot;&amp;SUBSTITUTE([.L1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xiom Verg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Aztez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ck to the Future Part III - Timeline of Monkey Island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ck to the Future: The Game - Episode 1: It's About Time </text:p>
          </table:table-cell>
          <table:table-cell table:style-name="ce155" office:value-type="time" office:time-value="PT02H40M00S" calcext:value-type="time">
            <text:p>02:4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ck to the Future: The Game - Episode 2: Get Tannen! </text:p>
          </table:table-cell>
          <table:table-cell table:style-name="ce155" office:value-type="time" office:time-value="PT02H18M00S" calcext:value-type="time">
            <text:p>02:18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ck to the Future: The Game - Episode 3: Citizen Brown </text:p>
          </table:table-cell>
          <table:table-cell table:style-name="ce155" office:value-type="time" office:time-value="PT02H28M00S" calcext:value-type="time">
            <text:p>02:28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ck to the Future: The Game - Episode 4: Double Visions </text:p>
          </table:table-cell>
          <table:table-cell table:style-name="ce155" office:value-type="time" office:time-value="PT02H31M00S" calcext:value-type="time">
            <text:p>02:31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ck to the Future: The Game - Episode 5: Outatime </text:p>
          </table:table-cell>
          <table:table-cell table:style-name="ce155" office:value-type="time" office:time-value="PT02H25M00S" calcext:value-type="time">
            <text:p>02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d Hotel </text:p>
          </table:table-cell>
          <table:table-cell table:style-name="ce153" office:value-type="time" office:time-value="PT03H32M00S" calcext:value-type="time">
            <text:p>03:32</text:p>
          </table:table-cell>
          <table:table-cell table:style-name="ce50"/>
          <table:table-cell table:style-name="ce173" table:formula="of:=HYPERLINK(&quot;https:/www.pcgamingwiki.com/wiki/&quot;&amp;SUBSTITUTE([.L1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d Nort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d Rats: the Rats' Revenge </text:p>
          </table:table-cell>
          <table:table-cell table:style-name="ce153" office:value-type="time" office:time-value="PT03H58M00S" calcext:value-type="time">
            <text:p>03:58</text:p>
          </table:table-cell>
          <table:table-cell table:style-name="ce50"/>
          <table:table-cell table:style-name="ce173" table:formula="of:=HYPERLINK(&quot;https:/www.pcgamingwiki.com/wiki/&quot;&amp;SUBSTITUTE([.L1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FL - Brakes Are For Lose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llanc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style-name="ce97" office:value-type="string" calcext:value-type="string">
            <text:p>Dropped</text:p>
          </table:table-cell>
          <table:table-cell table:style-name="ce38" office:value-type="string" calcext:value-type="string">
            <text:p>Bang Bang Racing</text:p>
          </table:table-cell>
          <table:table-cell table:style-name="ce160"/>
          <table:table-cell table:style-name="ce55"/>
          <table:table-cell table:style-name="ce173" table:formula="of:=HYPERLINK(&quot;https:/www.pcgamingwiki.com/wiki/&quot;&amp;SUBSTITUTE([.L1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rony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/>
          <table:table-cell table:style-name="ce173" table:formula="of:=HYPERLINK(&quot;https:/www.pcgamingwiki.com/wiki/&quot;&amp;SUBSTITUTE([.L1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seball Stars 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stion </text:p>
          </table:table-cell>
          <table:table-cell table:style-name="ce157" office:value-type="time" office:time-value="PT08H09M00S" calcext:value-type="time">
            <text:p>08:0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tman - The Enemy Withi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atman - The Telltale Seri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tman Arkham Asylum</text:p>
          </table:table-cell>
          <table:table-cell table:style-name="ce157" office:value-type="time" office:time-value="PT11H00M00S" calcext:value-type="time">
            <text:p>1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tman Arkham City</text:p>
          </table:table-cell>
          <table:table-cell table:style-name="ce157" office:value-type="time" office:time-value="PT13H30M00S" calcext:value-type="time">
            <text:p>13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atman Arkham Knight</text:p>
          </table:table-cell>
          <table:table-cell table:style-name="ce157" office:value-type="time" office:time-value="PT16H00M00S" calcext:value-type="time">
            <text:p>1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Battlefield 3</text:p>
          </table:table-cell>
          <table:table-cell table:style-name="Default" table:number-columns-repeated="2"/>
          <table:table-cell table:style-name="ce173" table:formula="of:=HYPERLINK(&quot;https:/www.pcgamingwiki.com/wiki/&quot;&amp;SUBSTITUTE([.L1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Battlefield 4</text:p>
          </table:table-cell>
          <table:table-cell table:number-columns-repeated="2"/>
          <table:table-cell table:style-name="ce173" table:formula="of:=HYPERLINK(&quot;https:/www.pcgamingwiki.com/wiki/&quot;&amp;SUBSTITUTE([.L1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Battlefield V</text:p>
          </table:table-cell>
          <table:table-cell table:number-columns-repeated="2"/>
          <table:table-cell table:style-name="ce173" table:formula="of:=HYPERLINK(&quot;https:/www.pcgamingwiki.com/wiki/&quot;&amp;SUBSTITUTE([.L1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3"/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ayonetta</text:p>
          </table:table-cell>
          <table:table-cell table:style-name="ce91"/>
          <table:table-cell table:style-name="ce169"/>
          <table:table-cell table:style-name="ce173" table:formula="of:=HYPERLINK(&quot;https:/www.pcgamingwiki.com/wiki/&quot;&amp;SUBSTITUTE([.L1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Beat Hazard Ultra</text:p>
          </table:table-cell>
          <table:table-cell table:style-name="ce158" office:value-type="time" office:time-value="PT10H39M00S" calcext:value-type="time">
            <text:p>10:39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1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eatbuddy: Tale of the Guardians </text:p>
          </table:table-cell>
          <table:table-cell table:style-name="ce157" office:value-type="time" office:time-value="PT05H34M00S" calcext:value-type="time">
            <text:p>05:3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eautiful Desola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efore I Forge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eholde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eneath A Steel Sky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etrayer </text:p>
          </table:table-cell>
          <table:table-cell office:value-type="time" office:time-value="PT08H55M00S" calcext:value-type="time">
            <text:p>08:5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FF or Di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bou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inary Domain </text:p>
          </table:table-cell>
          <table:table-cell table:style-name="ce157" office:value-type="time" office:time-value="PT09H45M00S" calcext:value-type="time">
            <text:p>09:4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o Menac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ionic Commando (2009) 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onic Dues </text:p>
          </table:table-cell>
          <table:table-cell table:style-name="ce153" office:value-type="time" office:time-value="PT11H02M00S" calcext:value-type="time">
            <text:p>11:02</text:p>
          </table:table-cell>
          <table:table-cell table:style-name="ce50"/>
          <table:table-cell table:style-name="ce173" table:formula="of:=HYPERLINK(&quot;https:/www.pcgamingwiki.com/wiki/&quot;&amp;SUBSTITUTE([.L1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ioShock 2 Remastere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ioShock Infinite: The Complete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ioShock Remastere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t Blaster XL </text:p>
          </table:table-cell>
          <table:table-cell table:style-name="ce153" office:value-type="time" office:time-value="PT04H50M00S" calcext:value-type="time">
            <text:p>04:50</text:p>
          </table:table-cell>
          <table:table-cell table:style-name="ce50"/>
          <table:table-cell table:style-name="ce173" table:formula="of:=HYPERLINK(&quot;https:/www.pcgamingwiki.com/wiki/&quot;&amp;SUBSTITUTE([.L1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t.Trip Beat </text:p>
          </table:table-cell>
          <table:table-cell table:style-name="ce153" office:value-type="time" office:time-value="PT03H52M00S" calcext:value-type="time">
            <text:p>03:52</text:p>
          </table:table-cell>
          <table:table-cell table:style-name="ce50"/>
          <table:table-cell table:style-name="ce173" table:formula="of:=HYPERLINK(&quot;https:/www.pcgamingwiki.com/wiki/&quot;&amp;SUBSTITUTE([.L1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t.Trip Presents Runner 2: Future Legend of Rhythm Alien </text:p>
          </table:table-cell>
          <table:table-cell table:style-name="ce153" office:value-type="time" office:time-value="PT09H33M00S" calcext:value-type="time">
            <text:p>09:33</text:p>
          </table:table-cell>
          <table:table-cell table:style-name="ce50"/>
          <table:table-cell table:style-name="ce173" table:formula="of:=HYPERLINK(&quot;https:/www.pcgamingwiki.com/wiki/&quot;&amp;SUBSTITUTE([.L1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it.Trip Runner </text:p>
          </table:table-cell>
          <table:table-cell table:style-name="ce153" office:value-type="time" office:time-value="PT10H28M00S" calcext:value-type="time">
            <text:p>10:28</text:p>
          </table:table-cell>
          <table:table-cell table:style-name="ce50"/>
          <table:table-cell table:style-name="ce173" table:formula="of:=HYPERLINK(&quot;https:/www.pcgamingwiki.com/wiki/&quot;&amp;SUBSTITUTE([.L1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style-name="Default" office:value-type="string" calcext:value-type="string">
            <text:p>Black Desert Online </text:p>
          </table:table-cell>
          <table:table-cell table:style-name="Default" table:number-columns-repeated="2"/>
          <table:table-cell table:style-name="ce173" table:formula="of:=HYPERLINK(&quot;https:/www.pcgamingwiki.com/wiki/&quot;&amp;SUBSTITUTE([.L1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ack Widow: Recharge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air Witc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Blasphemous</text:p>
          </table:table-cell>
          <table:table-cell table:style-name="ce102" table:number-columns-repeated="2"/>
          <table:table-cell table:style-name="ce173" table:formula="of:=HYPERLINK(&quot;https:/www.pcgamingwiki.com/wiki/&quot;&amp;SUBSTITUTE([.L1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lazing Chrome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/>
          <table:table-cell table:style-name="ce173" table:formula="of:=HYPERLINK(&quot;https:/www.pcgamingwiki.com/wiki/&quot;&amp;SUBSTITUTE([.L1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azing Sta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leed </text:p>
          </table:table-cell>
          <table:table-cell table:style-name="ce157" office:value-type="time" office:time-value="PT01H43M00S" calcext:value-type="time">
            <text:p>01:4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ocks That Matter </text:p>
          </table:table-cell>
          <table:table-cell table:style-name="ce153" office:value-type="time" office:time-value="PT10H01M00S" calcext:value-type="time">
            <text:p>10:01</text:p>
          </table:table-cell>
          <table:table-cell table:style-name="ce50"/>
          <table:table-cell table:style-name="ce173" table:formula="of:=HYPERLINK(&quot;https:/www.pcgamingwiki.com/wiki/&quot;&amp;SUBSTITUTE([.L1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lood: One Unit Whole Blood </text:p>
          </table:table-cell>
          <table:table-cell table:style-name="ce157" office:value-type="time" office:time-value="PT13H37M00S" calcext:value-type="time">
            <text:p>13:3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oodbath Kavkaz </text:p>
          </table:table-cell>
          <table:table-cell table:style-name="ce153" office:value-type="time" office:time-value="PT07H06M00S" calcext:value-type="time">
            <text:p>07:06</text:p>
          </table:table-cell>
          <table:table-cell table:style-name="ce50"/>
          <table:table-cell table:style-name="ce173" table:formula="of:=HYPERLINK(&quot;https:/www.pcgamingwiki.com/wiki/&quot;&amp;SUBSTITUTE([.L1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loodborn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loop Reloaded</text:p>
          </table:table-cell>
          <table:table-cell table:number-columns-repeated="2"/>
          <table:table-cell table:style-name="ce173" table:formula="of:=HYPERLINK(&quot;https:/www.pcgamingwiki.com/wiki/&quot;&amp;SUBSTITUTE([.L1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lue Fir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lur</text:p>
          </table:table-cell>
          <table:table-cell table:style-name="ce93"/>
          <table:table-cell table:style-name="ce171"/>
          <table:table-cell table:style-name="ce173" table:formula="of:=HYPERLINK(&quot;https:/www.pcgamingwiki.com/wiki/&quot;&amp;SUBSTITUTE([.L1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mber Crew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mbsling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one: Out from Boneville </text:p>
          </table:table-cell>
          <table:table-cell office:value-type="time" office:time-value="PT01H52M00S" calcext:value-type="time">
            <text:p>01:5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one: The Great Cow Race 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Boomerang Fu</text:p>
          </table:table-cell>
          <table:table-cell table:style-name="ce102" table:number-columns-repeated="2"/>
          <table:table-cell table:style-name="ce173" table:formula="of:=HYPERLINK(&quot;https:/www.pcgamingwiki.com/wiki/&quot;&amp;SUBSTITUTE([.L1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4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rderlands 2 </text:p>
          </table:table-cell>
          <table:table-cell table:style-name="ce153" office:value-type="time" office:time-value="PT49H01M00S" calcext:value-type="time">
            <text:p>49:01</text:p>
          </table:table-cell>
          <table:table-cell table:style-name="ce50"/>
          <table:table-cell table:style-name="ce173" table:formula="of:=HYPERLINK(&quot;https:/www.pcgamingwiki.com/wiki/&quot;&amp;SUBSTITUTE([.L1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rderlands 3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rderlands The Pre-Sequel</text:p>
          </table:table-cell>
          <table:table-cell table:style-name="ce153" office:value-type="time" office:time-value="PT18H00M00S" calcext:value-type="time">
            <text:p>18:00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1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orderlands: Game of the Year </text:p>
          </table:table-cell>
          <table:table-cell table:style-name="ce153" office:value-type="time" office:time-value="PT43H31M00S" calcext:value-type="time">
            <text:p>43:31</text:p>
          </table:table-cell>
          <table:table-cell table:style-name="ce50"/>
          <table:table-cell table:style-name="ce173" table:formula="of:=HYPERLINK(&quot;https:/www.pcgamingwiki.com/wiki/&quot;&amp;SUBSTITUTE([.L1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otanicula </text:p>
          </table:table-cell>
          <table:table-cell table:style-name="ce157" office:value-type="time" office:time-value="PT03H55M00S" calcext:value-type="time">
            <text:p>03:5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raid </text:p>
          </table:table-cell>
          <table:table-cell table:style-name="ce155" office:value-type="time" office:time-value="PT05H40M00S" calcext:value-type="time">
            <text:p>05:4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raveland </text:p>
          </table:table-cell>
          <table:table-cell office:value-type="time" office:time-value="PT04H43M00S" calcext:value-type="time">
            <text:p>04:4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rawlhalla </text:p>
          </table:table-cell>
          <table:table-cell office:value-type="time" office:time-value="PT155H22M00S" calcext:value-type="time">
            <text:p>155:2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idge Constructor </text:p>
          </table:table-cell>
          <table:table-cell table:style-name="ce157" office:value-type="time" office:time-value="PT07H58M00S" calcext:value-type="time">
            <text:p>07:5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idge Constructor Playground</text:p>
          </table:table-cell>
          <table:table-cell table:style-name="ce123"/>
          <table:table-cell table:style-name="ce157"/>
          <table:table-cell table:style-name="ce173" table:formula="of:=HYPERLINK(&quot;https:/www.pcgamingwiki.com/wiki/&quot;&amp;SUBSTITUTE([.L1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ridge Constructor The Walking Dea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idge Constructor: Medieval</text:p>
          </table:table-cell>
          <table:table-cell table:style-name="ce123" table:number-columns-repeated="2"/>
          <table:table-cell table:style-name="ce173" table:formula="of:=HYPERLINK(&quot;https:/www.pcgamingwiki.com/wiki/&quot;&amp;SUBSTITUTE([.L1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Brigador Up-Armored Edition</text:p>
          </table:table-cell>
          <table:table-cell table:style-name="Default"/>
          <table:table-cell table:style-name="ce156"/>
          <table:table-cell table:style-name="ce173" table:formula="of:=HYPERLINK(&quot;https:/www.pcgamingwiki.com/wiki/&quot;&amp;SUBSTITUTE([.L1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oforce</text:p>
          </table:table-cell>
          <table:table-cell table:style-name="ce157" office:value-type="time" office:time-value="PT06H30M00S" calcext:value-type="time">
            <text:p>06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roken Age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173" table:formula="of:=HYPERLINK(&quot;https:/www.pcgamingwiki.com/wiki/&quot;&amp;SUBSTITUTE([.L1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oken Sword II: The Smoking Mirror - Remastered </text:p>
          </table:table-cell>
          <table:table-cell table:style-name="ce157" office:value-type="time" office:time-value="PT07H05M00S" calcext:value-type="time">
            <text:p>07:0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oken Sword: The Shadow of the Templars - Director's Cut </text:p>
          </table:table-cell>
          <table:table-cell table:style-name="ce157" office:value-type="time" office:time-value="PT10H09M00S" calcext:value-type="time">
            <text:p>10:0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Brothers: A Tale of Two Sons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3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rutal Legend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ullshot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Burly Men at Sea </text:p>
          </table:table-cell>
          <table:table-cell table:style-name="ce153" office:value-type="time" office:time-value="PT01H13M00S" calcext:value-type="time">
            <text:p>01:13</text:p>
          </table:table-cell>
          <table:table-cell table:style-name="ce50"/>
          <table:table-cell table:style-name="ce173" table:formula="of:=HYPERLINK(&quot;https:/www.pcgamingwiki.com/wiki/&quot;&amp;SUBSTITUTE([.L1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urnout Paradise Remastered </text:p>
          </table:table-cell>
          <table:table-cell table:style-name="ce157" office:value-type="time" office:time-value="PT15H39M00S" calcext:value-type="time">
            <text:p>15:3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Butcher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23"/>
          <table:table-cell table:style-name="ce173" table:formula="of:=HYPERLINK(&quot;https:/www.pcgamingwiki.com/wiki/&quot;&amp;SUBSTITUTE([.L1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lcu-Late </text:p>
          </table:table-cell>
          <table:table-cell table:style-name="ce153" office:value-type="time" office:time-value="PT00H40M00S" calcext:value-type="time">
            <text:p>00:40</text:p>
          </table:table-cell>
          <table:table-cell table:style-name="ce50"/>
          <table:table-cell table:style-name="ce173" table:formula="of:=HYPERLINK(&quot;https:/www.pcgamingwiki.com/wiki/&quot;&amp;SUBSTITUTE([.L1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lico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all of Juarez: Gunslinger</text:p>
          </table:table-cell>
          <table:table-cell table:number-columns-repeated="2"/>
          <table:table-cell table:style-name="ce173" table:formula="of:=HYPERLINK(&quot;https:/www.pcgamingwiki.com/wiki/&quot;&amp;SUBSTITUTE([.L1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lly's Trials </text:p>
          </table:table-cell>
          <table:table-cell table:style-name="ce153" office:value-type="time" office:time-value="PT05H12M00S" calcext:value-type="time">
            <text:p>05:12</text:p>
          </table:table-cell>
          <table:table-cell table:style-name="ce50"/>
          <table:table-cell table:style-name="ce173" table:formula="of:=HYPERLINK(&quot;https:/www.pcgamingwiki.com/wiki/&quot;&amp;SUBSTITUTE([.L1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amp Sunshine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nabalt </text:p>
          </table:table-cell>
          <table:table-cell table:style-name="ce153" office:value-type="time" office:time-value="PT01H21M00S" calcext:value-type="time">
            <text:p>01:21</text:p>
          </table:table-cell>
          <table:table-cell table:style-name="ce50"/>
          <table:table-cell table:style-name="ce173" table:formula="of:=HYPERLINK(&quot;https:/www.pcgamingwiki.com/wiki/&quot;&amp;SUBSTITUTE([.L1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andleman: The Complete Journey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apsized </text:p>
          </table:table-cell>
          <table:table-cell table:style-name="ce157" office:value-type="time" office:time-value="PT04H18M00S" calcext:value-type="time">
            <text:p>04:1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r Mechanic Simulator 2018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ravan </text:p>
          </table:table-cell>
          <table:table-cell table:style-name="ce153" office:value-type="time" office:time-value="PT10H39M00S" calcext:value-type="time">
            <text:p>10:39</text:p>
          </table:table-cell>
          <table:table-cell table:style-name="ce50"/>
          <table:table-cell table:style-name="ce173" table:formula="of:=HYPERLINK(&quot;https:/www.pcgamingwiki.com/wiki/&quot;&amp;SUBSTITUTE([.L2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rmageddon TDR 2000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t Ques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atch a Falling Star </text:p>
          </table:table-cell>
          <table:table-cell table:style-name="ce153" office:value-type="time" office:time-value="PT04H58M00S" calcext:value-type="time">
            <text:p>04:58</text:p>
          </table:table-cell>
          <table:table-cell table:style-name="ce50"/>
          <table:table-cell table:style-name="ce173" table:formula="of:=HYPERLINK(&quot;https:/www.pcgamingwiki.com/wiki/&quot;&amp;SUBSTITUTE([.L2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ave Story's Secret Sant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2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Cave Story+ </text:p>
          </table:table-cell>
          <table:table-cell table:style-name="ce155" office:value-type="time" office:time-value="PT07H13M00S" calcext:value-type="time">
            <text:p>07:1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AYNE </text:p>
          </table:table-cell>
          <table:table-cell office:value-type="time" office:time-value="PT02H55M00S" calcext:value-type="time">
            <text:p>02:5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eleste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entipede: Recharge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eville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ains </text:p>
          </table:table-cell>
          <table:table-cell table:style-name="ce153" office:value-type="time" office:time-value="PT02H22M00S" calcext:value-type="time">
            <text:p>02:22</text:p>
          </table:table-cell>
          <table:table-cell table:style-name="ce50"/>
          <table:table-cell table:style-name="ce173" table:formula="of:=HYPERLINK(&quot;https:/www.pcgamingwiki.com/wiki/&quot;&amp;SUBSTITUTE([.L2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Chaos on Deponia </text:p>
          </table:table-cell>
          <table:table-cell table:style-name="ce155" office:value-type="time" office:time-value="PT11H04M00S" calcext:value-type="time">
            <text:p>11:0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harlie's Adventure </text:p>
          </table:table-cell>
          <table:table-cell office:value-type="time" office:time-value="PT01H40M00S" calcext:value-type="time">
            <text:p>01:4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icken Assassin: Reloaded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173" table:formula="of:=HYPERLINK(&quot;https:/www.pcgamingwiki.com/wiki/&quot;&amp;SUBSTITUTE([.L2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icken Labyrinth Puzzles </text:p>
          </table:table-cell>
          <table:table-cell table:style-name="ce153" office:value-type="time" office:time-value="PT00H25M00S" calcext:value-type="time">
            <text:p>00:25</text:p>
          </table:table-cell>
          <table:table-cell table:style-name="ce50"/>
          <table:table-cell table:style-name="ce173" table:formula="of:=HYPERLINK(&quot;https:/www.pcgamingwiki.com/wiki/&quot;&amp;SUBSTITUTE([.L2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hild Of Light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ip’s Challenge 1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ivalry: Medieval Warfare </text:p>
          </table:table-cell>
          <table:table-cell table:style-name="ce153" office:value-type="time" office:time-value="PT33H53M00S" calcext:value-type="time">
            <text:p>33:53</text:p>
          </table:table-cell>
          <table:table-cell table:style-name="ce50"/>
          <table:table-cell table:style-name="ce173" table:formula="of:=HYPERLINK(&quot;https:/www.pcgamingwiki.com/wiki/&quot;&amp;SUBSTITUTE([.L2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117" table:number-columns-repeated="3"/>
          <table:table-cell table:style-name="ce18"/>
          <table:table-cell table:style-name="ce117" table:number-columns-repeated="5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Chocolate Castle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hroma Squa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/>
          <table:table-cell table:style-name="ce16"/>
          <table:table-cell table:style-name="ce93"/>
          <table:table-cell table:style-name="ce19"/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hronology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Cibele </text:p>
          </table:table-cell>
          <table:table-cell table:style-name="ce155" office:value-type="time" office:time-value="PT01H07M00S" calcext:value-type="time">
            <text:p>01:0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itadel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2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Cities Skylines</text:p>
          </table:table-cell>
          <table:table-cell table:style-name="Default" table:number-columns-repeated="2"/>
          <table:table-cell table:style-name="ce173" table:formula="of:=HYPERLINK(&quot;https:/www.pcgamingwiki.com/wiki/&quot;&amp;SUBSTITUTE([.L2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itizens of Earth </text:p>
          </table:table-cell>
          <table:table-cell table:style-name="ce157" office:value-type="time" office:time-value="PT22H26M00S" calcext:value-type="time">
            <text:p>22:2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ity Of Brass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173" table:formula="of:=HYPERLINK(&quot;https:/www.pcgamingwiki.com/wiki/&quot;&amp;SUBSTITUTE([.L2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lergy Splode </text:p>
          </table:table-cell>
          <table:table-cell table:style-name="ce153" office:value-type="time" office:time-value="PT14H00M00S" calcext:value-type="time">
            <text:p>14:00</text:p>
          </table:table-cell>
          <table:table-cell table:style-name="ce50"/>
          <table:table-cell table:style-name="ce173" table:formula="of:=HYPERLINK(&quot;https:/www.pcgamingwiki.com/wiki/&quot;&amp;SUBSTITUTE([.L2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lose To The Sun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173" table:formula="of:=HYPERLINK(&quot;https:/www.pcgamingwiki.com/wiki/&quot;&amp;SUBSTITUTE([.L2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losure </text:p>
          </table:table-cell>
          <table:table-cell office:value-type="time" office:time-value="PT08H11M00S" calcext:value-type="time">
            <text:p>08:1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loudbuilt </text:p>
          </table:table-cell>
          <table:table-cell office:value-type="time" office:time-value="PT06H14M00S" calcext:value-type="time">
            <text:p>06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louds &amp; Sheep 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ogs </text:p>
          </table:table-cell>
          <table:table-cell office:value-type="time" office:time-value="PT07H24M00S" calcext:value-type="time">
            <text:p>07:2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Colin McRae Rally 2.0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2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mpany of Heroes </text:p>
          </table:table-cell>
          <table:table-cell table:style-name="ce153" office:value-type="time" office:time-value="PT22H53M00S" calcext:value-type="time">
            <text:p>22:53</text:p>
          </table:table-cell>
          <table:table-cell table:style-name="ce50"/>
          <table:table-cell table:style-name="ce173" table:formula="of:=HYPERLINK(&quot;https:/www.pcgamingwiki.com/wiki/&quot;&amp;SUBSTITUTE([.L2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mpany of Heroes 2 </text:p>
          </table:table-cell>
          <table:table-cell table:style-name="ce153" office:value-type="time" office:time-value="PT16H35M00S" calcext:value-type="time">
            <text:p>16:35</text:p>
          </table:table-cell>
          <table:table-cell table:style-name="ce50"/>
          <table:table-cell table:style-name="ce173" table:formula="of:=HYPERLINK(&quot;https:/www.pcgamingwiki.com/wiki/&quot;&amp;SUBSTITUTE([.L2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Conarium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ndemned: Criminal Origins </text:p>
          </table:table-cell>
          <table:table-cell table:style-name="ce153" office:value-type="time" office:time-value="PT07H46M00S" calcext:value-type="time">
            <text:p>07:46</text:p>
          </table:table-cell>
          <table:table-cell table:style-name="ce50"/>
          <table:table-cell table:style-name="ce173" table:formula="of:=HYPERLINK(&quot;https:/www.pcgamingwiki.com/wiki/&quot;&amp;SUBSTITUTE([.L2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nflictCraft </text:p>
          </table:table-cell>
          <table:table-cell table:style-name="ce153" office:value-type="time" office:time-value="PT03H52M00S" calcext:value-type="time">
            <text:p>03:52</text:p>
          </table:table-cell>
          <table:table-cell table:style-name="ce50"/>
          <table:table-cell table:style-name="ce173" table:formula="of:=HYPERLINK(&quot;https:/www.pcgamingwiki.com/wiki/&quot;&amp;SUBSTITUTE([.L2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nstruct: Escape the System </text:p>
          </table:table-cell>
          <table:table-cell table:style-name="ce153" office:value-type="time" office:time-value="PT07H39M00S" calcext:value-type="time">
            <text:p>07:39</text:p>
          </table:table-cell>
          <table:table-cell table:style-name="ce50"/>
          <table:table-cell table:style-name="ce173" table:formula="of:=HYPERLINK(&quot;https:/www.pcgamingwiki.com/wiki/&quot;&amp;SUBSTITUTE([.L2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nstructor Classic 1997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ontraption Maker </text:p>
          </table:table-cell>
          <table:table-cell table:style-name="ce157" office:value-type="time" office:time-value="PT14H14M00S" calcext:value-type="time">
            <text:p>14:1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ontrol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2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orporate Lifestyle Simulator </text:p>
          </table:table-cell>
          <table:table-cell office:value-type="time" office:time-value="PT01H58M00S" calcext:value-type="time">
            <text:p>01:5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rtex Command </text:p>
          </table:table-cell>
          <table:table-cell table:style-name="ce153" office:value-type="time" office:time-value="PT07H05M00S" calcext:value-type="time">
            <text:p>07:05</text:p>
          </table:table-cell>
          <table:table-cell table:style-name="ce50"/>
          <table:table-cell table:style-name="ce173" table:formula="of:=HYPERLINK(&quot;https:/www.pcgamingwiki.com/wiki/&quot;&amp;SUBSTITUTE([.L2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osmic Dust &amp; Rust </text:p>
          </table:table-cell>
          <table:table-cell table:style-name="ce153" office:value-type="time" office:time-value="PT01H02M00S" calcext:value-type="time">
            <text:p>01:02</text:p>
          </table:table-cell>
          <table:table-cell table:style-name="ce50"/>
          <table:table-cell table:style-name="ce173" table:formula="of:=HYPERLINK(&quot;https:/www.pcgamingwiki.com/wiki/&quot;&amp;SUBSTITUTE([.L2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style-name="ce90" office:value-type="string" calcext:value-type="string">
            <text:p>Dropped</text:p>
          </table:table-cell>
          <table:table-cell table:style-name="ce38" office:value-type="string" calcext:value-type="string">
            <text:p>Cosmic Expres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Costume Quest </text:p>
          </table:table-cell>
          <table:table-cell table:style-name="ce155" office:value-type="time" office:time-value="PT06H24M00S" calcext:value-type="time">
            <text:p>06:2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ostume Quest 2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/>
          <table:table-cell table:style-name="ce173" table:formula="of:=HYPERLINK(&quot;https:/www.pcgamingwiki.com/wiki/&quot;&amp;SUBSTITUTE([.L2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rash Bandicoot N. Sane Trilogy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rash Time II </text:p>
          </table:table-cell>
          <table:table-cell table:style-name="ce157" office:value-type="time" office:time-value="PT12H54M00S" calcext:value-type="time">
            <text:p>12:5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ashlands</text:p>
          </table:table-cell>
          <table:table-cell table:style-name="ce153" office:value-type="time" office:time-value="PT34H00M00S" calcext:value-type="time">
            <text:p>34:00</text:p>
          </table:table-cell>
          <table:table-cell table:style-name="ce50"/>
          <table:table-cell table:style-name="ce173" table:formula="of:=HYPERLINK(&quot;https:/www.pcgamingwiki.com/wiki/&quot;&amp;SUBSTITUTE([.L2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awl (2017) </text:p>
          </table:table-cell>
          <table:table-cell table:style-name="ce153" office:value-type="time" office:time-value="PT01H20M00S" calcext:value-type="time">
            <text:p>01:20</text:p>
          </table:table-cell>
          <table:table-cell table:style-name="ce50"/>
          <table:table-cell table:style-name="ce173" table:formula="of:=HYPERLINK(&quot;https:/www.pcgamingwiki.com/wiki/&quot;&amp;SUBSTITUTE([.L2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rayon Physics Deluxe </text:p>
          </table:table-cell>
          <table:table-cell office:value-type="time" office:time-value="PT04H26M00S" calcext:value-type="time">
            <text:p>04:2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Crazy Taxi 3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2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Creature in the Well</text:p>
          </table:table-cell>
          <table:table-cell table:style-name="ce102" table:number-columns-repeated="2"/>
          <table:table-cell table:style-name="ce173" table:formula="of:=HYPERLINK(&quot;https:/www.pcgamingwiki.com/wiki/&quot;&amp;SUBSTITUTE([.L2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is Tal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ruel Arena </text:p>
          </table:table-cell>
          <table:table-cell table:style-name="ce157" office:value-type="time" office:time-value="PT01H54M00S" calcext:value-type="time">
            <text:p>01:5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usader Kings II </text:p>
          </table:table-cell>
          <table:table-cell table:style-name="ce153" office:value-type="time" office:time-value="PT107H55M00S" calcext:value-type="time">
            <text:p>107:55</text:p>
          </table:table-cell>
          <table:table-cell table:style-name="ce50"/>
          <table:table-cell table:style-name="ce173" table:formula="of:=HYPERLINK(&quot;https:/www.pcgamingwiki.com/wiki/&quot;&amp;SUBSTITUTE([.L2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ying Suns</text:p>
          </table:table-cell>
          <table:table-cell table:style-name="ce102"/>
          <table:table-cell table:style-name="ce153"/>
          <table:table-cell table:style-name="ce173" table:formula="of:=HYPERLINK(&quot;https:/www.pcgamingwiki.com/wiki/&quot;&amp;SUBSTITUTE([.L2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Crypt of the NecroDancer </text:p>
          </table:table-cell>
          <table:table-cell table:style-name="ce158" office:value-type="time" office:time-value="PT19H04M00S" calcext:value-type="time">
            <text:p>19:04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2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ypto Against All Odd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21" table:number-columns-repeated="9"/>
          <table:table-cell table:style-name="ce21" office:value-type="string" calcext:value-type="string">
            <text:p>Pending</text:p>
          </table:table-cell>
          <table:table-cell table:style-name="ce56" office:value-type="string" calcext:value-type="string">
            <text:p>Crysis</text:p>
          </table:table-cell>
          <table:table-cell table:style-name="ce71"/>
          <table:table-cell table:style-name="ce79"/>
          <table:table-cell table:style-name="ce173" table:formula="of:=HYPERLINK(&quot;https:/www.pcgamingwiki.com/wiki/&quot;&amp;SUBSTITUTE([.L2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Crysis 2 </text:p>
          </table:table-cell>
          <table:table-cell table:style-name="ce153" office:value-type="time" office:time-value="PT10H08M00S" calcext:value-type="time">
            <text:p>10:08</text:p>
          </table:table-cell>
          <table:table-cell table:style-name="ce50"/>
          <table:table-cell table:style-name="ce173" table:formula="of:=HYPERLINK(&quot;https:/www.pcgamingwiki.com/wiki/&quot;&amp;SUBSTITUTE([.L2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style-name="ce90" office:value-type="string" calcext:value-type="string">
            <text:p>Dropped</text:p>
          </table:table-cell>
          <table:table-cell table:style-name="ce38" office:value-type="string" calcext:value-type="string">
            <text:p>Cultist Simulator</text:p>
          </table:table-cell>
          <table:table-cell table:style-name="ce153" office:value-type="time" office:time-value="PT19H30M00S" calcext:value-type="time">
            <text:p>19:30</text:p>
          </table:table-cell>
          <table:table-cell table:style-name="ce50"/>
          <table:table-cell table:style-name="ce173" table:formula="of:=HYPERLINK(&quot;https:/www.pcgamingwiki.com/wiki/&quot;&amp;SUBSTITUTE([.L2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Cyber Hook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2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EMON X MACHINA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ndara</text:p>
          </table:table-cell>
          <table:table-cell table:style-name="ce153" office:value-type="time" office:time-value="PT06H30M00S" calcext:value-type="time">
            <text:p>06:30</text:p>
          </table:table-cell>
          <table:table-cell table:style-name="ce50"/>
          <table:table-cell table:style-name="ce173" table:formula="of:=HYPERLINK(&quot;https:/www.pcgamingwiki.com/wiki/&quot;&amp;SUBSTITUTE([.L2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 Devo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 Matter (2006)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2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 table:number-columns-repeated="2"/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 Souls</text:p>
          </table:table-cell>
          <table:table-cell table:style-name="ce90" table:number-columns-repeated="2"/>
          <table:table-cell table:style-name="ce173" table:formula="of:=HYPERLINK(&quot;https:/www.pcgamingwiki.com/wiki/&quot;&amp;SUBSTITUTE([.L2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 Souls 3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 Storm: VR Mission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2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arkest Dungeon</text:p>
          </table:table-cell>
          <table:table-cell table:style-name="ce102" table:number-columns-repeated="2"/>
          <table:table-cell table:style-name="ce173" table:formula="of:=HYPERLINK(&quot;https:/www.pcgamingwiki.com/wiki/&quot;&amp;SUBSTITUTE([.L2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arksiders 2: Deathfinitive Edition</text:p>
          </table:table-cell>
          <table:table-cell table:style-name="ce157" office:value-type="time" office:time-value="PT20H00M00S" calcext:value-type="time">
            <text:p>2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arksiders: Warmastered Edition</text:p>
          </table:table-cell>
          <table:table-cell table:style-name="ce157" office:value-type="time" office:time-value="PT17H00M00S" calcext:value-type="time">
            <text:p>1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DARQ: Complete Edition</text:p>
          </table:table-cell>
          <table:table-cell table:number-columns-repeated="2"/>
          <table:table-cell table:style-name="ce173" table:formula="of:=HYPERLINK(&quot;https:/www.pcgamingwiki.com/wiki/&quot;&amp;SUBSTITUTE([.L2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arwinia </text:p>
          </table:table-cell>
          <table:table-cell table:style-name="ce157" office:value-type="time" office:time-value="PT11H46M00S" calcext:value-type="time">
            <text:p>11:4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ay of the Tentacle: Remastered </text:p>
          </table:table-cell>
          <table:table-cell table:style-name="ce157" office:value-type="time" office:time-value="PT05H10M00S" calcext:value-type="time">
            <text:p>05:1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 Blob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2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Age </text:p>
          </table:table-cell>
          <table:table-cell table:style-name="ce153" office:value-type="time" office:time-value="PT38H47M00S" calcext:value-type="time">
            <text:p>38:47</text:p>
          </table:table-cell>
          <table:table-cell table:style-name="ce50"/>
          <table:table-cell table:style-name="ce173" table:formula="of:=HYPERLINK(&quot;https:/www.pcgamingwiki.com/wiki/&quot;&amp;SUBSTITUTE([.L2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Bits </text:p>
          </table:table-cell>
          <table:table-cell table:style-name="ce153" office:value-type="time" office:time-value="PT01H36M00S" calcext:value-type="time">
            <text:p>01:36</text:p>
          </table:table-cell>
          <table:table-cell table:style-name="ce50"/>
          <table:table-cell table:style-name="ce173" table:formula="of:=HYPERLINK(&quot;https:/www.pcgamingwiki.com/wiki/&quot;&amp;SUBSTITUTE([.L2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by Daylight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2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in Vinla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Island </text:p>
          </table:table-cell>
          <table:table-cell table:style-name="ce153" office:value-type="time" office:time-value="PT25H30M00S" calcext:value-type="time">
            <text:p>25:30</text:p>
          </table:table-cell>
          <table:table-cell table:style-name="ce50"/>
          <table:table-cell table:style-name="ce173" table:formula="of:=HYPERLINK(&quot;https:/www.pcgamingwiki.com/wiki/&quot;&amp;SUBSTITUTE([.L2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 or Alive 5 Last Round </text:p>
          </table:table-cell>
          <table:table-cell table:style-name="ce153" office:value-type="time" office:time-value="PT05H15M00S" calcext:value-type="time">
            <text:p>05:15</text:p>
          </table:table-cell>
          <table:table-cell table:style-name="ce50"/>
          <table:table-cell table:style-name="ce173" table:formula="of:=HYPERLINK(&quot;https:/www.pcgamingwiki.com/wiki/&quot;&amp;SUBSTITUTE([.L2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2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ead Rising </text:p>
          </table:table-cell>
          <table:table-cell table:style-name="ce155" office:value-type="time" office:time-value="PT18H40M00S" calcext:value-type="time">
            <text:p>18:4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d Rising 2: Off the Record </text:p>
          </table:table-cell>
          <table:table-cell table:style-name="ce157" office:value-type="time" office:time-value="PT17H53M00S" calcext:value-type="time">
            <text:p>17:5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2"/>
          <table:table-cell table:style-name="ce91" office:value-type="string" calcext:value-type="string">
            <text:p>O</text:p>
          </table:table-cell>
          <table:table-cell table:style-name="ce91" table:number-columns-repeated="6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ead Space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3"/>
          <table:table-cell table:style-name="ce94" office:value-type="string" calcext:value-type="string">
            <text:p>O</text:p>
          </table:table-cell>
          <table:table-cell table:style-name="ce93" table:number-columns-repeated="6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d Space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2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d Space Extraction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dbolt </text:p>
          </table:table-cell>
          <table:table-cell table:style-name="ce157" office:value-type="time" office:time-value="PT06H38M00S" calcext:value-type="time">
            <text:p>06:3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breed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2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dlight: Director's Cut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dly Premonition: The Director's Cut </text:p>
          </table:table-cell>
          <table:table-cell table:style-name="ce153" office:value-type="time" office:time-value="PT25H04M00S" calcext:value-type="time">
            <text:p>25:04</text:p>
          </table:table-cell>
          <table:table-cell table:style-name="ce50"/>
          <table:table-cell table:style-name="ce173" table:formula="of:=HYPERLINK(&quot;https:/www.pcgamingwiki.com/wiki/&quot;&amp;SUBSTITUTE([.L2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5"/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style-name="ce90" office:value-type="string" calcext:value-type="string">
            <text:p>Dropped</text:p>
          </table:table-cell>
          <table:table-cell table:style-name="ce38" office:value-type="string" calcext:value-type="string">
            <text:p>Dear Esther: Landmark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2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eath Coming</text:p>
          </table:table-cell>
          <table:table-cell table:style-name="ce155" office:value-type="time" office:time-value="PT04H00M00S" calcext:value-type="time">
            <text:p>04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2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th Ray Manta </text:p>
          </table:table-cell>
          <table:table-cell table:style-name="ce157" office:value-type="time" office:time-value="PT00H51M00S" calcext:value-type="time">
            <text:p>00:5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eath Squared</text:p>
          </table:table-cell>
          <table:table-cell table:style-name="ce159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2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2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ath Strandin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ep Space Dash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FCON </text:p>
          </table:table-cell>
          <table:table-cell table:style-name="ce153" office:value-type="time" office:time-value="PT01H41M00S" calcext:value-type="time">
            <text:p>01:41</text:p>
          </table:table-cell>
          <table:table-cell table:style-name="ce50"/>
          <table:table-cell table:style-name="ce173" table:formula="of:=HYPERLINK(&quot;https:/www.pcgamingwiki.com/wiki/&quot;&amp;SUBSTITUTE([.L3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fence Alliance 2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3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fense Grid: The Awakenin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140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iland</text:p>
          </table:table-cell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Delores: A Thimbleweed Park Mini-Adventure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mented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mon Hunter 2: New Chapt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MON'S TIL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eponia </text:p>
          </table:table-cell>
          <table:table-cell table:style-name="ce155" office:value-type="time" office:time-value="PT09H07M00S" calcext:value-type="time">
            <text:p>09:0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eponia Doomsday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sert Ashes 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sert Child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/>
          <table:table-cell table:style-name="ce173" table:formula="of:=HYPERLINK(&quot;https:/www.pcgamingwiki.com/wiki/&quot;&amp;SUBSTITUTE([.L3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stiny 2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eus Ex </text:p>
          </table:table-cell>
          <table:table-cell table:style-name="ce153" office:value-type="time" office:time-value="PT27H27M00S" calcext:value-type="time">
            <text:p>27:27</text:p>
          </table:table-cell>
          <table:table-cell table:style-name="ce50"/>
          <table:table-cell table:style-name="ce173" table:formula="of:=HYPERLINK(&quot;https:/www.pcgamingwiki.com/wiki/&quot;&amp;SUBSTITUTE([.L3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ie Young</text:p>
          </table:table-cell>
          <table:table-cell table:style-name="ce157" table:number-columns-repeated="2"/>
          <table:table-cell table:style-name="ce173" table:formula="of:=HYPERLINK(&quot;https:/www.pcgamingwiki.com/wiki/&quot;&amp;SUBSTITUTE([.L3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ie Young – Prologue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igital - A Love Story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irt 3: Complete Edition </text:p>
          </table:table-cell>
          <table:table-cell office:value-type="time" office:time-value="PT22H57M00S" calcext:value-type="time">
            <text:p>22:5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irt Rally </text:p>
          </table:table-cell>
          <table:table-cell table:style-name="ce153" office:value-type="time" office:time-value="PT60H37M00S" calcext:value-type="time">
            <text:p>60:37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3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irt: Showdown </text:p>
          </table:table-cell>
          <table:table-cell table:style-name="ce157" office:value-type="time" office:time-value="PT10H25M00S" calcext:value-type="time">
            <text:p>10:25</text:p>
          </table:table-cell>
          <table:table-cell table:style-name="ce171" office:value-type="string" calcext:value-type="string">
            <text:p>Y</text:p>
          </table:table-cell>
          <table:table-cell table:style-name="ce173" table:formula="of:=HYPERLINK(&quot;https:/www.pcgamingwiki.com/wiki/&quot;&amp;SUBSTITUTE([.L3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saster: Day Of Crisis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istraint: Deluxe Edition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mC: Devil May Cry </text:p>
          </table:table-cell>
          <table:table-cell table:style-name="ce157" office:value-type="time" office:time-value="PT10H29M00S" calcext:value-type="time">
            <text:p>10:2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32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109" office:value-type="string" calcext:value-type="string">
            <text:p>Do Not Feed the Monkeys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3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Dohna Dohna</text:p>
          </table:table-cell>
          <table:table-cell table:number-columns-repeated="2"/>
          <table:table-cell table:style-name="ce173" table:formula="of:=HYPERLINK(&quot;https:/www.pcgamingwiki.com/wiki/&quot;&amp;SUBSTITUTE([.L3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oki Doki Literature Club! </text:p>
          </table:table-cell>
          <table:table-cell table:style-name="ce155" office:value-type="time" office:time-value="PT04H58M00S" calcext:value-type="time">
            <text:p>04:58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on't Take It Personally, Babe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nkey Kong Country Returns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OOM (2016)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3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oom 3: BFG Edition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3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oor Kickers </text:p>
          </table:table-cell>
          <table:table-cell table:style-name="ce153" office:value-type="time" office:time-value="PT18H41M00S" calcext:value-type="time">
            <text:p>18:41</text:p>
          </table:table-cell>
          <table:table-cell table:style-name="ce50"/>
          <table:table-cell table:style-name="ce173" table:formula="of:=HYPERLINK(&quot;https:/www.pcgamingwiki.com/wiki/&quot;&amp;SUBSTITUTE([.L3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oorways: Chapter 3 - The Underworld </text:p>
          </table:table-cell>
          <table:table-cell table:style-name="ce153" office:value-type="time" office:time-value="PT02H20M00S" calcext:value-type="time">
            <text:p>02:20</text:p>
          </table:table-cell>
          <table:table-cell table:style-name="ce50"/>
          <table:table-cell table:style-name="ce173" table:formula="of:=HYPERLINK(&quot;https:/www.pcgamingwiki.com/wiki/&quot;&amp;SUBSTITUTE([.L3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ouble Cross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ouble Kick Hero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ownwel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Dragon Age: Inquisition</text:p>
          </table:table-cell>
          <table:table-cell table:number-columns-repeated="2"/>
          <table:table-cell table:style-name="ce173" table:formula="of:=HYPERLINK(&quot;https:/www.pcgamingwiki.com/wiki/&quot;&amp;SUBSTITUTE([.L3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rawn to Life: The Next Chapter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rayt Empir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readOut </text:p>
          </table:table-cell>
          <table:table-cell table:style-name="ce153" office:value-type="time" office:time-value="PT04H14M00S" calcext:value-type="time">
            <text:p>04:14</text:p>
          </table:table-cell>
          <table:table-cell table:style-name="ce50"/>
          <table:table-cell table:style-name="ce173" table:formula="of:=HYPERLINK(&quot;https:/www.pcgamingwiki.com/wiki/&quot;&amp;SUBSTITUTE([.L3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readOut: Keepers of The Dark </text:p>
          </table:table-cell>
          <table:table-cell table:style-name="ce153" office:value-type="time" office:time-value="PT06H04M00S" calcext:value-type="time">
            <text:p>06:04</text:p>
          </table:table-cell>
          <table:table-cell table:style-name="ce50"/>
          <table:table-cell table:style-name="ce173" table:formula="of:=HYPERLINK(&quot;https:/www.pcgamingwiki.com/wiki/&quot;&amp;SUBSTITUTE([.L3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ream Pinball 3D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3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reaming Sarah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rive Megapoli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Drive!Drive!Drive!</text:p>
          </table:table-cell>
          <table:table-cell table:style-name="ce102" table:number-columns-repeated="2"/>
          <table:table-cell table:style-name="ce173" table:formula="of:=HYPERLINK(&quot;https:/www.pcgamingwiki.com/wiki/&quot;&amp;SUBSTITUTE([.L3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roid Assault </text:p>
          </table:table-cell>
          <table:table-cell table:style-name="ce157" office:value-type="time" office:time-value="PT02H31M00S" calcext:value-type="time">
            <text:p>02:3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RONE: The Game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3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ropsy </text:p>
          </table:table-cell>
          <table:table-cell table:style-name="ce153" office:value-type="time" office:time-value="PT05H13M00S" calcext:value-type="time">
            <text:p>05:13</text:p>
          </table:table-cell>
          <table:table-cell table:style-name="ce50"/>
          <table:table-cell table:style-name="ce173" table:formula="of:=HYPERLINK(&quot;https:/www.pcgamingwiki.com/wiki/&quot;&amp;SUBSTITUTE([.L3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uet (2015) </text:p>
          </table:table-cell>
          <table:table-cell table:style-name="ce153" office:value-type="time" office:time-value="PT04H13M00S" calcext:value-type="time">
            <text:p>04:13</text:p>
          </table:table-cell>
          <table:table-cell table:style-name="ce50"/>
          <table:table-cell table:style-name="ce173" table:formula="of:=HYPERLINK(&quot;https:/www.pcgamingwiki.com/wiki/&quot;&amp;SUBSTITUTE([.L3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uke Nukem 3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3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ngeon Defenders </text:p>
          </table:table-cell>
          <table:table-cell table:style-name="ce157" office:value-type="time" office:time-value="PT39H27M00S" calcext:value-type="time">
            <text:p>39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ngeon Rushers</text:p>
          </table:table-cell>
          <table:table-cell table:style-name="ce157" office:value-type="time" office:time-value="PT20H00M00S" calcext:value-type="time">
            <text:p>20:00</text:p>
          </table:table-cell>
          <table:table-cell table:style-name="ce171"/>
          <table:table-cell table:style-name="ce173" table:formula="of:=HYPERLINK(&quot;https:/www.pcgamingwiki.com/wiki/&quot;&amp;SUBSTITUTE([.L3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ngeon Souls </text:p>
          </table:table-cell>
          <table:table-cell table:style-name="ce157" office:value-type="time" office:time-value="PT06H37M00S" calcext:value-type="time">
            <text:p>06:3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ngeons 2 </text:p>
          </table:table-cell>
          <table:table-cell table:style-name="ce157" office:value-type="time" office:time-value="PT18H01M00S" calcext:value-type="time">
            <text:p>18:0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ngeons 3</text:p>
          </table:table-cell>
          <table:table-cell table:style-name="ce157" office:value-type="time" office:time-value="PT26H00M00S" calcext:value-type="time">
            <text:p>26:00</text:p>
          </table:table-cell>
          <table:table-cell table:style-name="ce171"/>
          <table:table-cell table:style-name="ce173" table:formula="of:=HYPERLINK(&quot;https:/www.pcgamingwiki.com/wiki/&quot;&amp;SUBSTITUTE([.L3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Dungeons of Dredmor </text:p>
          </table:table-cell>
          <table:table-cell table:style-name="ce153" office:value-type="time" office:time-value="PT27H16M00S" calcext:value-type="time">
            <text:p>27:16</text:p>
          </table:table-cell>
          <table:table-cell table:style-name="ce50"/>
          <table:table-cell table:style-name="ce173" table:formula="of:=HYPERLINK(&quot;https:/www.pcgamingwiki.com/wiki/&quot;&amp;SUBSTITUTE([.L3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ust: An Elysian Tail </text:p>
          </table:table-cell>
          <table:table-cell table:style-name="ce155" office:value-type="time" office:time-value="PT13H25M00S" calcext:value-type="time">
            <text:p>13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stforce </text:p>
          </table:table-cell>
          <table:table-cell table:style-name="ce157" office:value-type="time" office:time-value="PT34H47M00S" calcext:value-type="time">
            <text:p>34:4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Dusty Revenge </text:p>
          </table:table-cell>
          <table:table-cell table:style-name="ce157" office:value-type="time" office:time-value="PT05H07M00S" calcext:value-type="time">
            <text:p>05:0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Dynamite Jack </text:p>
          </table:table-cell>
          <table:table-cell table:style-name="ce155" office:value-type="time" office:time-value="PT04H20M00S" calcext:value-type="time">
            <text:p>04:2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ador: Genesi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ador: Masters of the Broken World </text:p>
          </table:table-cell>
          <table:table-cell table:style-name="ce153" office:value-type="time" office:time-value="PT119H04M00S" calcext:value-type="time">
            <text:p>119:04</text:p>
          </table:table-cell>
          <table:table-cell table:style-name="ce50"/>
          <table:table-cell table:style-name="ce173" table:formula="of:=HYPERLINK(&quot;https:/www.pcgamingwiki.com/wiki/&quot;&amp;SUBSTITUTE([.L3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agle Island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arthlock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173" table:formula="of:=HYPERLINK(&quot;https:/www.pcgamingwiki.com/wiki/&quot;&amp;SUBSTITUTE([.L3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Eat Lead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aten Aliv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dgar - Bokbok in Boulzac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dge </text:p>
          </table:table-cell>
          <table:table-cell office:value-type="time" office:time-value="PT06H25M00S" calcext:value-type="time">
            <text:p>06:2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Edna &amp; Harvey: Harvey's New Eyes </text:p>
          </table:table-cell>
          <table:table-cell table:style-name="ce157" office:value-type="time" office:time-value="PT07H50M00S" calcext:value-type="time">
            <text:p>07:5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Eets Munchies </text:p>
          </table:table-cell>
          <table:table-cell table:style-name="ce157" office:value-type="time" office:time-value="PT02H54M00S" calcext:value-type="time">
            <text:p>02:5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Effie</text:p>
          </table:table-cell>
          <table:table-cell table:style-name="ce155" office:value-type="time" office:time-value="PT06H00M00S" calcext:value-type="time">
            <text:p>06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lite Dangerous</text:p>
          </table:table-cell>
          <table:table-cell table:style-name="ce102" table:number-columns-repeated="2"/>
          <table:table-cell table:style-name="ce173" table:formula="of:=HYPERLINK(&quot;https:/www.pcgamingwiki.com/wiki/&quot;&amp;SUBSTITUTE([.L3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lse Heart.Break() 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3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ndless Legend </text:p>
          </table:table-cell>
          <table:table-cell table:style-name="ce153" office:value-type="time" office:time-value="PT18H23M00S" calcext:value-type="time">
            <text:p>18:23</text:p>
          </table:table-cell>
          <table:table-cell table:style-name="ce50"/>
          <table:table-cell table:style-name="ce173" table:formula="of:=HYPERLINK(&quot;https:/www.pcgamingwiki.com/wiki/&quot;&amp;SUBSTITUTE([.L3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ndless Space </text:p>
          </table:table-cell>
          <table:table-cell table:style-name="ce153" office:value-type="time" office:time-value="PT24H50M00S" calcext:value-type="time">
            <text:p>24:50</text:p>
          </table:table-cell>
          <table:table-cell table:style-name="ce50"/>
          <table:table-cell table:style-name="ce173" table:formula="of:=HYPERLINK(&quot;https:/www.pcgamingwiki.com/wiki/&quot;&amp;SUBSTITUTE([.L3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nergy Balance </text:p>
          </table:table-cell>
          <table:table-cell table:style-name="ce153" office:value-type="time" office:time-value="PT03H15M00S" calcext:value-type="time">
            <text:p>03:15</text:p>
          </table:table-cell>
          <table:table-cell table:style-name="ce50"/>
          <table:table-cell table:style-name="ce173" table:formula="of:=HYPERLINK(&quot;https:/www.pcgamingwiki.com/wiki/&quot;&amp;SUBSTITUTE([.L3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nergy Cycle </text:p>
          </table:table-cell>
          <table:table-cell table:style-name="ce153" office:value-type="time" office:time-value="PT00H44M00S" calcext:value-type="time">
            <text:p>00:44</text:p>
          </table:table-cell>
          <table:table-cell table:style-name="ce50"/>
          <table:table-cell table:style-name="ce173" table:formula="of:=HYPERLINK(&quot;https:/www.pcgamingwiki.com/wiki/&quot;&amp;SUBSTITUTE([.L3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nglish Country Tune </text:p>
          </table:table-cell>
          <table:table-cell table:style-name="ce153" office:value-type="time" office:time-value="PT11H29M00S" calcext:value-type="time">
            <text:p>11:29</text:p>
          </table:table-cell>
          <table:table-cell table:style-name="ce50"/>
          <table:table-cell table:style-name="ce173" table:formula="of:=HYPERLINK(&quot;https:/www.pcgamingwiki.com/wiki/&quot;&amp;SUBSTITUTE([.L3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Enslaved: Odyssey to the West </text:p>
          </table:table-cell>
          <table:table-cell table:style-name="ce155" office:value-type="time" office:time-value="PT09H49M00S" calcext:value-type="time">
            <text:p>09:49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Enter The Gungeon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pic Battle Fantasy 4 </text:p>
          </table:table-cell>
          <table:table-cell table:style-name="ce153" office:value-type="time" office:time-value="PT25H17M00S" calcext:value-type="time">
            <text:p>25:17</text:p>
          </table:table-cell>
          <table:table-cell table:style-name="ce50"/>
          <table:table-cell table:style-name="ce173" table:formula="of:=HYPERLINK(&quot;https:/www.pcgamingwiki.com/wiki/&quot;&amp;SUBSTITUTE([.L3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Epistory: Typing Chronicles </text:p>
          </table:table-cell>
          <table:table-cell table:style-name="ce155" office:value-type="time" office:time-value="PT06H25M00S" calcext:value-type="time">
            <text:p>06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3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Escape from Monkey Island</text:p>
          </table:table-cell>
          <table:table-cell table:number-columns-repeated="2"/>
          <table:table-cell table:style-name="ce173" table:formula="of:=HYPERLINK(&quot;https:/www.pcgamingwiki.com/wiki/&quot;&amp;SUBSTITUTE([.L3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Escape Machine City: Airborn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3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scape Machines </text:p>
          </table:table-cell>
          <table:table-cell table:style-name="ce153" office:value-type="time" office:time-value="PT00H15M00S" calcext:value-type="time">
            <text:p>00:15</text:p>
          </table:table-cell>
          <table:table-cell table:style-name="ce50"/>
          <table:table-cell table:style-name="ce173" table:formula="of:=HYPERLINK(&quot;https:/www.pcgamingwiki.com/wiki/&quot;&amp;SUBSTITUTE([.L3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schalon: Book 1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therborn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173" table:formula="of:=HYPERLINK(&quot;https:/www.pcgamingwiki.com/wiki/&quot;&amp;SUBSTITUTE([.L3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Eufloria </text:p>
          </table:table-cell>
          <table:table-cell table:style-name="ce157" office:value-type="time" office:time-value="PT14H28M00S" calcext:value-type="time">
            <text:p>14:2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uropa Universalis IV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vent[0] </text:p>
          </table:table-cell>
          <table:table-cell table:style-name="ce153" office:value-type="time" office:time-value="PT02H43M00S" calcext:value-type="time">
            <text:p>02:43</text:p>
          </table:table-cell>
          <table:table-cell table:style-name="ce50"/>
          <table:table-cell table:style-name="ce173" table:formula="of:=HYPERLINK(&quot;https:/www.pcgamingwiki.com/wiki/&quot;&amp;SUBSTITUTE([.L3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volvation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3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Extreme Exorcism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1 2015 </text:p>
          </table:table-cell>
          <table:table-cell table:style-name="ce153" office:value-type="time" office:time-value="PT11H06M00S" calcext:value-type="time">
            <text:p>11:06</text:p>
          </table:table-cell>
          <table:table-cell table:style-name="ce50"/>
          <table:table-cell table:style-name="ce173" table:formula="of:=HYPERLINK(&quot;https:/www.pcgamingwiki.com/wiki/&quot;&amp;SUBSTITUTE([.L3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1 2018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aeria</text:p>
          </table:table-cell>
          <table:table-cell table:style-name="ce157" office:value-type="time" office:time-value="PT115H00M00S" calcext:value-type="time">
            <text:p>11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3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ahrenheit: Indigo Prophecy</text:p>
          </table:table-cell>
          <table:table-cell table:number-columns-repeated="2"/>
          <table:table-cell table:style-name="ce173" table:formula="of:=HYPERLINK(&quot;https:/www.pcgamingwiki.com/wiki/&quot;&amp;SUBSTITUTE([.L3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allout </text:p>
          </table:table-cell>
          <table:table-cell table:style-name="ce153" office:value-type="time" office:time-value="PT21H43M00S" calcext:value-type="time">
            <text:p>21:43</text:p>
          </table:table-cell>
          <table:table-cell table:style-name="ce50"/>
          <table:table-cell table:style-name="ce173" table:formula="of:=HYPERLINK(&quot;https:/www.pcgamingwiki.com/wiki/&quot;&amp;SUBSTITUTE([.L3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antasy Genera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3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Far Cry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3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3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ar Cry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4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Far Cry 3</text:p>
          </table:table-cell>
          <table:table-cell table:style-name="ce155" office:value-type="time" office:time-value="PT15H30M00S" calcext:value-type="time">
            <text:p>15:30</text:p>
          </table:table-cell>
          <table:table-cell table:style-name="ce169"/>
          <table:table-cell table:style-name="ce173" table:formula="of:=HYPERLINK(&quot;https:/www.pcgamingwiki.com/wiki/&quot;&amp;SUBSTITUTE([.L4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ar Cry 3 Blood Dragon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/>
          <table:table-cell table:style-name="ce173" table:formula="of:=HYPERLINK(&quot;https:/www.pcgamingwiki.com/wiki/&quot;&amp;SUBSTITUTE([.L4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4"/>
          <table:table-cell table:style-name="ce94" office:value-type="float" office:value="4" calcext:value-type="float">
            <text:p>4</text:p>
          </table:table-cell>
          <table:table-cell table:style-name="ce93" table:number-columns-repeated="2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ar Cry 4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4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ar Cry 5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4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araway: Director's Cu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atal Fury Specia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ell Seal: Arbiter's Mar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Fez 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4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ieldrunners </text:p>
          </table:table-cell>
          <table:table-cell table:style-name="ce157" office:value-type="time" office:time-value="PT07H40M00S" calcext:value-type="time">
            <text:p>07:4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Figment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4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inal Quest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4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inal Quest II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4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ishing: North Atlantic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Flashback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73" table:formula="of:=HYPERLINK(&quot;https:/www.pcgamingwiki.com/wiki/&quot;&amp;SUBSTITUTE([.L4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FlatOut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4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lesh Eaters </text:p>
          </table:table-cell>
          <table:table-cell table:style-name="ce153" office:value-type="time" office:time-value="PT02H08M00S" calcext:value-type="time">
            <text:p>02:08</text:p>
          </table:table-cell>
          <table:table-cell table:style-name="ce50"/>
          <table:table-cell table:style-name="ce173" table:formula="of:=HYPERLINK(&quot;https:/www.pcgamingwiki.com/wiki/&quot;&amp;SUBSTITUTE([.L4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light Of The Amazon Queen</text:p>
          </table:table-cell>
          <table:table-cell table:style-name="ce157" office:value-type="time" office:time-value="PT08H30M00S" calcext:value-type="time">
            <text:p>08:30</text:p>
          </table:table-cell>
          <table:table-cell table:style-name="ce171" office:value-type="string" calcext:value-type="string">
            <text:p>N</text:p>
          </table:table-cell>
          <table:table-cell table:style-name="ce173" table:formula="of:=HYPERLINK(&quot;https:/www.pcgamingwiki.com/wiki/&quot;&amp;SUBSTITUTE([.L4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ootball Manager 2021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ootLOL - Epic Fail League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or Honor </text:p>
          </table:table-cell>
          <table:table-cell table:style-name="ce153" office:value-type="time" office:time-value="PT07H48M00S" calcext:value-type="time">
            <text:p>07:48</text:p>
          </table:table-cell>
          <table:table-cell table:style-name="ce50"/>
          <table:table-cell table:style-name="ce173" table:formula="of:=HYPERLINK(&quot;https:/www.pcgamingwiki.com/wiki/&quot;&amp;SUBSTITUTE([.L4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or The King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173" table:formula="of:=HYPERLINK(&quot;https:/www.pcgamingwiki.com/wiki/&quot;&amp;SUBSTITUTE([.L4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orced </text:p>
          </table:table-cell>
          <table:table-cell table:style-name="ce157" office:value-type="time" office:time-value="PT14H33M00S" calcext:value-type="time">
            <text:p>14:3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ork Parker's Holiday Profit Hike</text:p>
          </table:table-cell>
          <table:table-cell table:style-name="ce102" table:number-columns-repeated="2"/>
          <table:table-cell table:style-name="ce173" table:formula="of:=HYPERLINK(&quot;https:/www.pcgamingwiki.com/wiki/&quot;&amp;SUBSTITUTE([.L4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orsaken Remastered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ortified </text:p>
          </table:table-cell>
          <table:table-cell table:style-name="ce153" office:value-type="time" office:time-value="PT06H19M00S" calcext:value-type="time">
            <text:p>06:19</text:p>
          </table:table-cell>
          <table:table-cell table:style-name="ce50"/>
          <table:table-cell table:style-name="ce173" table:formula="of:=HYPERLINK(&quot;https:/www.pcgamingwiki.com/wiki/&quot;&amp;SUBSTITUTE([.L4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Fractal: Make Blooms Not War 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ractured Minds</text:p>
          </table:table-cell>
          <table:table-cell table:style-name="ce153" office:value-type="time" office:time-value="PT00H15M00S" calcext:value-type="time">
            <text:p>00:15</text:p>
          </table:table-cell>
          <table:table-cell table:style-name="ce50"/>
          <table:table-cell table:style-name="ce173" table:formula="of:=HYPERLINK(&quot;https:/www.pcgamingwiki.com/wiki/&quot;&amp;SUBSTITUTE([.L4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RAMED Collection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reebie </text:p>
          </table:table-cell>
          <table:table-cell table:style-name="ce153" office:value-type="time" office:time-value="PT00H54M00S" calcext:value-type="time">
            <text:p>00:54</text:p>
          </table:table-cell>
          <table:table-cell table:style-name="ce50"/>
          <table:table-cell table:style-name="ce173" table:formula="of:=HYPERLINK(&quot;https:/www.pcgamingwiki.com/wiki/&quot;&amp;SUBSTITUTE([.L4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Frets On Fire X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4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rog Climbers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4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rontline Tactics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rostpun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rozen Synapse </text:p>
          </table:table-cell>
          <table:table-cell table:style-name="ce153" office:value-type="time" office:time-value="PT23H12M00S" calcext:value-type="time">
            <text:p>23:12</text:p>
          </table:table-cell>
          <table:table-cell table:style-name="ce50"/>
          <table:table-cell table:style-name="ce173" table:formula="of:=HYPERLINK(&quot;https:/www.pcgamingwiki.com/wiki/&quot;&amp;SUBSTITUTE([.L4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FTL: Faster Than Light </text:p>
          </table:table-cell>
          <table:table-cell office:value-type="time" office:time-value="PT22H01M00S" calcext:value-type="time">
            <text:p>22:0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Full Throttle Remastered </text:p>
          </table:table-cell>
          <table:table-cell table:style-name="ce155" office:value-type="time" office:time-value="PT04H07M00S" calcext:value-type="time">
            <text:p>04:0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4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Furi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173" table:formula="of:=HYPERLINK(&quot;https:/www.pcgamingwiki.com/wiki/&quot;&amp;SUBSTITUTE([.L4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Future Cop LAPD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4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alactic Civilizations III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alaxy of Pen and Pap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ame of Thrones - A Telltale Games Series </text:p>
          </table:table-cell>
          <table:table-cell table:style-name="ce153" office:value-type="time" office:time-value="PT12H22M00S" calcext:value-type="time">
            <text:p>12:22</text:p>
          </table:table-cell>
          <table:table-cell table:style-name="ce50"/>
          <table:table-cell table:style-name="ce173" table:formula="of:=HYPERLINK(&quot;https:/www.pcgamingwiki.com/wiki/&quot;&amp;SUBSTITUTE([.L4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arou: Mark of the Wolv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Gateways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ato Roboto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173" table:formula="of:=HYPERLINK(&quot;https:/www.pcgamingwiki.com/wiki/&quot;&amp;SUBSTITUTE([.L4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emini Rue </text:p>
          </table:table-cell>
          <table:table-cell table:style-name="ce157" office:value-type="time" office:time-value="PT07H16M00S" calcext:value-type="time">
            <text:p>07:1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eneforge 1 – Mutage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eneshift 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enesis Alpha One Deluxe Edition</text:p>
          </table:table-cell>
          <table:table-cell table:style-name="ce102" table:number-columns-repeated="2"/>
          <table:table-cell table:style-name="ce173" table:formula="of:=HYPERLINK(&quot;https:/www.pcgamingwiki.com/wiki/&quot;&amp;SUBSTITUTE([.L4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enji: Days of the Blade</text:p>
          </table:table-cell>
          <table:table-cell table:number-columns-repeated="2"/>
          <table:table-cell table:style-name="ce173" table:formula="of:=HYPERLINK(&quot;https:/www.pcgamingwiki.com/wiki/&quot;&amp;SUBSTITUTE([.L4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erm War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4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et In The Car, Loser!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host Squad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hostbusters: The Video Game Remastered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173" table:formula="of:=HYPERLINK(&quot;https:/www.pcgamingwiki.com/wiki/&quot;&amp;SUBSTITUTE([.L4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hostrunne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4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hosts'n Djs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iana Sisters: Twisted Dreams </text:p>
          </table:table-cell>
          <table:table-cell table:style-name="ce157" office:value-type="time" office:time-value="PT08H57M00S" calcext:value-type="time">
            <text:p>08:5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iana Sisters: Twisted Dreams - Rise of the Owlverlord </text:p>
          </table:table-cell>
          <table:table-cell table:style-name="ce157" office:value-type="time" office:time-value="PT01H49M00S" calcext:value-type="time">
            <text:p>01:4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ish </text:p>
          </table:table-cell>
          <table:table-cell table:style-name="ce157" office:value-type="time" office:time-value="PT05H23M00S" calcext:value-type="time">
            <text:p>05:2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litchrunners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4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NO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! Go! Nippon! ~My First Trip to Japan~ </text:p>
          </table:table-cell>
          <table:table-cell table:style-name="ce157" office:value-type="time" office:time-value="PT03H27M00S" calcext:value-type="time">
            <text:p>03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 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 2</text:p>
          </table:table-cell>
          <table:table-cell table:style-name="ce157" office:value-type="time" office:time-value="PT12H00M00S" calcext:value-type="time">
            <text:p>1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 3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: Ascension</text:p>
          </table:table-cell>
          <table:table-cell table:style-name="ce157" office:value-type="time" office:time-value="PT08H30M00S" calcext:value-type="time">
            <text:p>08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: Chains of Olympus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 Of War: Ghost Of Sparta</text:p>
          </table:table-cell>
          <table:table-cell table:style-name="ce157" office:value-type="time" office:time-value="PT06H30M00S" calcext:value-type="time">
            <text:p>06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's Trigger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/>
          <table:table-cell table:style-name="ce173" table:formula="of:=HYPERLINK(&quot;https:/www.pcgamingwiki.com/wiki/&quot;&amp;SUBSTITUTE([.L4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dfall Challenger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ods Will Be Watching </text:p>
          </table:table-cell>
          <table:table-cell table:style-name="ce157" office:value-type="time" office:time-value="PT08H03M00S" calcext:value-type="time">
            <text:p>08:0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ds Will Fal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lazo! Soccer Leagu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Golden Axed: A Cancelled Prototype</text:p>
          </table:table-cell>
          <table:table-cell table:style-name="ce109" table:number-columns-repeated="2"/>
          <table:table-cell table:style-name="ce173" table:formula="of:=HYPERLINK(&quot;https:/www.pcgamingwiki.com/wiki/&quot;&amp;SUBSTITUTE([.L4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ne Home </text:p>
          </table:table-cell>
          <table:table-cell table:style-name="ce153" office:value-type="time" office:time-value="PT02H09M00S" calcext:value-type="time">
            <text:p>02:09</text:p>
          </table:table-cell>
          <table:table-cell table:style-name="ce50"/>
          <table:table-cell table:style-name="ce173" table:formula="of:=HYPERLINK(&quot;https:/www.pcgamingwiki.com/wiki/&quot;&amp;SUBSTITUTE([.L4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ne Vira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oNNER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173" table:formula="of:=HYPERLINK(&quot;https:/www.pcgamingwiki.com/wiki/&quot;&amp;SUBSTITUTE([.L4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Goodbye Deponia </text:p>
          </table:table-cell>
          <table:table-cell table:style-name="ce155" office:value-type="time" office:time-value="PT11H13M00S" calcext:value-type="time">
            <text:p>11:1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4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Grand Theft Auto V</text:p>
          </table:table-cell>
          <table:table-cell office:value-type="time" office:time-value="PT31H30M00S" calcext:value-type="time">
            <text:p>31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ratuitous Space Battles </text:p>
          </table:table-cell>
          <table:table-cell office:value-type="time" office:time-value="PT03H51M00S" calcext:value-type="time">
            <text:p>03:5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Gravity Rush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reed Corp </text:p>
          </table:table-cell>
          <table:table-cell table:style-name="ce153" office:value-type="time" office:time-value="PT08H54M00S" calcext:value-type="time">
            <text:p>08:54</text:p>
          </table:table-cell>
          <table:table-cell table:style-name="ce50"/>
          <table:table-cell table:style-name="ce173" table:formula="of:=HYPERLINK(&quot;https:/www.pcgamingwiki.com/wiki/&quot;&amp;SUBSTITUTE([.L4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rey Goo </text:p>
          </table:table-cell>
          <table:table-cell table:style-name="ce153" office:value-type="time" office:time-value="PT15H21M00S" calcext:value-type="time">
            <text:p>15:21</text:p>
          </table:table-cell>
          <table:table-cell table:style-name="ce50"/>
          <table:table-cell table:style-name="ce173" table:formula="of:=HYPERLINK(&quot;https:/www.pcgamingwiki.com/wiki/&quot;&amp;SUBSTITUTE([.L4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rid 2 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rim Fandango Remastered</text:p>
          </table:table-cell>
          <table:table-cell table:style-name="ce157" office:value-type="time" office:time-value="PT11H00M00S" calcext:value-type="time">
            <text:p>1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RIP: Combat Racing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Y</text:p>
          </table:table-cell>
          <table:table-cell table:style-name="ce173" table:formula="of:=HYPERLINK(&quot;https:/www.pcgamingwiki.com/wiki/&quot;&amp;SUBSTITUTE([.L4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uacamelee!: Super Turbo Championship Edition </text:p>
          </table:table-cell>
          <table:table-cell table:style-name="ce157" office:value-type="time" office:time-value="PT08H51M00S" calcext:value-type="time">
            <text:p>08:5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uild of Ascens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4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uild Of Dungeoneerin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4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uilty Gear XX Accent Core Plus R </text:p>
          </table:table-cell>
          <table:table-cell office:value-type="time" office:time-value="PT05H27M00S" calcext:value-type="time">
            <text:p>05:2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4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unblade NY</text:p>
          </table:table-cell>
          <table:table-cell table:style-name="ce157" office:value-type="time" office:time-value="PT00H17M00S" calcext:value-type="time">
            <text:p>00:1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unnheim 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unpoint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uns of Icarus Online </text:p>
          </table:table-cell>
          <table:table-cell table:style-name="ce153" office:value-type="time" office:time-value="PT07H11M00S" calcext:value-type="time">
            <text:p>07:11</text:p>
          </table:table-cell>
          <table:table-cell table:style-name="ce50"/>
          <table:table-cell table:style-name="ce173" table:formula="of:=HYPERLINK(&quot;https:/www.pcgamingwiki.com/wiki/&quot;&amp;SUBSTITUTE([.L4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Guns of Icarus: Alliance </text:p>
          </table:table-cell>
          <table:table-cell table:style-name="ce153" office:value-type="time" office:time-value="PT02H05M00S" calcext:value-type="time">
            <text:p>02:05</text:p>
          </table:table-cell>
          <table:table-cell table:style-name="ce50"/>
          <table:table-cell table:style-name="ce173" table:formula="of:=HYPERLINK(&quot;https:/www.pcgamingwiki.com/wiki/&quot;&amp;SUBSTITUTE([.L4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Gunslingers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4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5"/>
          <table:table-cell table:style-name="ce97" office:value-type="string" calcext:value-type="string">
            <text:p>S</text:p>
          </table:table-cell>
          <table:table-cell table:style-name="ce97" table:number-columns-repeated="3"/>
          <table:table-cell table:style-name="ce90" office:value-type="string" calcext:value-type="string">
            <text:p>Dropped</text:p>
          </table:table-cell>
          <table:table-cell table:style-name="ce38" office:value-type="string" calcext:value-type="string">
            <text:p>GunZ 2: The Second Duel </text:p>
          </table:table-cell>
          <table:table-cell table:style-name="ce160" office:value-type="time" office:time-value="PT05H00M00S" calcext:value-type="time">
            <text:p>05:00</text:p>
          </table:table-cell>
          <table:table-cell table:style-name="ce55"/>
          <table:table-cell table:style-name="ce173" table:formula="of:=HYPERLINK(&quot;https:/www.pcgamingwiki.com/wiki/&quot;&amp;SUBSTITUTE([.L4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1Z1 </text:p>
          </table:table-cell>
          <table:table-cell table:style-name="ce153" office:value-type="time" office:time-value="PT24H12M00S" calcext:value-type="time">
            <text:p>24:12</text:p>
          </table:table-cell>
          <table:table-cell table:style-name="ce50"/>
          <table:table-cell table:style-name="ce173" table:formula="of:=HYPERLINK(&quot;https:/www.pcgamingwiki.com/wiki/&quot;&amp;SUBSTITUTE([.L4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ack_me 2 </text:p>
          </table:table-cell>
          <table:table-cell table:style-name="ce153" office:value-type="time" office:time-value="PT01H03M00S" calcext:value-type="time">
            <text:p>01:03</text:p>
          </table:table-cell>
          <table:table-cell table:style-name="ce50"/>
          <table:table-cell table:style-name="ce173" table:formula="of:=HYPERLINK(&quot;https:/www.pcgamingwiki.com/wiki/&quot;&amp;SUBSTITUTE([.L4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ack, Slash, Loot </text:p>
          </table:table-cell>
          <table:table-cell table:style-name="ce153" office:value-type="time" office:time-value="PT08H02M00S" calcext:value-type="time">
            <text:p>08:02</text:p>
          </table:table-cell>
          <table:table-cell table:style-name="ce50"/>
          <table:table-cell table:style-name="ce173" table:formula="of:=HYPERLINK(&quot;https:/www.pcgamingwiki.com/wiki/&quot;&amp;SUBSTITUTE([.L4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4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acknet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 </text:p>
          </table:table-cell>
          <table:table-cell table:style-name="ce155" office:value-type="time" office:time-value="PT12H27M00S" calcext:value-type="time">
            <text:p>12:2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 2 </text:p>
          </table:table-cell>
          <table:table-cell table:style-name="ce155" office:value-type="time" office:time-value="PT14H24M00S" calcext:value-type="time">
            <text:p>14:2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6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Half-Life 2: Deathmatch </text:p>
          </table:table-cell>
          <table:table-cell table:style-name="ce158" office:value-type="time" office:time-value="PT02H47M00S" calcext:value-type="time">
            <text:p>02:47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5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 2: Episode One </text:p>
          </table:table-cell>
          <table:table-cell table:style-name="ce155" office:value-type="time" office:time-value="PT04H07M00S" calcext:value-type="time">
            <text:p>04:0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 2: Episode Two </text:p>
          </table:table-cell>
          <table:table-cell table:style-name="ce155" office:value-type="time" office:time-value="PT05H53M00S" calcext:value-type="time">
            <text:p>05:5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 2: Lost Coast </text:p>
          </table:table-cell>
          <table:table-cell table:style-name="ce155" office:value-type="time" office:time-value="PT00H25M00S" calcext:value-type="time">
            <text:p>00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6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Half-Life Deathmatch: Source </text:p>
          </table:table-cell>
          <table:table-cell table:style-name="ce158" office:value-type="time" office:time-value="PT05H44M00S" calcext:value-type="time">
            <text:p>05:44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5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: Blue Shift </text:p>
          </table:table-cell>
          <table:table-cell table:style-name="ce155" office:value-type="time" office:time-value="PT03H09M00S" calcext:value-type="time">
            <text:p>03:09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: Opposing Force </text:p>
          </table:table-cell>
          <table:table-cell table:style-name="ce155" office:value-type="time" office:time-value="PT05H50M00S" calcext:value-type="time">
            <text:p>05:5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lf-Life: Source </text:p>
          </table:table-cell>
          <table:table-cell table:style-name="ce155" office:value-type="time" office:time-value="PT11H57M00S" calcext:value-type="time">
            <text:p>11:5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ammerfight </text:p>
          </table:table-cell>
          <table:table-cell office:value-type="time" office:time-value="PT04H22M00S" calcext:value-type="time">
            <text:p>04:2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Hammerwatch </text:p>
          </table:table-cell>
          <table:table-cell table:style-name="ce158" office:value-type="time" office:time-value="PT11H04M00S" calcext:value-type="time">
            <text:p>11:04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5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Hamsterdam</text:p>
          </table:table-cell>
          <table:table-cell table:number-columns-repeated="2"/>
          <table:table-cell table:style-name="ce173" table:formula="of:=HYPERLINK(&quot;https:/www.pcgamingwiki.com/wiki/&quot;&amp;SUBSTITUTE([.L5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and of Fate </text:p>
          </table:table-cell>
          <table:table-cell table:style-name="ce153" office:value-type="time" office:time-value="PT14H38M00S" calcext:value-type="time">
            <text:p>14:38</text:p>
          </table:table-cell>
          <table:table-cell table:style-name="ce50"/>
          <table:table-cell table:style-name="ce173" table:formula="of:=HYPERLINK(&quot;https:/www.pcgamingwiki.com/wiki/&quot;&amp;SUBSTITUTE([.L5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and of Fate 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ate Plus </text:p>
          </table:table-cell>
          <table:table-cell table:style-name="ce155" office:value-type="time" office:time-value="PT07H22M00S" calcext:value-type="time">
            <text:p>07:22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atoful Boyfriend </text:p>
          </table:table-cell>
          <table:table-cell table:style-name="ce157" office:value-type="time" office:time-value="PT05H51M00S" calcext:value-type="time">
            <text:p>05:5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aunted (2012) </text:p>
          </table:table-cell>
          <table:table-cell office:value-type="time" office:time-value="PT06H21M00S" calcext:value-type="time">
            <text:p>06:2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adsnatchers</text:p>
          </table:table-cell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Healer's Quest</text:p>
          </table:table-cell>
          <table:table-cell table:style-name="ce102" table:number-columns-repeated="2"/>
          <table:table-cell table:style-name="ce173" table:formula="of:=HYPERLINK(&quot;https:/www.pcgamingwiki.com/wiki/&quot;&amp;SUBSTITUTE([.L5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eave Ho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173" table:formula="of:=HYPERLINK(&quot;https:/www.pcgamingwiki.com/wiki/&quot;&amp;SUBSTITUTE([.L5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1: We Negotiate with Terrorists 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2: Senseless Acts of Justice </text:p>
          </table:table-cell>
          <table:table-cell office:value-type="time" office:time-value="PT03H14M00S" calcext:value-type="time">
            <text:p>03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3: Beyond Reasonable Doom </text:p>
          </table:table-cell>
          <table:table-cell office:value-type="time" office:time-value="PT03H17M00S" calcext:value-type="time">
            <text:p>03:1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ektor </text:p>
          </table:table-cell>
          <table:table-cell table:style-name="ce153" office:value-type="time" office:time-value="PT02H28M00S" calcext:value-type="time">
            <text:p>02:28</text:p>
          </table:table-cell>
          <table:table-cell table:style-name="ce50"/>
          <table:table-cell table:style-name="ce173" table:formula="of:=HYPERLINK(&quot;https:/www.pcgamingwiki.com/wiki/&quot;&amp;SUBSTITUTE([.L5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ell Is Other Demon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ell Yeah! Wrath of the Dead Rabbit </text:p>
          </table:table-cell>
          <table:table-cell table:style-name="ce155" office:value-type="time" office:time-value="PT08H16M00S" calcext:value-type="time">
            <text:p>08:16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5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ello Neighbor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/>
          <table:table-cell table:style-name="ce173" table:formula="of:=HYPERLINK(&quot;https:/www.pcgamingwiki.com/wiki/&quot;&amp;SUBSTITUTE([.L5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Hellpoint</text:p>
          </table:table-cell>
          <table:table-cell table:number-columns-repeated="2"/>
          <table:table-cell table:style-name="ce173" table:formula="of:=HYPERLINK(&quot;https:/www.pcgamingwiki.com/wiki/&quot;&amp;SUBSTITUTE([.L5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er Story </text:p>
          </table:table-cell>
          <table:table-cell table:style-name="ce153" office:value-type="time" office:time-value="PT03H11M00S" calcext:value-type="time">
            <text:p>03:11</text:p>
          </table:table-cell>
          <table:table-cell table:style-name="ce50"/>
          <table:table-cell table:style-name="ce173" table:formula="of:=HYPERLINK(&quot;https:/www.pcgamingwiki.com/wiki/&quot;&amp;SUBSTITUTE([.L5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ero Academy </text:p>
          </table:table-cell>
          <table:table-cell table:style-name="ce153" office:value-type="time" office:time-value="PT08H28M00S" calcext:value-type="time">
            <text:p>08:28</text:p>
          </table:table-cell>
          <table:table-cell table:style-name="ce50"/>
          <table:table-cell table:style-name="ce173" table:formula="of:=HYPERLINK(&quot;https:/www.pcgamingwiki.com/wiki/&quot;&amp;SUBSTITUTE([.L5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Heroes Of Might And Magic 2 Gold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5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itman (2016) </text:p>
          </table:table-cell>
          <table:table-cell office:value-type="time" office:time-value="PT19H13M00S" calcext:value-type="time">
            <text:p>19:1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itman GO </text:p>
          </table:table-cell>
          <table:table-cell office:value-type="time" office:time-value="PT06H19M00S" calcext:value-type="time">
            <text:p>06:19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itman: Absolution</text:p>
          </table:table-cell>
          <table:table-cell table:style-name="ce157" office:value-type="time" office:time-value="PT12H30M00S" calcext:value-type="time">
            <text:p>1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oard </text:p>
          </table:table-cell>
          <table:table-cell table:style-name="ce153" office:value-type="time" office:time-value="PT10H22M00S" calcext:value-type="time">
            <text:p>10:22</text:p>
          </table:table-cell>
          <table:table-cell table:style-name="ce50"/>
          <table:table-cell table:style-name="ce173" table:formula="of:=HYPERLINK(&quot;https:/www.pcgamingwiki.com/wiki/&quot;&amp;SUBSTITUTE([.L5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ob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ollow Knigh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omefront </text:p>
          </table:table-cell>
          <table:table-cell table:style-name="ce157" office:value-type="time" office:time-value="PT04H35M00S" calcext:value-type="time">
            <text:p>04:3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Hood: Outlaws &amp; Legends</text:p>
          </table:table-cell>
          <table:table-cell table:number-columns-repeated="2"/>
          <table:table-cell table:style-name="ce173" table:formula="of:=HYPERLINK(&quot;https:/www.pcgamingwiki.com/wiki/&quot;&amp;SUBSTITUTE([.L5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orace</text:p>
          </table:table-cell>
          <table:table-cell table:style-name="ce155" office:value-type="time" office:time-value="PT12H00M00S" calcext:value-type="time">
            <text:p>12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orizon Chase Turbo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style-name="ce146"/>
          <table:table-cell table:number-columns-repeated="3"/>
          <table:table-cell office:value-type="string" calcext:value-type="string">
            <text:p>?</text:p>
          </table:table-cell>
          <table:table-cell table:style-name="Default" office:value-type="string" calcext:value-type="string">
            <text:p>Horizon Zero Dawn™ Complete Edition</text:p>
          </table:table-cell>
          <table:table-cell table:number-columns-repeated="2"/>
          <table:table-cell table:style-name="ce173" table:formula="of:=HYPERLINK(&quot;https:/www.pcgamingwiki.com/wiki/&quot;&amp;SUBSTITUTE([.L5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otline Miami</text:p>
          </table:table-cell>
          <table:table-cell table:style-name="ce155"/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5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/>
          <table:table-cell table:style-name="ce95" office:value-type="string" calcext:value-type="string">
            <text:p>G</text:p>
          </table:table-cell>
          <table:table-cell table:style-name="ce95" table:number-columns-repeated="3"/>
          <table:table-cell table:style-name="ce95" office:value-type="string" calcext:value-type="string">
            <text:p>S</text:p>
          </table:table-cell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Hotline Miami 2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5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OUND (2017)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5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ov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ow to Survive 2 </text:p>
          </table:table-cell>
          <table:table-cell table:style-name="ce153" office:value-type="time" office:time-value="PT32H00M00S" calcext:value-type="time">
            <text:p>32:00</text:p>
          </table:table-cell>
          <table:table-cell table:style-name="ce50"/>
          <table:table-cell table:style-name="ce173" table:formula="of:=HYPERLINK(&quot;https:/www.pcgamingwiki.com/wiki/&quot;&amp;SUBSTITUTE([.L5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ue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HuniePop </text:p>
          </table:table-cell>
          <table:table-cell table:style-name="ce157" office:value-type="time" office:time-value="PT14H51M00S" calcext:value-type="time">
            <text:p>14:5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urtworld </text:p>
          </table:table-cell>
          <table:table-cell table:style-name="ce153" office:value-type="time" office:time-value="PT65H17M00S" calcext:value-type="time">
            <text:p>65:17</text:p>
          </table:table-cell>
          <table:table-cell table:style-name="ce50"/>
          <table:table-cell table:style-name="ce173" table:formula="of:=HYPERLINK(&quot;https:/www.pcgamingwiki.com/wiki/&quot;&amp;SUBSTITUTE([.L5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 Color Ball </text:p>
          </table:table-cell>
          <table:table-cell table:style-name="ce153" office:value-type="time" office:time-value="PT01H09M00S" calcext:value-type="time">
            <text:p>01:09</text:p>
          </table:table-cell>
          <table:table-cell table:style-name="ce50"/>
          <table:table-cell table:style-name="ce173" table:formula="of:=HYPERLINK(&quot;https:/www.pcgamingwiki.com/wiki/&quot;&amp;SUBSTITUTE([.L5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 Light Drifter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173" table:formula="of:=HYPERLINK(&quot;https:/www.pcgamingwiki.com/wiki/&quot;&amp;SUBSTITUTE([.L5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Hyperdimension Neptunia Re;Birth 1 </text:p>
          </table:table-cell>
          <table:table-cell table:style-name="ce155" office:value-type="time" office:time-value="PT42H25M00S" calcext:value-type="time">
            <text:p>42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dimension Neptunia Re;Birth 2: Sisters Generation </text:p>
          </table:table-cell>
          <table:table-cell table:style-name="ce153" office:value-type="time" office:time-value="PT34H24M00S" calcext:value-type="time">
            <text:p>34:24</text:p>
          </table:table-cell>
          <table:table-cell table:style-name="ce50"/>
          <table:table-cell table:style-name="ce173" table:formula="of:=HYPERLINK(&quot;https:/www.pcgamingwiki.com/wiki/&quot;&amp;SUBSTITUTE([.L5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dimension Neptunia Re;Birth 3: V Generation </text:p>
          </table:table-cell>
          <table:table-cell table:style-name="ce153" office:value-type="time" office:time-value="PT46H59M00S" calcext:value-type="time">
            <text:p>46:59</text:p>
          </table:table-cell>
          <table:table-cell table:style-name="ce50"/>
          <table:table-cell table:style-name="ce173" table:formula="of:=HYPERLINK(&quot;https:/www.pcgamingwiki.com/wiki/&quot;&amp;SUBSTITUTE([.L5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dimension Neptunia U: Action Unleashed </text:p>
          </table:table-cell>
          <table:table-cell table:style-name="ce153" office:value-type="time" office:time-value="PT15H44M00S" calcext:value-type="time">
            <text:p>15:44</text:p>
          </table:table-cell>
          <table:table-cell table:style-name="ce50"/>
          <table:table-cell table:style-name="ce173" table:formula="of:=HYPERLINK(&quot;https:/www.pcgamingwiki.com/wiki/&quot;&amp;SUBSTITUTE([.L5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Do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Hyperdrive Massacr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5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Impulsion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/>
          <table:table-cell table:style-name="ce173" table:formula="of:=HYPERLINK(&quot;https:/www.pcgamingwiki.com/wiki/&quot;&amp;SUBSTITUTE([.L5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 Other Wate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In Sound Mind</text:p>
          </table:table-cell>
          <table:table-cell table:number-columns-repeated="2"/>
          <table:table-cell table:style-name="ce173" table:formula="of:=HYPERLINK(&quot;https:/www.pcgamingwiki.com/wiki/&quot;&amp;SUBSTITUTE([.L5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credipede </text:p>
          </table:table-cell>
          <table:table-cell table:style-name="ce153" office:value-type="time" office:time-value="PT03H44M00S" calcext:value-type="time">
            <text:p>03:44</text:p>
          </table:table-cell>
          <table:table-cell table:style-name="ce50"/>
          <table:table-cell table:style-name="ce173" table:formula="of:=HYPERLINK(&quot;https:/www.pcgamingwiki.com/wiki/&quot;&amp;SUBSTITUTE([.L5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123"/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Indiana Jones and the Fate of Atlanti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Indiana Jones y la Tumba del Emperador</text:p>
          </table:table-cell>
          <table:table-cell table:style-name="ce76"/>
          <table:table-cell/>
          <table:table-cell table:style-name="ce173" table:formula="of:=HYPERLINK(&quot;https:/www.pcgamingwiki.com/wiki/&quot;&amp;SUBSTITUTE([.L5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42"/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Famous</text:p>
          </table:table-cell>
          <table:table-cell table:style-name="ce90"/>
          <table:table-cell table:style-name="ce50"/>
          <table:table-cell table:style-name="ce173" table:formula="of:=HYPERLINK(&quot;https:/www.pcgamingwiki.com/wiki/&quot;&amp;SUBSTITUTE([.L5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ner Space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173" table:formula="of:=HYPERLINK(&quot;https:/www.pcgamingwiki.com/wiki/&quot;&amp;SUBSTITUTE([.L5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8" office:value-type="string" calcext:value-type="string">
            <text:p>E</text:p>
          </table:table-cell>
          <table:table-cell table:style-name="ce98" table:number-columns-repeated="8"/>
          <table:table-cell table:style-name="ce91" office:value-type="string" calcext:value-type="string">
            <text:p>Completed</text:p>
          </table:table-cell>
          <table:table-cell table:style-name="ce39" office:value-type="string" calcext:value-type="string">
            <text:p>Inside</text:p>
          </table:table-cell>
          <table:table-cell table:style-name="ce161" office:value-type="time" office:time-value="PT03H30M00S" calcext:value-type="time">
            <text:p>03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5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surgency (2014) </text:p>
          </table:table-cell>
          <table:table-cell table:style-name="ce153" office:value-type="time" office:time-value="PT06H09M00S" calcext:value-type="time">
            <text:p>06:09</text:p>
          </table:table-cell>
          <table:table-cell table:style-name="ce50"/>
          <table:table-cell table:style-name="ce173" table:formula="of:=HYPERLINK(&quot;https:/www.pcgamingwiki.com/wiki/&quot;&amp;SUBSTITUTE([.L5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nsurmountabl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Into The Breach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Intrusion 2 </text:p>
          </table:table-cell>
          <table:table-cell table:style-name="ce157" office:value-type="time" office:time-value="PT03H58M00S" calcext:value-type="time">
            <text:p>03:5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ratus: Lord Of The Dea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142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Iris and the Gian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roncast</text:p>
          </table:table-cell>
          <table:table-cell table:style-name="ce102" table:number-columns-repeated="2"/>
          <table:table-cell table:style-name="ce173" table:formula="of:=HYPERLINK(&quot;https:/www.pcgamingwiki.com/wiki/&quot;&amp;SUBSTITUTE([.L5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roncas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Ironcla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5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Jack Claw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5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ack Lumber </text:p>
          </table:table-cell>
          <table:table-cell table:style-name="ce153" office:value-type="time" office:time-value="PT03H05M00S" calcext:value-type="time">
            <text:p>03:05</text:p>
          </table:table-cell>
          <table:table-cell table:style-name="ce50"/>
          <table:table-cell table:style-name="ce173" table:formula="of:=HYPERLINK(&quot;https:/www.pcgamingwiki.com/wiki/&quot;&amp;SUBSTITUTE([.L5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ak and Daxter 2 - Renegad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ak and Daxter 3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ak and Daxter The Precursor Legacy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amestown </text:p>
          </table:table-cell>
          <table:table-cell table:style-name="ce153" office:value-type="time" office:time-value="PT03H11M00S" calcext:value-type="time">
            <text:p>03:11</text:p>
          </table:table-cell>
          <table:table-cell table:style-name="ce50"/>
          <table:table-cell table:style-name="ce173" table:formula="of:=HYPERLINK(&quot;https:/www.pcgamingwiki.com/wiki/&quot;&amp;SUBSTITUTE([.L5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Jasper's Journeys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ay and Silent Bob: Mall Brawl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173" table:formula="of:=HYPERLINK(&quot;https:/www.pcgamingwiki.com/wiki/&quot;&amp;SUBSTITUTE([.L5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et Set Radio </text:p>
          </table:table-cell>
          <table:table-cell table:style-name="ce153" office:value-type="time" office:time-value="PT08H10M00S" calcext:value-type="time">
            <text:p>08:10</text:p>
          </table:table-cell>
          <table:table-cell table:style-name="ce50"/>
          <table:table-cell table:style-name="ce173" table:formula="of:=HYPERLINK(&quot;https:/www.pcgamingwiki.com/wiki/&quot;&amp;SUBSTITUTE([.L5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ets N Gun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ets N Guns GOLD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5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3" table:number-columns-repeated="5"/>
          <table:table-cell table:style-name="ce93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Dropped</text:p>
          </table:table-cell>
          <table:table-cell table:style-name="ce143" office:value-type="string" calcext:value-type="string">
            <text:p>Joana's Life </text:p>
          </table:table-cell>
          <table:table-cell table:style-name="ce157" office:value-type="time" office:time-value="PT01H08M00S" calcext:value-type="time">
            <text:p>01:08</text:p>
          </table:table-cell>
          <table:table-cell table:style-name="ce171"/>
          <table:table-cell table:style-name="ce173" table:formula="of:=HYPERLINK(&quot;https:/www.pcgamingwiki.com/wiki/&quot;&amp;SUBSTITUTE([.L5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oe Danger 2: The Movie </text:p>
          </table:table-cell>
          <table:table-cell table:style-name="ce157" office:value-type="time" office:time-value="PT03H41M00S" calcext:value-type="time">
            <text:p>03:4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oggernauts</text:p>
          </table:table-cell>
          <table:table-cell table:style-name="ce153" office:value-type="time" office:time-value="PT04H30M00S" calcext:value-type="time">
            <text:p>04:30</text:p>
          </table:table-cell>
          <table:table-cell table:style-name="ce50"/>
          <table:table-cell table:style-name="ce173" table:formula="of:=HYPERLINK(&quot;https:/www.pcgamingwiki.com/wiki/&quot;&amp;SUBSTITUTE([.L5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John Wick Hex</text:p>
          </table:table-cell>
          <table:table-cell table:number-columns-repeated="2"/>
          <table:table-cell table:style-name="ce173" table:formula="of:=HYPERLINK(&quot;https:/www.pcgamingwiki.com/wiki/&quot;&amp;SUBSTITUTE([.L5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Jotun: Valhalla Edition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5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ourney of a Roach </text:p>
          </table:table-cell>
          <table:table-cell table:style-name="ce157" office:value-type="time" office:time-value="PT03H06M00S" calcext:value-type="time">
            <text:p>03:0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Journey to the Savage Planet</text:p>
          </table:table-cell>
          <table:table-cell table:number-columns-repeated="2"/>
          <table:table-cell table:style-name="ce173" table:formula="of:=HYPERLINK(&quot;https:/www.pcgamingwiki.com/wiki/&quot;&amp;SUBSTITUTE([.L5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Juiced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5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urassic Park: The Game </text:p>
          </table:table-cell>
          <table:table-cell table:style-name="ce153" office:value-type="time" office:time-value="PT07H14M00S" calcext:value-type="time">
            <text:p>07:14</text:p>
          </table:table-cell>
          <table:table-cell table:style-name="ce50"/>
          <table:table-cell table:style-name="ce173" table:formula="of:=HYPERLINK(&quot;https:/www.pcgamingwiki.com/wiki/&quot;&amp;SUBSTITUTE([.L5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Jurassic World Evolution</text:p>
          </table:table-cell>
          <table:table-cell table:number-columns-repeated="2"/>
          <table:table-cell table:style-name="ce173" table:formula="of:=HYPERLINK(&quot;https:/www.pcgamingwiki.com/wiki/&quot;&amp;SUBSTITUTE([.L5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Just Cause 4</text:p>
          </table:table-cell>
          <table:table-cell table:style-name="ce157" office:value-type="time" office:time-value="PT16H00M00S" calcext:value-type="time">
            <text:p>1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5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5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Just Danc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6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Just Die Alread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abiti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6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abounce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6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Kalaban</text:p>
          </table:table-cell>
          <table:table-cell table:style-name="Default" table:number-columns-repeated="2"/>
          <table:table-cell table:style-name="ce173" table:formula="of:=HYPERLINK(&quot;https:/www.pcgamingwiki.com/wiki/&quot;&amp;SUBSTITUTE([.L6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Kao the Kangaroo: Round 2</text:p>
          </table:table-cell>
          <table:table-cell table:number-columns-repeated="2"/>
          <table:table-cell table:style-name="ce173" table:formula="of:=HYPERLINK(&quot;https:/www.pcgamingwiki.com/wiki/&quot;&amp;SUBSTITUTE([.L6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Kathy Rain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Keep In Mind: Remastered</text:p>
          </table:table-cell>
          <table:table-cell table:style-name="ce155" office:value-type="time" office:time-value="PT00H30M00S" calcext:value-type="time">
            <text:p>00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en Follet's The Pillars Of Earth</text:p>
          </table:table-cell>
          <table:table-cell table:style-name="ce153" office:value-type="time" office:time-value="PT15H00M00S" calcext:value-type="time">
            <text:p>15:00</text:p>
          </table:table-cell>
          <table:table-cell table:style-name="ce50"/>
          <table:table-cell table:style-name="ce173" table:formula="of:=HYPERLINK(&quot;https:/www.pcgamingwiki.com/wiki/&quot;&amp;SUBSTITUTE([.L6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KEO</text:p>
          </table:table-cell>
          <table:table-cell table:number-columns-repeated="2"/>
          <table:table-cell table:style-name="ce173" table:formula="of:=HYPERLINK(&quot;https:/www.pcgamingwiki.com/wiki/&quot;&amp;SUBSTITUTE([.L6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Kick Ass Commandos</text:p>
          </table:table-cell>
          <table:table-cell table:number-columns-repeated="2"/>
          <table:table-cell table:style-name="ce173" table:formula="of:=HYPERLINK(&quot;https:/www.pcgamingwiki.com/wiki/&quot;&amp;SUBSTITUTE([.L6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D A MNESIA EXHIB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Killer Is Dead </text:p>
          </table:table-cell>
          <table:table-cell table:style-name="ce157" office:value-type="time" office:time-value="PT08H46M00S" calcext:value-type="time">
            <text:p>08:4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lling Floor </text:p>
          </table:table-cell>
          <table:table-cell table:style-name="ce153" office:value-type="time" office:time-value="PT63H15M00S" calcext:value-type="time">
            <text:p>63:15</text:p>
          </table:table-cell>
          <table:table-cell table:style-name="ce50"/>
          <table:table-cell table:style-name="ce173" table:formula="of:=HYPERLINK(&quot;https:/www.pcgamingwiki.com/wiki/&quot;&amp;SUBSTITUTE([.L6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 of the Monste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 Hearts 2.8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 Hearts 3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42"/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 Hearts HD 1.5 ReMIX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/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 Hearts HD 2.5 ReMIX</text:p>
          </table:table-cell>
          <table:table-cell table:style-name="ce90"/>
          <table:table-cell table:style-name="ce50"/>
          <table:table-cell table:style-name="ce173" table:formula="of:=HYPERLINK(&quot;https:/www.pcgamingwiki.com/wiki/&quot;&amp;SUBSTITUTE([.L6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 Rush </text:p>
          </table:table-cell>
          <table:table-cell table:style-name="ce153" office:value-type="time" office:time-value="PT19H02M00S" calcext:value-type="time">
            <text:p>19:02</text:p>
          </table:table-cell>
          <table:table-cell table:style-name="ce50"/>
          <table:table-cell table:style-name="ce173" table:formula="of:=HYPERLINK(&quot;https:/www.pcgamingwiki.com/wiki/&quot;&amp;SUBSTITUTE([.L6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: Classic </text:p>
          </table:table-cell>
          <table:table-cell table:style-name="ce153" office:value-type="time" office:time-value="PT12H22M00S" calcext:value-type="time">
            <text:p>12:22</text:p>
          </table:table-cell>
          <table:table-cell table:style-name="ce50"/>
          <table:table-cell table:style-name="ce173" table:formula="of:=HYPERLINK(&quot;https:/www.pcgamingwiki.com/wiki/&quot;&amp;SUBSTITUTE([.L6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ngdom: New Lands </text:p>
          </table:table-cell>
          <table:table-cell table:style-name="ce153" office:value-type="time" office:time-value="PT26H05M00S" calcext:value-type="time">
            <text:p>26:05</text:p>
          </table:table-cell>
          <table:table-cell table:style-name="ce50"/>
          <table:table-cell table:style-name="ce173" table:formula="of:=HYPERLINK(&quot;https:/www.pcgamingwiki.com/wiki/&quot;&amp;SUBSTITUTE([.L6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irby's Adventure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irby's Epic Yarn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ivi, Toilet and Shotgun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6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Klonoa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Knight Club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6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nights of Pen and Paper +1 Edition </text:p>
          </table:table-cell>
          <table:table-cell table:style-name="ce153" office:value-type="time" office:time-value="PT17H08M00S" calcext:value-type="time">
            <text:p>17:08</text:p>
          </table:table-cell>
          <table:table-cell table:style-name="ce50"/>
          <table:table-cell table:style-name="ce173" table:formula="of:=HYPERLINK(&quot;https:/www.pcgamingwiki.com/wiki/&quot;&amp;SUBSTITUTE([.L6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style-name="ce90" office:value-type="string" calcext:value-type="string">
            <text:p>Dropped</text:p>
          </table:table-cell>
          <table:table-cell table:style-name="ce46" office:value-type="string" calcext:value-type="string">
            <text:p>Knockout Cit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ONA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rorinpa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Kromaia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6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Kunai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La Gran Evasion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6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A Machineguns</text:p>
          </table:table-cell>
          <table:table-cell table:style-name="ce157" office:value-type="time" office:time-value="PT00H30M00S" calcext:value-type="time">
            <text:p>0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a-Mulana Remake </text:p>
          </table:table-cell>
          <table:table-cell table:style-name="ce157" office:value-type="time" office:time-value="PT39H35M00S" calcext:value-type="time">
            <text:p>39:3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akeview Cabin Collection </text:p>
          </table:table-cell>
          <table:table-cell table:style-name="ce153" office:value-type="time" office:time-value="PT21H44M00S" calcext:value-type="time">
            <text:p>21:44</text:p>
          </table:table-cell>
          <table:table-cell table:style-name="ce50"/>
          <table:table-cell table:style-name="ce173" table:formula="of:=HYPERLINK(&quot;https:/www.pcgamingwiki.com/wiki/&quot;&amp;SUBSTITUTE([.L6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ara Croft And The Temple Of Osiris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araan </text:p>
          </table:table-cell>
          <table:table-cell table:style-name="ce153" office:value-type="time" office:time-value="PT01H03M00S" calcext:value-type="time">
            <text:p>01:03</text:p>
          </table:table-cell>
          <table:table-cell table:style-name="ce50"/>
          <table:table-cell table:style-name="ce173" table:formula="of:=HYPERLINK(&quot;https:/www.pcgamingwiki.com/wiki/&quot;&amp;SUBSTITUTE([.L6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arva Mortus </text:p>
          </table:table-cell>
          <table:table-cell table:style-name="ce157" office:value-type="time" office:time-value="PT06H02M00S" calcext:value-type="time">
            <text:p>06:0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ast Day Of Jun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ayers of Fear </text:p>
          </table:table-cell>
          <table:table-cell table:style-name="ce153" office:value-type="time" office:time-value="PT03H48M00S" calcext:value-type="time">
            <text:p>03:48</text:p>
          </table:table-cell>
          <table:table-cell table:style-name="ce50"/>
          <table:table-cell table:style-name="ce173" table:formula="of:=HYPERLINK(&quot;https:/www.pcgamingwiki.com/wiki/&quot;&amp;SUBSTITUTE([.L6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eft 4 Dead 2 </text:p>
          </table:table-cell>
          <table:table-cell table:style-name="ce153" office:value-type="time" office:time-value="PT14H24M00S" calcext:value-type="time">
            <text:p>14:24</text:p>
          </table:table-cell>
          <table:table-cell table:style-name="ce50"/>
          <table:table-cell table:style-name="ce173" table:formula="of:=HYPERLINK(&quot;https:/www.pcgamingwiki.com/wiki/&quot;&amp;SUBSTITUTE([.L6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egend of Grimrock </text:p>
          </table:table-cell>
          <table:table-cell table:style-name="ce157" office:value-type="time" office:time-value="PT19H33M00S" calcext:value-type="time">
            <text:p>19:3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EGO Batman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EGO Batman 2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EGO Batman 3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EGO Harry Potter: Years 1-4 </text:p>
          </table:table-cell>
          <table:table-cell table:style-name="ce155" office:value-type="time" office:time-value="PT19H02M00S" calcext:value-type="time">
            <text:p>19:02</text:p>
          </table:table-cell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6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Harry Potter: Years 5-7 </text:p>
          </table:table-cell>
          <table:table-cell office:value-type="time" office:time-value="PT18H41M00S" calcext:value-type="time">
            <text:p>18:4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EGO Indiana Jones 2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6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Jurassic World </text:p>
          </table:table-cell>
          <table:table-cell office:value-type="time" office:time-value="PT21H18M00S" calcext:value-type="time">
            <text:p>21:1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The Hobbit </text:p>
          </table:table-cell>
          <table:table-cell office:value-type="time" office:time-value="PT17H44M00S" calcext:value-type="time">
            <text:p>17:4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The Lord of the Rings: The Video Game 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EGO: Rock Ban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6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isure Suit Larry 5: Passionate Patti Does a Little Undercover Work </text:p>
          </table:table-cell>
          <table:table-cell office:value-type="time" office:time-value="PT05H38M00S" calcext:value-type="time">
            <text:p>05:3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eisure Suit Larry Magna Cum Laude</text:p>
          </table:table-cell>
          <table:table-cell table:number-columns-repeated="2"/>
          <table:table-cell table:style-name="ce173" table:formula="of:=HYPERLINK(&quot;https:/www.pcgamingwiki.com/wiki/&quot;&amp;SUBSTITUTE([.L6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et It Die </text:p>
          </table:table-cell>
          <table:table-cell table:style-name="ce153" office:value-type="time" office:time-value="PT142H42M00S" calcext:value-type="time">
            <text:p>142:42</text:p>
          </table:table-cell>
          <table:table-cell table:style-name="ce50"/>
          <table:table-cell table:style-name="ce173" table:formula="of:=HYPERLINK(&quot;https:/www.pcgamingwiki.com/wiki/&quot;&amp;SUBSTITUTE([.L6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Let's TAP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6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ethal League </text:p>
          </table:table-cell>
          <table:table-cell table:style-name="ce157" office:value-type="time" office:time-value="PT11H02M00S" calcext:value-type="time">
            <text:p>11:0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ethis - Path of Progres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iberated</text:p>
          </table:table-cell>
          <table:table-cell table:number-columns-repeated="2"/>
          <table:table-cell table:style-name="ce173" table:formula="of:=HYPERLINK(&quot;https:/www.pcgamingwiki.com/wiki/&quot;&amp;SUBSTITUTE([.L6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ife Beetle </text:p>
          </table:table-cell>
          <table:table-cell table:style-name="ce153" office:value-type="time" office:time-value="PT00H20M00S" calcext:value-type="time">
            <text:p>00:20</text:p>
          </table:table-cell>
          <table:table-cell table:style-name="ce50"/>
          <table:table-cell table:style-name="ce173" table:formula="of:=HYPERLINK(&quot;https:/www.pcgamingwiki.com/wiki/&quot;&amp;SUBSTITUTE([.L6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ife Is Strange </text:p>
          </table:table-cell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Life Is Strange Before The Storm</text:p>
          </table:table-cell>
          <table:table-cell table:number-columns-repeated="2"/>
          <table:table-cell table:style-name="ce173" table:formula="of:=HYPERLINK(&quot;https:/www.pcgamingwiki.com/wiki/&quot;&amp;SUBSTITUTE([.L6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ightfish</text:p>
          </table:table-cell>
          <table:table-cell table:style-name="ce123" table:number-columns-repeated="2"/>
          <table:table-cell table:style-name="ce173" table:formula="of:=HYPERLINK(&quot;https:/www.pcgamingwiki.com/wiki/&quot;&amp;SUBSTITUTE([.L6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ightmatter</text:p>
          </table:table-cell>
          <table:table-cell table:style-name="ce155" office:value-type="time" office:time-value="PT04H00M00S" calcext:value-type="time">
            <text:p>04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imbo </text:p>
          </table:table-cell>
          <table:table-cell table:style-name="ce157" office:value-type="time" office:time-value="PT03H52M00S" calcext:value-type="time">
            <text:p>03:5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ink's Crossbow Training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ittle Big Adventure 2</text:p>
          </table:table-cell>
          <table:table-cell table:style-name="ce153" office:value-type="time" office:time-value="PT17H00M00S" calcext:value-type="time">
            <text:p>17:00</text:p>
          </table:table-cell>
          <table:table-cell table:style-name="ce50"/>
          <table:table-cell table:style-name="ce173" table:formula="of:=HYPERLINK(&quot;https:/www.pcgamingwiki.com/wiki/&quot;&amp;SUBSTITUTE([.L6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ittle Big Workshop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ittle Inferno </text:p>
          </table:table-cell>
          <table:table-cell table:style-name="ce155" office:value-type="time" office:time-value="PT03H44M00S" calcext:value-type="time">
            <text:p>03:4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Lone Survivor </text:p>
          </table:table-cell>
          <table:table-cell table:style-name="ce155" office:value-type="time" office:time-value="PT04H26M00S" calcext:value-type="time">
            <text:p>04:2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ong Live the Queen </text:p>
          </table:table-cell>
          <table:table-cell table:style-name="ce153" office:value-type="time" office:time-value="PT06H55M00S" calcext:value-type="time">
            <text:p>06:55</text:p>
          </table:table-cell>
          <table:table-cell table:style-name="ce50"/>
          <table:table-cell table:style-name="ce173" table:formula="of:=HYPERLINK(&quot;https:/www.pcgamingwiki.com/wiki/&quot;&amp;SUBSTITUTE([.L6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ooK Insid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oop Hero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1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os Sims 4</text:p>
          </table:table-cell>
          <table:table-cell office:value-type="time" office:time-value="PT31H00M00S" calcext:value-type="time">
            <text:p>31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Lost Horiz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6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ost Horizon 2</text:p>
          </table:table-cell>
          <table:table-cell table:number-columns-repeated="2"/>
          <table:table-cell table:style-name="ce173" table:formula="of:=HYPERLINK(&quot;https:/www.pcgamingwiki.com/wiki/&quot;&amp;SUBSTITUTE([.L6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st in Blue Shipwrecked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ost in Harmon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uftrausers </text:p>
          </table:table-cell>
          <table:table-cell table:style-name="ce153" office:value-type="time" office:time-value="PT06H05M00S" calcext:value-type="time">
            <text:p>06:05</text:p>
          </table:table-cell>
          <table:table-cell table:style-name="ce50"/>
          <table:table-cell table:style-name="ce173" table:formula="of:=HYPERLINK(&quot;https:/www.pcgamingwiki.com/wiki/&quot;&amp;SUBSTITUTE([.L6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Lumber Island - That Special Place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ume </text:p>
          </table:table-cell>
          <table:table-cell table:style-name="ce153" office:value-type="time" office:time-value="PT00H57M00S" calcext:value-type="time">
            <text:p>00:57</text:p>
          </table:table-cell>
          <table:table-cell table:style-name="ce50"/>
          <table:table-cell table:style-name="ce173" table:formula="of:=HYPERLINK(&quot;https:/www.pcgamingwiki.com/wiki/&quot;&amp;SUBSTITUTE([.L6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up </text:p>
          </table:table-cell>
          <table:table-cell table:style-name="ce153" office:value-type="time" office:time-value="PT00H47M00S" calcext:value-type="time">
            <text:p>00:47</text:p>
          </table:table-cell>
          <table:table-cell table:style-name="ce50"/>
          <table:table-cell table:style-name="ce173" table:formula="of:=HYPERLINK(&quot;https:/www.pcgamingwiki.com/wiki/&quot;&amp;SUBSTITUTE([.L6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Lure Of The Temptress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6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ble &amp; The Woo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6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chinarium </text:p>
          </table:table-cell>
          <table:table-cell table:style-name="ce157" office:value-type="time" office:time-value="PT05H18M00S" calcext:value-type="time">
            <text:p>05:1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dden NFL 2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dworld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ges of Mystrali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6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il Mole + 'Xpress Deliveri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jesty 2 Collection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173" table:formula="of:=HYPERLINK(&quot;https:/www.pcgamingwiki.com/wiki/&quot;&amp;SUBSTITUTE([.L6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jesty: Gold Edition</text:p>
          </table:table-cell>
          <table:table-cell table:style-name="ce153" office:value-type="time" office:time-value="PT21H00M00S" calcext:value-type="time">
            <text:p>21:00</text:p>
          </table:table-cell>
          <table:table-cell table:style-name="ce50"/>
          <table:table-cell table:style-name="ce173" table:formula="of:=HYPERLINK(&quot;https:/www.pcgamingwiki.com/wiki/&quot;&amp;SUBSTITUTE([.L6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ldita Castilla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6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na Spark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6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aneat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6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aniac Mansion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6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anual Samuel</text:p>
          </table:table-cell>
          <table:table-cell table:style-name="ce155" office:value-type="time" office:time-value="PT02H00M00S" calcext:value-type="time">
            <text:p>02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6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rio &amp; Sonic At The Olympic Games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6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Mario Kart Wii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6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6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Mario Party 8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7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rk of the Ninja </text:p>
          </table:table-cell>
          <table:table-cell table:style-name="ce157" office:value-type="time" office:time-value="PT10H56M00S" calcext:value-type="time">
            <text:p>10:5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Matt Hazard: Blood Bath and Beyond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ax Payn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ax Payne 2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ax: The Curse of Brotherhood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cPixel </text:p>
          </table:table-cell>
          <table:table-cell table:style-name="ce153" office:value-type="time" office:time-value="PT02H17M00S" calcext:value-type="time">
            <text:p>02:17</text:p>
          </table:table-cell>
          <table:table-cell table:style-name="ce50"/>
          <table:table-cell table:style-name="ce173" table:formula="of:=HYPERLINK(&quot;https:/www.pcgamingwiki.com/wiki/&quot;&amp;SUBSTITUTE([.L7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D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edal of Honor- Heroes 2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dieval II: Total War </text:p>
          </table:table-cell>
          <table:table-cell table:style-name="ce153" office:value-type="time" office:time-value="PT47H08M00S" calcext:value-type="time">
            <text:p>47:08</text:p>
          </table:table-cell>
          <table:table-cell table:style-name="ce50"/>
          <table:table-cell table:style-name="ce173" table:formula="of:=HYPERLINK(&quot;https:/www.pcgamingwiki.com/wiki/&quot;&amp;SUBSTITUTE([.L7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lbits Wor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emoria </text:p>
          </table:table-cell>
          <table:table-cell office:value-type="time" office:time-value="PT08H59M00S" calcext:value-type="time">
            <text:p>08:59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mories of A Vagabond </text:p>
          </table:table-cell>
          <table:table-cell table:style-name="ce153" office:value-type="time" office:time-value="PT03H55M00S" calcext:value-type="time">
            <text:p>03:55</text:p>
          </table:table-cell>
          <table:table-cell table:style-name="ce50"/>
          <table:table-cell table:style-name="ce173" table:formula="of:=HYPERLINK(&quot;https:/www.pcgamingwiki.com/wiki/&quot;&amp;SUBSTITUTE([.L7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ercenary Kings </text:p>
          </table:table-cell>
          <table:table-cell office:value-type="time" office:time-value="PT30H45M00S" calcext:value-type="time">
            <text:p>30:4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rri Puzzle </text:p>
          </table:table-cell>
          <table:table-cell table:style-name="ce153" office:value-type="time" office:time-value="PT05H01M00S" calcext:value-type="time">
            <text:p>05:01</text:p>
          </table:table-cell>
          <table:table-cell table:style-name="ce50"/>
          <table:table-cell table:style-name="ce173" table:formula="of:=HYPERLINK(&quot;https:/www.pcgamingwiki.com/wiki/&quot;&amp;SUBSTITUTE([.L7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erry Gear Solid</text:p>
          </table:table-cell>
          <table:table-cell table:style-name="ce155" office:value-type="time" office:time-value="PT00H24M00S" calcext:value-type="time">
            <text:p>00:2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erry Gear Solid 2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erry Glade</text:p>
          </table:table-cell>
          <table:table-cell office:value-type="time" office:time-value="PT56H00M00S" calcext:value-type="time">
            <text:p>5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etal Dead </text:p>
          </table:table-cell>
          <table:table-cell table:style-name="ce155" office:value-type="time" office:time-value="PT04H02M00S" calcext:value-type="time">
            <text:p>04:02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3"/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Metal Gea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109" office:value-type="string" calcext:value-type="string">
            <text:p>Metal Gear 2 Solid Snak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etal Gear Rising</text:p>
          </table:table-cell>
          <table:table-cell table:style-name="ce155" office:value-type="time" office:time-value="PT07H00M00S" calcext:value-type="time">
            <text:p>07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109" office:value-type="string" calcext:value-type="string">
            <text:p>Metal Gear Soli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109" office:value-type="string" calcext:value-type="string">
            <text:p>Metal Gear Solid 2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109" office:value-type="string" calcext:value-type="string">
            <text:p>Metal Gear Solid 3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etal Gear Solid 4</text:p>
          </table:table-cell>
          <table:table-cell table:style-name="ce155" office:value-type="time" office:time-value="PT18H30M00S" calcext:value-type="time">
            <text:p>18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etal Gear Solid 5 Ground Zeroes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Metal Gear Solid 5 The Phantom Pain</text:p>
          </table:table-cell>
          <table:table-cell office:value-type="time" office:time-value="PT45H30M00S" calcext:value-type="time">
            <text:p>45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etal Gear Solid Peace Walker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7"/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Metal Slug 2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7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7"/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Metal Slug 3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7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Metal Slug Anthology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7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etal Unit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102"/>
          <table:table-cell table:style-name="ce90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tamorphosi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tro 2033 </text:p>
          </table:table-cell>
          <table:table-cell table:style-name="ce153" office:value-type="time" office:time-value="PT10H26M00S" calcext:value-type="time">
            <text:p>10:26</text:p>
          </table:table-cell>
          <table:table-cell table:style-name="ce50"/>
          <table:table-cell table:style-name="ce173" table:formula="of:=HYPERLINK(&quot;https:/www.pcgamingwiki.com/wiki/&quot;&amp;SUBSTITUTE([.L7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tro 2033: Redux</text:p>
          </table:table-cell>
          <table:table-cell table:style-name="ce102" table:number-columns-repeated="2"/>
          <table:table-cell table:style-name="ce173" table:formula="of:=HYPERLINK(&quot;https:/www.pcgamingwiki.com/wiki/&quot;&amp;SUBSTITUTE([.L7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etro Last Light Redux</text:p>
          </table:table-cell>
          <table:table-cell table:style-name="ce102" table:number-columns-repeated="2"/>
          <table:table-cell table:style-name="ce173" table:formula="of:=HYPERLINK(&quot;https:/www.pcgamingwiki.com/wiki/&quot;&amp;SUBSTITUTE([.L7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dnight Carnival </text:p>
          </table:table-cell>
          <table:table-cell table:style-name="ce153" office:value-type="time" office:time-value="PT00H19M00S" calcext:value-type="time">
            <text:p>00:19</text:p>
          </table:table-cell>
          <table:table-cell table:style-name="ce50"/>
          <table:table-cell table:style-name="ce173" table:formula="of:=HYPERLINK(&quot;https:/www.pcgamingwiki.com/wiki/&quot;&amp;SUBSTITUTE([.L7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idnight Club 2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nd Spheres </text:p>
          </table:table-cell>
          <table:table-cell table:style-name="ce153" office:value-type="time" office:time-value="PT00H52M00S" calcext:value-type="time">
            <text:p>00:52</text:p>
          </table:table-cell>
          <table:table-cell table:style-name="ce50"/>
          <table:table-cell table:style-name="ce173" table:formula="of:=HYPERLINK(&quot;https:/www.pcgamingwiki.com/wiki/&quot;&amp;SUBSTITUTE([.L7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ni Golf Arena </text:p>
          </table:table-cell>
          <table:table-cell table:style-name="ce153" office:value-type="time" office:time-value="PT00H43M00S" calcext:value-type="time">
            <text:p>00:43</text:p>
          </table:table-cell>
          <table:table-cell table:style-name="ce50"/>
          <table:table-cell table:style-name="ce173" table:formula="of:=HYPERLINK(&quot;https:/www.pcgamingwiki.com/wiki/&quot;&amp;SUBSTITUTE([.L7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ni Ninjas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nion Masters </text:p>
          </table:table-cell>
          <table:table-cell table:style-name="ce153" office:value-type="time" office:time-value="PT18H24M00S" calcext:value-type="time">
            <text:p>18:24</text:p>
          </table:table-cell>
          <table:table-cell table:style-name="ce50"/>
          <table:table-cell table:style-name="ce173" table:formula="of:=HYPERLINK(&quot;https:/www.pcgamingwiki.com/wiki/&quot;&amp;SUBSTITUTE([.L7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init</text:p>
          </table:table-cell>
          <table:table-cell table:style-name="ce155" office:value-type="time" office:time-value="PT01H30M00S" calcext:value-type="time">
            <text:p>01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rage: Arcane Warfar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7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irror's Edge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10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irror's Edge Catalyst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irrorMoon EP </text:p>
          </table:table-cell>
          <table:table-cell table:style-name="ce153" office:value-type="time" office:time-value="PT04H34M00S" calcext:value-type="time">
            <text:p>04:34</text:p>
          </table:table-cell>
          <table:table-cell table:style-name="ce50"/>
          <table:table-cell table:style-name="ce173" table:formula="of:=HYPERLINK(&quot;https:/www.pcgamingwiki.com/wiki/&quot;&amp;SUBSTITUTE([.L7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onaco: What's Yours is Mine </text:p>
          </table:table-cell>
          <table:table-cell office:value-type="time" office:time-value="PT14H27M00S" calcext:value-type="time">
            <text:p>14:2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onkey Island 2 Special Edition: LeChuck’s Reveng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onster Prom: Hotseat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onster Puzzl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7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oonlighter</text:p>
          </table:table-cell>
          <table:table-cell table:style-name="ce157" office:value-type="time" office:time-value="PT13H30M00S" calcext:value-type="time">
            <text:p>13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orkredd</text:p>
          </table:table-cell>
          <table:table-cell table:number-columns-repeated="2"/>
          <table:table-cell table:style-name="ce173" table:formula="of:=HYPERLINK(&quot;https:/www.pcgamingwiki.com/wiki/&quot;&amp;SUBSTITUTE([.L7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ount &amp; Blad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/>
          <table:table-cell table:style-name="ce10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Move or Die - Couch Party Edition</text:p>
          </table:table-cell>
          <table:table-cell table:style-name="ce102"/>
          <table:table-cell table:style-name="ce90" office:value-type="string" calcext:value-type="string">
            <text:p>Y</text:p>
          </table:table-cell>
          <table:table-cell table:style-name="ce173" table:formula="of:=HYPERLINK(&quot;https:/www.pcgamingwiki.com/wiki/&quot;&amp;SUBSTITUTE([.L7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oving Out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7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ugsters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7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ultiwinia </text:p>
          </table:table-cell>
          <table:table-cell table:style-name="ce157" office:value-type="time" office:time-value="PT02H40M00S" calcext:value-type="time">
            <text:p>02:4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uramasa – The Demon Blade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Mutant Year Zero: Road to Ede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Mutazione</text:p>
          </table:table-cell>
          <table:table-cell table:style-name="ce155" office:value-type="time" office:time-value="PT08H00M00S" calcext:value-type="time">
            <text:p>08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7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My Time at Portia</text:p>
          </table:table-cell>
          <table:table-cell table:style-name="Default" table:number-columns-repeated="2"/>
          <table:table-cell table:style-name="ce173" table:formula="of:=HYPERLINK(&quot;https:/www.pcgamingwiki.com/wiki/&quot;&amp;SUBSTITUTE([.L7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10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Myrne - The Ques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++ </text:p>
          </table:table-cell>
          <table:table-cell table:style-name="ce153" office:value-type="time" office:time-value="PT55H36M00S" calcext:value-type="time">
            <text:p>55:36</text:p>
          </table:table-cell>
          <table:table-cell table:style-name="ce50"/>
          <table:table-cell table:style-name="ce173" table:formula="of:=HYPERLINK(&quot;https:/www.pcgamingwiki.com/wiki/&quot;&amp;SUBSTITUTE([.L7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anotale - Typing Chronicle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arcos: Rise of the Cartel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BA 2K21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Need For Speed Undergroun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Need For Speed Underground 2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Need for Speed™ Hot Pursuit Remastered</text:p>
          </table:table-cell>
          <table:table-cell table:number-columns-repeated="2"/>
          <table:table-cell table:style-name="ce173" table:formula="of:=HYPERLINK(&quot;https:/www.pcgamingwiki.com/wiki/&quot;&amp;SUBSTITUTE([.L7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on Abys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on Hardcorp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7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RF N-Strike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RF N-Strike Elite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uro Void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ver Alone </text:p>
          </table:table-cell>
          <table:table-cell table:style-name="ce157" office:value-type="time" office:time-value="PT03H29M00S" calcext:value-type="time">
            <text:p>03:2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verwinter Knights Diamo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w Kind of Adventure 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173" table:formula="of:=HYPERLINK(&quot;https:/www.pcgamingwiki.com/wiki/&quot;&amp;SUBSTITUTE([.L7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w Super Mario Bros Wii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ewer Super Mario Bros. Wii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wfound Courag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ext Up Hero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7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Night in the Woods</text:p>
          </table:table-cell>
          <table:table-cell table:style-name="Default" table:number-columns-repeated="2"/>
          <table:table-cell table:style-name="ce173" table:formula="of:=HYPERLINK(&quot;https:/www.pcgamingwiki.com/wiki/&quot;&amp;SUBSTITUTE([.L7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iGHTS Into Dreams</text:p>
          </table:table-cell>
          <table:table-cell table:style-name="ce153" office:value-type="time" office:time-value="PT04H30M00S" calcext:value-type="time">
            <text:p>04:30</text:p>
          </table:table-cell>
          <table:table-cell table:style-name="ce50"/>
          <table:table-cell table:style-name="ce173" table:formula="of:=HYPERLINK(&quot;https:/www.pcgamingwiki.com/wiki/&quot;&amp;SUBSTITUTE([.L7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ightSky </text:p>
          </table:table-cell>
          <table:table-cell office:value-type="time" office:time-value="PT03H23M00S" calcext:value-type="time">
            <text:p>03:2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ikopol: Secrets of the Immortals 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Ninja Gaiden 3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3"/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Ninja Gaiden Sigma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7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Ninja Gaiden Sigma 2</text:p>
          </table:table-cell>
          <table:table-cell table:style-name="ce91"/>
          <table:table-cell table:style-name="ce169"/>
          <table:table-cell table:style-name="ce173" table:formula="of:=HYPERLINK(&quot;https:/www.pcgamingwiki.com/wiki/&quot;&amp;SUBSTITUTE([.L7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ioh: The Complete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7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o More Heroes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 More Heroes 2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7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oct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7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ormality </text:p>
          </table:table-cell>
          <table:table-cell table:style-name="ce157" office:value-type="time" office:time-value="PT05H12M00S" calcext:value-type="time">
            <text:p>05:1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ot A Hero </text:p>
          </table:table-cell>
          <table:table-cell table:style-name="ce157" office:value-type="time" office:time-value="PT06H17M00S" calcext:value-type="time">
            <text:p>06:1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barron: The adventure of an unlucky gnome</text:p>
          </table:table-cell>
          <table:table-cell table:number-columns-repeated="2"/>
          <table:table-cell table:style-name="ce173" table:formula="of:=HYPERLINK(&quot;https:/www.pcgamingwiki.com/wiki/&quot;&amp;SUBSTITUTE([.L7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uclear Contingency </text:p>
          </table:table-cell>
          <table:table-cell table:style-name="ce153" office:value-type="time" office:time-value="PT01H20M00S" calcext:value-type="time">
            <text:p>01:20</text:p>
          </table:table-cell>
          <table:table-cell table:style-name="ce50"/>
          <table:table-cell table:style-name="ce173" table:formula="of:=HYPERLINK(&quot;https:/www.pcgamingwiki.com/wiki/&quot;&amp;SUBSTITUTE([.L7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uclear Throne</text:p>
          </table:table-cell>
          <table:table-cell table:style-name="ce157" office:value-type="time" office:time-value="PT17H00M00S" calcext:value-type="time">
            <text:p>1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7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Numba </text:p>
          </table:table-cell>
          <table:table-cell table:style-name="ce153" office:value-type="time" office:time-value="PT03H26M00S" calcext:value-type="time">
            <text:p>03:26</text:p>
          </table:table-cell>
          <table:table-cell table:style-name="ce50"/>
          <table:table-cell table:style-name="ce173" table:formula="of:=HYPERLINK(&quot;https:/www.pcgamingwiki.com/wiki/&quot;&amp;SUBSTITUTE([.L7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7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NyxQuest: Kindred Spirits </text:p>
          </table:table-cell>
          <table:table-cell table:style-name="ce157" office:value-type="time" office:time-value="PT03H45M00S" calcext:value-type="time">
            <text:p>03:4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bduction</text:p>
          </table:table-cell>
          <table:table-cell table:style-name="ce153" office:value-type="time" office:time-value="PT12H00M00S" calcext:value-type="time">
            <text:p>12:00</text:p>
          </table:table-cell>
          <table:table-cell table:style-name="ce50"/>
          <table:table-cell table:style-name="ce173" table:formula="of:=HYPERLINK(&quot;https:/www.pcgamingwiki.com/wiki/&quot;&amp;SUBSTITUTE([.L8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bserver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bulis </text:p>
          </table:table-cell>
          <table:table-cell table:style-name="ce157" office:value-type="time" office:time-value="PT08H51M00S" calcext:value-type="time">
            <text:p>08:5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ddworld: Abe's Oddysee </text:p>
          </table:table-cell>
          <table:table-cell table:style-name="ce155" office:value-type="time" office:time-value="PT13H30M00S" calcext:value-type="time">
            <text:p>13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ddworld: New 'n' Tasty! 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f Guards And Thieve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8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ffspring Fling </text:p>
          </table:table-cell>
          <table:table-cell table:style-name="ce155" office:value-type="time" office:time-value="PT03H14M00S" calcext:value-type="time">
            <text:p>03:1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ffworld Trading Company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173" table:formula="of:=HYPERLINK(&quot;https:/www.pcgamingwiki.com/wiki/&quot;&amp;SUBSTITUTE([.L8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Oil Rush </text:p>
          </table:table-cell>
          <table:table-cell office:value-type="time" office:time-value="PT11H14M00S" calcext:value-type="time">
            <text:p>11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ld School Musica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lliOlli2: Welcome to Olliwood </text:p>
          </table:table-cell>
          <table:table-cell table:style-name="ce157" office:value-type="time" office:time-value="PT05H57M00S" calcext:value-type="time">
            <text:p>05:5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Optica</text:p>
          </table:table-cell>
          <table:table-cell table:style-name="ce123" table:number-columns-repeated="2"/>
          <table:table-cell table:style-name="ce173" table:formula="of:=HYPERLINK(&quot;https:/www.pcgamingwiki.com/wiki/&quot;&amp;SUBSTITUTE([.L8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R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8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range Moon </text:p>
          </table:table-cell>
          <table:table-cell table:style-name="ce153" office:value-type="time" office:time-value="PT06H42M00S" calcext:value-type="time">
            <text:p>06:42</text:p>
          </table:table-cell>
          <table:table-cell table:style-name="ce50"/>
          <table:table-cell table:style-name="ce173" table:formula="of:=HYPERLINK(&quot;https:/www.pcgamingwiki.com/wiki/&quot;&amp;SUBSTITUTE([.L8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rgan Trail </text:p>
          </table:table-cell>
          <table:table-cell table:style-name="ce153" office:value-type="time" office:time-value="PT03H23M00S" calcext:value-type="time">
            <text:p>03:23</text:p>
          </table:table-cell>
          <table:table-cell table:style-name="ce50"/>
          <table:table-cell table:style-name="ce173" table:formula="of:=HYPERLINK(&quot;https:/www.pcgamingwiki.com/wiki/&quot;&amp;SUBSTITUTE([.L8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rwell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rwell: Ignorance Is Strength</text:p>
          </table:table-cell>
          <table:table-cell table:style-name="ce157" office:value-type="time" office:time-value="PT03H30M00S" calcext:value-type="time">
            <text:p>03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Osada</text:p>
          </table:table-cell>
          <table:table-cell office:value-type="time" office:time-value="PT00H15M00S" calcext:value-type="time">
            <text:p>00:1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smos </text:p>
          </table:table-cell>
          <table:table-cell table:style-name="ce155" office:value-type="time" office:time-value="PT07H46M00S" calcext:value-type="time">
            <text:p>07:4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ut of Lin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8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utcast - Second Contact</text:p>
          </table:table-cell>
          <table:table-cell table:style-name="ce157" office:value-type="time" office:time-value="PT19H30M00S" calcext:value-type="time">
            <text:p>19:30</text:p>
          </table:table-cell>
          <table:table-cell table:style-name="ce171"/>
          <table:table-cell table:style-name="ce173" table:formula="of:=HYPERLINK(&quot;https:/www.pcgamingwiki.com/wiki/&quot;&amp;SUBSTITUTE([.L8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Outlast </text:p>
          </table:table-cell>
          <table:table-cell table:style-name="ce155" office:value-type="time" office:time-value="PT05H54M00S" calcext:value-type="time">
            <text:p>05:54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9" office:value-type="string" calcext:value-type="string">
            <text:p>Outlast Whistleblower</text:p>
          </table:table-cell>
          <table:table-cell table:style-name="ce161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vercooked!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173" table:formula="of:=HYPERLINK(&quot;https:/www.pcgamingwiki.com/wiki/&quot;&amp;SUBSTITUTE([.L8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Overcooked! 2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8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verload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Oxenfree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c-Man 256 </text:p>
          </table:table-cell>
          <table:table-cell table:style-name="ce153" office:value-type="time" office:time-value="PT10H50M00S" calcext:value-type="time">
            <text:p>10:50</text:p>
          </table:table-cell>
          <table:table-cell table:style-name="ce50"/>
          <table:table-cell table:style-name="ce173" table:formula="of:=HYPERLINK(&quot;https:/www.pcgamingwiki.com/wiki/&quot;&amp;SUBSTITUTE([.L8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in Train </text:p>
          </table:table-cell>
          <table:table-cell table:style-name="ce153" office:value-type="time" office:time-value="PT01H24M00S" calcext:value-type="time">
            <text:p>01:24</text:p>
          </table:table-cell>
          <table:table-cell table:style-name="ce50"/>
          <table:table-cell table:style-name="ce173" table:formula="of:=HYPERLINK(&quot;https:/www.pcgamingwiki.com/wiki/&quot;&amp;SUBSTITUTE([.L8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ankapu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per Beast - Folded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apers, Please </text:p>
          </table:table-cell>
          <table:table-cell table:style-name="ce155" office:value-type="time" office:time-value="PT06H35M00S" calcext:value-type="time">
            <text:p>06:3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apo &amp; Yo </text:p>
          </table:table-cell>
          <table:table-cell table:style-name="ce157" office:value-type="time" office:time-value="PT03H42M00S" calcext:value-type="time">
            <text:p>03:4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aradigm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aranautical Activity </text:p>
          </table:table-cell>
          <table:table-cell table:style-name="ce157" office:value-type="time" office:time-value="PT05H50M00S" calcext:value-type="time">
            <text:p>05:5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thfinder: Kingmaker - Enhanced Plus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thway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8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ayday 2 </text:p>
          </table:table-cell>
          <table:table-cell table:style-name="ce153" office:value-type="time" office:time-value="PT124H56M00S" calcext:value-type="time">
            <text:p>124:56</text:p>
          </table:table-cell>
          <table:table-cell table:style-name="ce50"/>
          <table:table-cell table:style-name="ce173" table:formula="of:=HYPERLINK(&quot;https:/www.pcgamingwiki.com/wiki/&quot;&amp;SUBSTITUTE([.L8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C Building Simulato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enny Arcade Adventures: Precipice of Darkness, Episode Three </text:p>
          </table:table-cell>
          <table:table-cell office:value-type="time" office:time-value="PT09H41M00S" calcext:value-type="time">
            <text:p>09:4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esterquest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hantom Breaker: Battle Grounds 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hantom Soldier </text:p>
          </table:table-cell>
          <table:table-cell table:style-name="ce153" office:value-type="time" office:time-value="PT00H23M00S" calcext:value-type="time">
            <text:p>00:23</text:p>
          </table:table-cell>
          <table:table-cell table:style-name="ce50"/>
          <table:table-cell table:style-name="ce173" table:formula="of:=HYPERLINK(&quot;https:/www.pcgamingwiki.com/wiki/&quot;&amp;SUBSTITUTE([.L8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ictoQuest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ikuniku</text:p>
          </table:table-cell>
          <table:table-cell table:style-name="ce155" office:value-type="time" office:time-value="PT03H00M00S" calcext:value-type="time">
            <text:p>03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in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6]&amp;&quot;+trailer&quot;;&quot;Trailer&quot;)" office:value-type="string" office:string-value="Trailer" calcext:value-type="string">
            <text:p>Trailer</text:p>
          </table:table-cell>
          <table:table-cell table:style-name="ce146"/>
          <table:table-cell table:number-columns-repeated="46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itfall: The Big Adventure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ixel Piracy </text:p>
          </table:table-cell>
          <table:table-cell table:style-name="ce153" office:value-type="time" office:time-value="PT11H44M00S" calcext:value-type="time">
            <text:p>11:44</text:p>
          </table:table-cell>
          <table:table-cell table:style-name="ce50"/>
          <table:table-cell table:style-name="ce173" table:formula="of:=HYPERLINK(&quot;https:/www.pcgamingwiki.com/wiki/&quot;&amp;SUBSTITUTE([.L8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ixel Puzzles Ultimat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8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ixel Puzzles: UndeadZ </text:p>
          </table:table-cell>
          <table:table-cell table:style-name="ce153" office:value-type="time" office:time-value="PT07H58M00S" calcext:value-type="time">
            <text:p>07:58</text:p>
          </table:table-cell>
          <table:table-cell table:style-name="ce50"/>
          <table:table-cell table:style-name="ce173" table:formula="of:=HYPERLINK(&quot;https:/www.pcgamingwiki.com/wiki/&quot;&amp;SUBSTITUTE([.L8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ixplode</text:p>
          </table:table-cell>
          <table:table-cell table:number-columns-repeated="2"/>
          <table:table-cell table:style-name="ce173" table:formula="of:=HYPERLINK(&quot;https:/www.pcgamingwiki.com/wiki/&quot;&amp;SUBSTITUTE([.L8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lanet Alpha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173" table:formula="of:=HYPERLINK(&quot;https:/www.pcgamingwiki.com/wiki/&quot;&amp;SUBSTITUTE([.L8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156"/>
          <table:table-cell table:style-name="ce170"/>
          <table:table-cell table:number-columns-repeated="39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lanet Explorers </text:p>
          </table:table-cell>
          <table:table-cell office:value-type="time" office:time-value="PT55H10M00S" calcext:value-type="time">
            <text:p>55:1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lanetary Annihilation </text:p>
          </table:table-cell>
          <table:table-cell table:style-name="ce153" office:value-type="time" office:time-value="PT09H23M00S" calcext:value-type="time">
            <text:p>09:23</text:p>
          </table:table-cell>
          <table:table-cell table:style-name="ce50"/>
          <table:table-cell table:style-name="ce173" table:formula="of:=HYPERLINK(&quot;https:/www.pcgamingwiki.com/wiki/&quot;&amp;SUBSTITUTE([.L8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lants vs. Zombies: Battle for Neighborvill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4"/>
          <table:table-cell table:style-name="ce9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layStation All-Stars Battle Royale</text:p>
          </table:table-cell>
          <table:table-cell table:style-name="ce92" table:number-columns-repeated="2"/>
          <table:table-cell table:style-name="ce173" table:formula="of:=HYPERLINK(&quot;https:/www.pcgamingwiki.com/wiki/&quot;&amp;SUBSTITUTE([.L8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oi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okemon Iberia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okemon Titan</text:p>
          </table:table-cell>
          <table:table-cell table:style-name="ce157" office:value-type="time" office:time-value="PT40H00M00S" calcext:value-type="time">
            <text:p>4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oker Night at the Inventory </text:p>
          </table:table-cell>
          <table:table-cell table:style-name="ce153" office:value-type="time" office:time-value="PT08H08M00S" calcext:value-type="time">
            <text:p>08:08</text:p>
          </table:table-cell>
          <table:table-cell table:style-name="ce50"/>
          <table:table-cell table:style-name="ce173" table:formula="of:=HYPERLINK(&quot;https:/www.pcgamingwiki.com/wiki/&quot;&amp;SUBSTITUTE([.L8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olybal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ony Island </text:p>
          </table:table-cell>
          <table:table-cell table:style-name="ce155" office:value-type="time" office:time-value="PT02H43M00S" calcext:value-type="time">
            <text:p>02:4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ortal </text:p>
          </table:table-cell>
          <table:table-cell table:style-name="ce155" office:value-type="time" office:time-value="PT03H47M00S" calcext:value-type="time">
            <text:p>03:4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Portal 2 </text:p>
          </table:table-cell>
          <table:table-cell table:style-name="ce155" office:value-type="time" office:time-value="PT10H10M00S" calcext:value-type="time">
            <text:p>10:1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ortal Dog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ortal Stories: Mel </text:p>
          </table:table-cell>
          <table:table-cell office:value-type="time" office:time-value="PT09H14M00S" calcext:value-type="time">
            <text:p>09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ostal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/>
          <table:table-cell table:style-name="ce173" table:formula="of:=HYPERLINK(&quot;https:/www.pcgamingwiki.com/wiki/&quot;&amp;SUBSTITUTE([.L8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ostal 2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173" table:formula="of:=HYPERLINK(&quot;https:/www.pcgamingwiki.com/wiki/&quot;&amp;SUBSTITUTE([.L8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ressured </text:p>
          </table:table-cell>
          <table:table-cell table:style-name="ce153" office:value-type="time" office:time-value="PT04H18M00S" calcext:value-type="time">
            <text:p>04:18</text:p>
          </table:table-cell>
          <table:table-cell table:style-name="ce50"/>
          <table:table-cell table:style-name="ce173" table:formula="of:=HYPERLINK(&quot;https:/www.pcgamingwiki.com/wiki/&quot;&amp;SUBSTITUTE([.L8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Pump It Up – Prexceed 1 &amp; 2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8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rey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ince Of Persia Rival Swords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rison Architect </text:p>
          </table:table-cell>
          <table:table-cell table:style-name="ce157" office:value-type="time" office:time-value="PT22H06M00S" calcext:value-type="time">
            <text:p>22:0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rison Run and Gun </text:p>
          </table:table-cell>
          <table:table-cell office:value-type="time" office:time-value="PT04H05M00S" calcext:value-type="time">
            <text:p>04:0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roject Druid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8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roject Warloc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roteus </text:p>
          </table:table-cell>
          <table:table-cell table:style-name="ce153" office:value-type="time" office:time-value="PT00H57M00S" calcext:value-type="time">
            <text:p>00:57</text:p>
          </table:table-cell>
          <table:table-cell table:style-name="ce50"/>
          <table:table-cell table:style-name="ce173" table:formula="of:=HYPERLINK(&quot;https:/www.pcgamingwiki.com/wiki/&quot;&amp;SUBSTITUTE([.L8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rototype 2 </text:p>
          </table:table-cell>
          <table:table-cell table:style-name="ce153" office:value-type="time" office:time-value="PT14H04M00S" calcext:value-type="time">
            <text:p>14:04</text:p>
          </table:table-cell>
          <table:table-cell table:style-name="ce50"/>
          <table:table-cell table:style-name="ce173" table:formula="of:=HYPERLINK(&quot;https:/www.pcgamingwiki.com/wiki/&quot;&amp;SUBSTITUTE([.L8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Psychonauts </text:p>
          </table:table-cell>
          <table:table-cell table:style-name="ce157" office:value-type="time" office:time-value="PT15H36M00S" calcext:value-type="time">
            <text:p>15:3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ulsta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umped BMX</text:p>
          </table:table-cell>
          <table:table-cell table:style-name="ce153" office:value-type="time" office:time-value="PT06H00M00S" calcext:value-type="time">
            <text:p>06:00</text:p>
          </table:table-cell>
          <table:table-cell table:style-name="ce50"/>
          <table:table-cell table:style-name="ce173" table:formula="of:=HYPERLINK(&quot;https:/www.pcgamingwiki.com/wiki/&quot;&amp;SUBSTITUTE([.L8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umped BMX Pro</text:p>
          </table:table-cell>
          <table:table-cell table:style-name="ce153" office:value-type="time" office:time-value="PT15H00M00S" calcext:value-type="time">
            <text:p>15:00</text:p>
          </table:table-cell>
          <table:table-cell table:style-name="ce50"/>
          <table:table-cell table:style-name="ce173" table:formula="of:=HYPERLINK(&quot;https:/www.pcgamingwiki.com/wiki/&quot;&amp;SUBSTITUTE([.L8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uzzle Agent </text:p>
          </table:table-cell>
          <table:table-cell table:style-name="ce153" office:value-type="time" office:time-value="PT03H34M00S" calcext:value-type="time">
            <text:p>03:34</text:p>
          </table:table-cell>
          <table:table-cell table:style-name="ce50"/>
          <table:table-cell table:style-name="ce173" table:formula="of:=HYPERLINK(&quot;https:/www.pcgamingwiki.com/wiki/&quot;&amp;SUBSTITUTE([.L8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Puzzle Agent 2 </text:p>
          </table:table-cell>
          <table:table-cell table:style-name="ce153" office:value-type="time" office:time-value="PT03H35M00S" calcext:value-type="time">
            <text:p>03:35</text:p>
          </table:table-cell>
          <table:table-cell table:style-name="ce50"/>
          <table:table-cell table:style-name="ce173" table:formula="of:=HYPERLINK(&quot;https:/www.pcgamingwiki.com/wiki/&quot;&amp;SUBSTITUTE([.L8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Q.U.B.E.: Director's Cut </text:p>
          </table:table-cell>
          <table:table-cell table:style-name="ce155" office:value-type="time" office:time-value="PT03H16M00S" calcext:value-type="time">
            <text:p>03:1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8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Quake Champions 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QUBE 2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Quest for Infamy </text:p>
          </table:table-cell>
          <table:table-cell table:style-name="ce157" office:value-type="time" office:time-value="PT15H39M00S" calcext:value-type="time">
            <text:p>15:3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8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Quiplash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8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ace Driver: Grid </text:p>
          </table:table-cell>
          <table:table-cell office:value-type="time" office:time-value="PT25H21M00S" calcext:value-type="time">
            <text:p>25:2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8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ace the Sun </text:p>
          </table:table-cell>
          <table:table-cell table:style-name="ce153" office:value-type="time" office:time-value="PT05H59M00S" calcext:value-type="time">
            <text:p>05:59</text:p>
          </table:table-cell>
          <table:table-cell table:style-name="ce50"/>
          <table:table-cell table:style-name="ce173" table:formula="of:=HYPERLINK(&quot;https:/www.pcgamingwiki.com/wiki/&quot;&amp;SUBSTITUTE([.L8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RAD</text:p>
          </table:table-cell>
          <table:table-cell table:number-columns-repeated="2"/>
          <table:table-cell table:style-name="ce173" table:formula="of:=HYPERLINK(&quot;https:/www.pcgamingwiki.com/wiki/&quot;&amp;SUBSTITUTE([.L8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age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ain Wor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8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Ratchet &amp; Clank (2016)</text:p>
          </table:table-cell>
          <table:table-cell table:style-name="ce123" table:number-columns-repeated="2"/>
          <table:table-cell table:style-name="ce173" table:formula="of:=HYPERLINK(&quot;https:/www.pcgamingwiki.com/wiki/&quot;&amp;SUBSTITUTE([.L8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atchet &amp; Clank All 4 On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8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tchet &amp; Clank Trilogy</text:p>
          </table:table-cell>
          <table:table-cell table:style-name="ce91"/>
          <table:table-cell table:style-name="ce169"/>
          <table:table-cell table:style-name="ce173" table:formula="of:=HYPERLINK(&quot;https:/www.pcgamingwiki.com/wiki/&quot;&amp;SUBSTITUTE([.L8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32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tchet &amp; Clank: A Crack in Tim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8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tchet &amp; Clank: Into the Nexus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8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8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tchet &amp; Clank: Quest for Booty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9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tchet &amp; Clank: Tools of Destruction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9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atchet and Clank - Q Forc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atchet Gladiato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avensword: Shadowlands 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ayman Legends</text:p>
          </table:table-cell>
          <table:table-cell table:style-name="ce157" office:value-type="time" office:time-value="PT09H30M00S" calcext:value-type="time">
            <text:p>09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/>
          <table:table-cell table:style-name="ce91" office:value-type="string" calcext:value-type="string">
            <text:p>U</text:p>
          </table:table-cell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ayman Origins </text:p>
          </table:table-cell>
          <table:table-cell table:style-name="ce155" office:value-type="time" office:time-value="PT13H26M00S" calcext:value-type="time">
            <text:p>13:26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9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yman Raving Rabbids 2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yman Raving Rabbids TV Party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bel Galax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d Orchestra 2: Heroes of Stalingrad </text:p>
          </table:table-cell>
          <table:table-cell table:style-name="ce153" office:value-type="time" office:time-value="PT11H02M00S" calcext:value-type="time">
            <text:p>11:02</text:p>
          </table:table-cell>
          <table:table-cell table:style-name="ce50"/>
          <table:table-cell table:style-name="ce173" table:formula="of:=HYPERLINK(&quot;https:/www.pcgamingwiki.com/wiki/&quot;&amp;SUBSTITUTE([.L9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 Steel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 Steel 2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Red Wings: Aces of the Sky</text:p>
          </table:table-cell>
          <table:table-cell table:style-name="ce102" table:number-columns-repeated="2"/>
          <table:table-cell table:style-name="ce173" table:formula="of:=HYPERLINK(&quot;https:/www.pcgamingwiki.com/wiki/&quot;&amp;SUBSTITUTE([.L9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d Wings: Aces of the Sk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edout: Enhanced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funct </text:p>
          </table:table-cell>
          <table:table-cell table:style-name="ce155" office:value-type="time" office:time-value="PT00H30M00S" calcext:value-type="time">
            <text:p>00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9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elict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mnant: From the Ashes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173" table:formula="of:=HYPERLINK(&quot;https:/www.pcgamingwiki.com/wiki/&quot;&amp;SUBSTITUTE([.L9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enegade Ops </text:p>
          </table:table-cell>
          <table:table-cell office:value-type="time" office:time-value="PT05H26M00S" calcext:value-type="time">
            <text:p>05:2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epublique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4 </text:p>
          </table:table-cell>
          <table:table-cell table:style-name="ce155" office:value-type="time" office:time-value="PT18H08M00S" calcext:value-type="time">
            <text:p>18:08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9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5 </text:p>
          </table:table-cell>
          <table:table-cell table:style-name="ce155" office:value-type="time" office:time-value="PT14H44M00S" calcext:value-type="time">
            <text:p>14:44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9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6 </text:p>
          </table:table-cell>
          <table:table-cell table:style-name="ce155" office:value-type="time" office:time-value="PT24H37M00S" calcext:value-type="time">
            <text:p>24:37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9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The Darkside Chronicles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9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The Umbrella Chronicles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9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 Zero: HD Remaster </text:p>
          </table:table-cell>
          <table:table-cell table:style-name="ce155" office:value-type="time" office:time-value="PT11H03M00S" calcext:value-type="time">
            <text:p>11:0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9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esident Evil: HD Remaster </text:p>
          </table:table-cell>
          <table:table-cell table:style-name="ce155" office:value-type="time" office:time-value="PT12H39M00S" calcext:value-type="time">
            <text:p>12:39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9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etro City Rampage DX </text:p>
          </table:table-cell>
          <table:table-cell table:style-name="ce157" office:value-type="time" office:time-value="PT06H45M00S" calcext:value-type="time">
            <text:p>06:4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us </text:p>
          </table:table-cell>
          <table:table-cell table:style-name="ce153" office:value-type="time" office:time-value="PT26H34M00S" calcext:value-type="time">
            <text:p>26:34</text:p>
          </table:table-cell>
          <table:table-cell table:style-name="ce50"/>
          <table:table-cell table:style-name="ce173" table:formula="of:=HYPERLINK(&quot;https:/www.pcgamingwiki.com/wiki/&quot;&amp;SUBSTITUTE([.L9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evenge of the Titans </text:p>
          </table:table-cell>
          <table:table-cell table:style-name="ce153" office:value-type="time" office:time-value="PT11H40M00S" calcext:value-type="time">
            <text:p>11:40</text:p>
          </table:table-cell>
          <table:table-cell table:style-name="ce50"/>
          <table:table-cell table:style-name="ce173" table:formula="of:=HYPERLINK(&quot;https:/www.pcgamingwiki.com/wiki/&quot;&amp;SUBSTITUTE([.L9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eX (2018)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9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hiannon: Curse of the Four Branches </text:p>
          </table:table-cell>
          <table:table-cell office:value-type="time" office:time-value="PT09H01M00S" calcext:value-type="time">
            <text:p>09:0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iME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ise of the Tomb Raide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iverbo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ochard </text:p>
          </table:table-cell>
          <table:table-cell table:style-name="ce155" office:value-type="time" office:time-value="PT06H01M00S" calcext:value-type="time">
            <text:p>06:01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9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Rock Band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9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4"/>
          <table:table-cell table:style-name="ce94" office:value-type="float" office:value="3" calcext:value-type="float">
            <text:p>3</text:p>
          </table:table-cell>
          <table:table-cell table:style-name="ce113" table:number-columns-repeated="4"/>
          <table:table-cell table:style-name="ce95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Rock Band 3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9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5"/>
          <table:table-cell table:style-name="ce94" office:value-type="float" office:value="4" calcext:value-type="float">
            <text:p>4</text:p>
          </table:table-cell>
          <table:table-cell table:style-name="ce95" table:number-columns-repeated="4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Rock Band 4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9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3"/>
          <table:table-cell table:style-name="ce94" office:value-type="string" calcext:value-type="string">
            <text:p>O</text:p>
          </table:table-cell>
          <table:table-cell table:style-name="ce95" table:number-columns-repeated="6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Rocket Arena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9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/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Rocket League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9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ocketbirds: Hardboiled Chicken </text:p>
          </table:table-cell>
          <table:table-cell table:style-name="ce157" office:value-type="time" office:time-value="PT03H52M00S" calcext:value-type="time">
            <text:p>03:5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ogue Heroes: Ruins of Taso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ogue Legac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RollerCoaster Tycoon 3: Complete Edition</text:p>
          </table:table-cell>
          <table:table-cell office:value-type="time" office:time-value="PT17H00M00S" calcext:value-type="time">
            <text:p>17:00</text:p>
          </table:table-cell>
          <table:table-cell/>
          <table:table-cell table:style-name="ce173" table:formula="of:=HYPERLINK(&quot;https:/www.pcgamingwiki.com/wiki/&quot;&amp;SUBSTITUTE([.L9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40" office:value-type="string" calcext:value-type="string">
            <text:p>Rollers of the Realm </text:p>
          </table:table-cell>
          <table:table-cell table:style-name="ce163" office:value-type="time" office:time-value="PT06H27M00S" calcext:value-type="time">
            <text:p>06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ome: Total War </text:p>
          </table:table-cell>
          <table:table-cell table:style-name="ce153" office:value-type="time" office:time-value="PT52H46M00S" calcext:value-type="time">
            <text:p>52:46</text:p>
          </table:table-cell>
          <table:table-cell table:style-name="ce50"/>
          <table:table-cell table:style-name="ce173" table:formula="of:=HYPERLINK(&quot;https:/www.pcgamingwiki.com/wiki/&quot;&amp;SUBSTITUTE([.L9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onin </text:p>
          </table:table-cell>
          <table:table-cell table:style-name="ce157" office:value-type="time" office:time-value="PT06H37M00S" calcext:value-type="time">
            <text:p>06:3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oommates </text:p>
          </table:table-cell>
          <table:table-cell table:style-name="ce157" office:value-type="time" office:time-value="PT06H13M00S" calcext:value-type="time">
            <text:p>06:1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Rover Rescu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9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Ruiner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ints Row 2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173" table:formula="of:=HYPERLINK(&quot;https:/www.pcgamingwiki.com/wiki/&quot;&amp;SUBSTITUTE([.L9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 table:number-columns-repeated="5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ints Row IV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Saints Row The Third Remastered</text:p>
          </table:table-cell>
          <table:table-cell table:number-columns-repeated="2"/>
          <table:table-cell table:style-name="ce173" table:formula="of:=HYPERLINK(&quot;https:/www.pcgamingwiki.com/wiki/&quot;&amp;SUBSTITUTE([.L9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kura Fantasy - Chapter 1 </text:p>
          </table:table-cell>
          <table:table-cell table:style-name="ce153" office:value-type="time" office:time-value="PT03H57M00S" calcext:value-type="time">
            <text:p>03:57</text:p>
          </table:table-cell>
          <table:table-cell table:style-name="ce50"/>
          <table:table-cell table:style-name="ce173" table:formula="of:=HYPERLINK(&quot;https:/www.pcgamingwiki.com/wiki/&quot;&amp;SUBSTITUTE([.L9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lt and Sanctuar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1: Culture Shock </text:p>
          </table:table-cell>
          <table:table-cell office:value-type="time" office:time-value="PT02H31M00S" calcext:value-type="time">
            <text:p>02:3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2: Situation: Comedy </text:p>
          </table:table-cell>
          <table:table-cell office:value-type="time" office:time-value="PT02H04M00S" calcext:value-type="time">
            <text:p>02:0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3: The Mole, the Mob, and the Meatball </text:p>
          </table:table-cell>
          <table:table-cell office:value-type="time" office:time-value="PT01H47M00S" calcext:value-type="time">
            <text:p>01:4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5: Reality 2.0 </text:p>
          </table:table-cell>
          <table:table-cell office:value-type="time" office:time-value="PT02H20M00S" calcext:value-type="time">
            <text:p>02:2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6: Bright Side of the Moon 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1: Ice Station Santa </text:p>
          </table:table-cell>
          <table:table-cell office:value-type="time" office:time-value="PT02H54M00S" calcext:value-type="time">
            <text:p>02:5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2: Moai Better Blues </text:p>
          </table:table-cell>
          <table:table-cell office:value-type="time" office:time-value="PT02H23M00S" calcext:value-type="time">
            <text:p>02:2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3: Night of the Raving Dead </text:p>
          </table:table-cell>
          <table:table-cell office:value-type="time" office:time-value="PT02H38M00S" calcext:value-type="time">
            <text:p>02:3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4: Chariots of the Dogs </text:p>
          </table:table-cell>
          <table:table-cell office:value-type="time" office:time-value="PT02H42M00S" calcext:value-type="time">
            <text:p>02:4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5: What's New, Beelzebub? </text:p>
          </table:table-cell>
          <table:table-cell office:value-type="time" office:time-value="PT02H57M00S" calcext:value-type="time">
            <text:p>02:5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1: The Penal Zone </text:p>
          </table:table-cell>
          <table:table-cell office:value-type="time" office:time-value="PT03H54M00S" calcext:value-type="time">
            <text:p>03:5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2: The Tomb of Sammun-Mak </text:p>
          </table:table-cell>
          <table:table-cell office:value-type="time" office:time-value="PT03H18M00S" calcext:value-type="time">
            <text:p>03:1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3: They Stole Max's Brain! </text:p>
          </table:table-cell>
          <table:table-cell office:value-type="time" office:time-value="PT03H04M00S" calcext:value-type="time">
            <text:p>03:0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4: Beyond the Alley of the Dolls </text:p>
          </table:table-cell>
          <table:table-cell office:value-type="time" office:time-value="PT02H57M00S" calcext:value-type="time">
            <text:p>02:5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5: The City That Dares Not Sleep </text:p>
          </table:table-cell>
          <table:table-cell office:value-type="time" office:time-value="PT02H49M00S" calcext:value-type="time">
            <text:p>02:49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am and Max Hit the Road</text:p>
          </table:table-cell>
          <table:table-cell table:number-columns-repeated="2"/>
          <table:table-cell table:style-name="ce173" table:formula="of:=HYPERLINK(&quot;https:/www.pcgamingwiki.com/wiki/&quot;&amp;SUBSTITUTE([.L9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amorost 1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amorost 2 </text:p>
          </table:table-cell>
          <table:table-cell table:style-name="ce157" office:value-type="time" office:time-value="PT01H05M00S" calcext:value-type="time">
            <text:p>01:0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murai Shodown V Special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murai Showdown II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nctum 2 </text:p>
          </table:table-cell>
          <table:table-cell table:style-name="ce153" office:value-type="time" office:time-value="PT18H23M00S" calcext:value-type="time">
            <text:p>18:23</text:p>
          </table:table-cell>
          <table:table-cell table:style-name="ce50"/>
          <table:table-cell table:style-name="ce173" table:formula="of:=HYPERLINK(&quot;https:/www.pcgamingwiki.com/wiki/&quot;&amp;SUBSTITUTE([.L9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ng-Froid: Tales Of Werewolves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/>
          <table:table-cell table:style-name="ce173" table:formula="of:=HYPERLINK(&quot;https:/www.pcgamingwiki.com/wiki/&quot;&amp;SUBSTITUTE([.L9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anitarium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173" table:formula="of:=HYPERLINK(&quot;https:/www.pcgamingwiki.com/wiki/&quot;&amp;SUBSTITUTE([.L9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anta Rocksta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tellite Reign </text:p>
          </table:table-cell>
          <table:table-cell office:value-type="time" office:time-value="PT30H03M00S" calcext:value-type="time">
            <text:p>30:0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avant: Ascent </text:p>
          </table:table-cell>
          <table:table-cell table:style-name="ce157" office:value-type="time" office:time-value="PT01H16M00S" calcext:value-type="time">
            <text:p>01:1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chein </text:p>
          </table:table-cell>
          <table:table-cell table:style-name="ce157" office:value-type="time" office:time-value="PT08H18M00S" calcext:value-type="time">
            <text:p>08:1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creencheat </text:p>
          </table:table-cell>
          <table:table-cell table:style-name="ce157" office:value-type="time" office:time-value="PT07H03M00S" calcext:value-type="time">
            <text:p>07:0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econd Extinc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ecret Files 2: Puritas Cordis</text:p>
          </table:table-cell>
          <table:table-cell table:number-columns-repeated="2"/>
          <table:table-cell table:style-name="ce173" table:formula="of:=HYPERLINK(&quot;https:/www.pcgamingwiki.com/wiki/&quot;&amp;SUBSTITUTE([.L9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ecret Files 3</text:p>
          </table:table-cell>
          <table:table-cell table:number-columns-repeated="2"/>
          <table:table-cell table:style-name="ce173" table:formula="of:=HYPERLINK(&quot;https:/www.pcgamingwiki.com/wiki/&quot;&amp;SUBSTITUTE([.L9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ecret Files: Sam Peters</text:p>
          </table:table-cell>
          <table:table-cell table:number-columns-repeated="2"/>
          <table:table-cell table:style-name="ce173" table:formula="of:=HYPERLINK(&quot;https:/www.pcgamingwiki.com/wiki/&quot;&amp;SUBSTITUTE([.L9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ecret Files: Tunguska</text:p>
          </table:table-cell>
          <table:table-cell table:number-columns-repeated="2"/>
          <table:table-cell table:style-name="ce173" table:formula="of:=HYPERLINK(&quot;https:/www.pcgamingwiki.com/wiki/&quot;&amp;SUBSTITUTE([.L9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EGA Genesis Classics Collection 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ekiro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engoku 3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9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erial Cleaner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173" table:formula="of:=HYPERLINK(&quot;https:/www.pcgamingwiki.com/wiki/&quot;&amp;SUBSTITUTE([.L9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erious Sam: The First Encounter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/>
          <table:table-cell table:style-name="ce173" table:formula="of:=HYPERLINK(&quot;https:/www.pcgamingwiki.com/wiki/&quot;&amp;SUBSTITUTE([.L9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EUM: Speedrunners from Hell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N</text:p>
          </table:table-cell>
          <table:table-cell table:style-name="ce173" table:formula="of:=HYPERLINK(&quot;https:/www.pcgamingwiki.com/wiki/&quot;&amp;SUBSTITUTE([.L9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even: Enhanced Edtition</text:p>
          </table:table-cell>
          <table:table-cell table:number-columns-repeated="2"/>
          <table:table-cell table:style-name="ce173" table:formula="of:=HYPERLINK(&quot;https:/www.pcgamingwiki.com/wiki/&quot;&amp;SUBSTITUTE([.L9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hadow of the Tomb Raider: Definitive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9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hadow Tactics - Blades Of The Shogun</text:p>
          </table:table-cell>
          <table:table-cell table:style-name="ce157" office:value-type="time" office:time-value="PT24H30M00S" calcext:value-type="time">
            <text:p>24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9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 Warrior (1997) </text:p>
          </table:table-cell>
          <table:table-cell office:value-type="time" office:time-value="PT11H40M00S" calcext:value-type="time">
            <text:p>11:4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9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9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hadow Warrior (2013) </text:p>
          </table:table-cell>
          <table:table-cell table:style-name="ce155" office:value-type="time" office:time-value="PT13H51M00S" calcext:value-type="time">
            <text:p>13:51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0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</text:p>
          </table:table-cell>
          <table:table-cell table:style-name="ce95"/>
          <table:table-cell table:style-name="ce94" office:value-type="string" calcext:value-type="string">
            <text:p>G</text:p>
          </table:table-cell>
          <table:table-cell table:style-name="ce95" table:number-columns-repeated="7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hadow Warrior 2</text:p>
          </table:table-cell>
          <table:table-cell table:style-name="ce158" office:value-type="time" office:time-value="PT07H30M00S" calcext:value-type="time">
            <text:p>07:30</text:p>
          </table:table-cell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10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grounds </text:p>
          </table:table-cell>
          <table:table-cell office:value-type="time" office:time-value="PT06H11M00S" calcext:value-type="time">
            <text:p>06:11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grounds Survivor </text:p>
          </table:table-cell>
          <table:table-cell office:value-type="time" office:time-value="PT04H06M00S" calcext:value-type="time">
            <text:p>04:0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run Dragonfall - Director's Cut</text:p>
          </table:table-cell>
          <table:table-cell office:value-type="time" office:time-value="PT21H00M00S" calcext:value-type="time">
            <text:p>21:00</text:p>
          </table:table-cell>
          <table:table-cell/>
          <table:table-cell table:style-name="ce173" table:formula="of:=HYPERLINK(&quot;https:/www.pcgamingwiki.com/wiki/&quot;&amp;SUBSTITUTE([.L10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run Hong Kong - Extended Edition</text:p>
          </table:table-cell>
          <table:table-cell office:value-type="time" office:time-value="PT20H30M00S" calcext:value-type="time">
            <text:p>20:30</text:p>
          </table:table-cell>
          <table:table-cell/>
          <table:table-cell table:style-name="ce173" table:formula="of:=HYPERLINK(&quot;https:/www.pcgamingwiki.com/wiki/&quot;&amp;SUBSTITUTE([.L10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run Returns </text:p>
          </table:table-cell>
          <table:table-cell office:value-type="time" office:time-value="PT13H37M00S" calcext:value-type="time">
            <text:p>13:3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hank </text:p>
          </table:table-cell>
          <table:table-cell table:style-name="ce155" office:value-type="time" office:time-value="PT03H30M00S" calcext:value-type="time">
            <text:p>03:30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0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hank 2 </text:p>
          </table:table-cell>
          <table:table-cell table:style-name="ce157" office:value-type="time" office:time-value="PT04H43M00S" calcext:value-type="time">
            <text:p>04:4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hantae and the Pirate's Curse </text:p>
          </table:table-cell>
          <table:table-cell table:style-name="ce157" office:value-type="time" office:time-value="PT09H19M00S" calcext:value-type="time">
            <text:p>09:1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ape Shifter (2016)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0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haq Fu 2: A Legend Reborn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/>
          <table:table-cell table:style-name="ce173" table:formula="of:=HYPERLINK(&quot;https:/www.pcgamingwiki.com/wiki/&quot;&amp;SUBSTITUTE([.L10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hatter </text:p>
          </table:table-cell>
          <table:table-cell table:style-name="ce155" office:value-type="time" office:time-value="PT03H01M00S" calcext:value-type="time">
            <text:p>03:01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0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attered - Tale of the Forgotten Kin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elter </text:p>
          </table:table-cell>
          <table:table-cell table:style-name="ce153" office:value-type="time" office:time-value="PT01H25M00S" calcext:value-type="time">
            <text:p>01:25</text:p>
          </table:table-cell>
          <table:table-cell table:style-name="ce50"/>
          <table:table-cell table:style-name="ce173" table:formula="of:=HYPERLINK(&quot;https:/www.pcgamingwiki.com/wiki/&quot;&amp;SUBSTITUTE([.L10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eltere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Shenmue 3</text:p>
          </table:table-cell>
          <table:table-cell table:number-columns-repeated="2"/>
          <table:table-cell table:style-name="ce173" table:formula="of:=HYPERLINK(&quot;https:/www.pcgamingwiki.com/wiki/&quot;&amp;SUBSTITUTE([.L10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erlock Holmes Crimes and Punishments</text:p>
          </table:table-cell>
          <table:table-cell table:style-name="ce153" office:value-type="time" office:time-value="PT14H30M00S" calcext:value-type="time">
            <text:p>14:30</text:p>
          </table:table-cell>
          <table:table-cell table:style-name="ce50"/>
          <table:table-cell table:style-name="ce173" table:formula="of:=HYPERLINK(&quot;https:/www.pcgamingwiki.com/wiki/&quot;&amp;SUBSTITUTE([.L10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erlock Holmes: The Devil's Daught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ock Troope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hock Troopers 2nd Squa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id Meier's Civilization III: Complete </text:p>
          </table:table-cell>
          <table:table-cell table:style-name="ce153" office:value-type="time" office:time-value="PT27H37M00S" calcext:value-type="time">
            <text:p>27:37</text:p>
          </table:table-cell>
          <table:table-cell table:style-name="ce50"/>
          <table:table-cell table:style-name="ce173" table:formula="of:=HYPERLINK(&quot;https:/www.pcgamingwiki.com/wiki/&quot;&amp;SUBSTITUTE([.L10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igma Theory: Global Cold War</text:p>
          </table:table-cell>
          <table:table-cell table:style-name="ce123" table:number-columns-repeated="2"/>
          <table:table-cell table:style-name="ce173" table:formula="of:=HYPERLINK(&quot;https:/www.pcgamingwiki.com/wiki/&quot;&amp;SUBSTITUTE([.L10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ilence </text:p>
          </table:table-cell>
          <table:table-cell office:value-type="time" office:time-value="PT06H05M00S" calcext:value-type="time">
            <text:p>06:0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Silent Hill 2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10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ilver Chain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imcity 3000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10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in And Punishment 2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Sine Mora Ex</text:p>
          </table:table-cell>
          <table:table-cell table:style-name="ce102" table:number-columns-repeated="2"/>
          <table:table-cell table:style-name="ce173" table:formula="of:=HYPERLINK(&quot;https:/www.pcgamingwiki.com/wiki/&quot;&amp;SUBSTITUTE([.L10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ins of a Solar Empire: Rebellion </text:p>
          </table:table-cell>
          <table:table-cell table:style-name="ce153" office:value-type="time" office:time-value="PT25H59M00S" calcext:value-type="time">
            <text:p>25:59</text:p>
          </table:table-cell>
          <table:table-cell table:style-name="ce50"/>
          <table:table-cell table:style-name="ce173" table:formula="of:=HYPERLINK(&quot;https:/www.pcgamingwiki.com/wiki/&quot;&amp;SUBSTITUTE([.L10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ir, You Are Being Hunted </text:p>
          </table:table-cell>
          <table:table-cell table:style-name="ce153" office:value-type="time" office:time-value="PT04H16M00S" calcext:value-type="time">
            <text:p>04:16</text:p>
          </table:table-cell>
          <table:table-cell table:style-name="ce50"/>
          <table:table-cell table:style-name="ce173" table:formula="of:=HYPERLINK(&quot;https:/www.pcgamingwiki.com/wiki/&quot;&amp;SUBSTITUTE([.L10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irius Online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0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kullgirls Encore </text:p>
          </table:table-cell>
          <table:table-cell table:style-name="ce157" office:value-type="time" office:time-value="PT06H11M00S" calcext:value-type="time">
            <text:p>06:1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SkyDrift</text:p>
          </table:table-cell>
          <table:table-cell table:style-name="ce123" table:number-columns-repeated="2"/>
          <table:table-cell table:style-name="ce173" table:formula="of:=HYPERLINK(&quot;https:/www.pcgamingwiki.com/wiki/&quot;&amp;SUBSTITUTE([.L10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leeping Valley </text:p>
          </table:table-cell>
          <table:table-cell table:style-name="ce153" office:value-type="time" office:time-value="PT00H23M00S" calcext:value-type="time">
            <text:p>00:23</text:p>
          </table:table-cell>
          <table:table-cell table:style-name="ce50"/>
          <table:table-cell table:style-name="ce173" table:formula="of:=HYPERLINK(&quot;https:/www.pcgamingwiki.com/wiki/&quot;&amp;SUBSTITUTE([.L10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lime Ranch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lipstream 5000 </text:p>
          </table:table-cell>
          <table:table-cell table:style-name="ce153" office:value-type="time" office:time-value="PT01H34M00S" calcext:value-type="time">
            <text:p>01:34</text:p>
          </table:table-cell>
          <table:table-cell table:style-name="ce50"/>
          <table:table-cell table:style-name="ce173" table:formula="of:=HYPERLINK(&quot;https:/www.pcgamingwiki.com/wiki/&quot;&amp;SUBSTITUTE([.L10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ludge Lif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ly 2_ Band of Thieve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ly 3_ Honour Among Thieve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ly Cooper and the Thievius Raccoonu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ly Cooper_ Thieves in Tim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tepmania 5 PIU Fiesta Ex</text:p>
          </table:table-cell>
          <table:table-cell table:style-name="ce158"/>
          <table:table-cell table:style-name="ce172"/>
          <table:table-cell table:style-name="ce173" table:formula="of:=HYPERLINK(&quot;https:/www.pcgamingwiki.com/wiki/&quot;&amp;SUBSTITUTE([.L10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moke and Sacrifice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nake Pass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173" table:formula="of:=HYPERLINK(&quot;https:/www.pcgamingwiki.com/wiki/&quot;&amp;SUBSTITUTE([.L10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napshot </text:p>
          </table:table-cell>
          <table:table-cell table:style-name="ce157" office:value-type="time" office:time-value="PT10H12M00S" calcext:value-type="time">
            <text:p>10:1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NK 40th Anniversary Collec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nowball</text:p>
          </table:table-cell>
          <table:table-cell table:style-name="ce157" office:value-type="time" office:time-value="PT00H26M00S" calcext:value-type="time">
            <text:p>00:2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nuggle Truck </text:p>
          </table:table-cell>
          <table:table-cell table:style-name="ce153" office:value-type="time" office:time-value="PT04H03M00S" calcext:value-type="time">
            <text:p>04:03</text:p>
          </table:table-cell>
          <table:table-cell table:style-name="ce50"/>
          <table:table-cell table:style-name="ce173" table:formula="of:=HYPERLINK(&quot;https:/www.pcgamingwiki.com/wiki/&quot;&amp;SUBSTITUTE([.L10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okobo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olar 2 </text:p>
          </table:table-cell>
          <table:table-cell table:style-name="ce153" office:value-type="time" office:time-value="PT04H03M00S" calcext:value-type="time">
            <text:p>04:03</text:p>
          </table:table-cell>
          <table:table-cell table:style-name="ce50"/>
          <table:table-cell table:style-name="ce173" table:formula="of:=HYPERLINK(&quot;https:/www.pcgamingwiki.com/wiki/&quot;&amp;SUBSTITUTE([.L10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olitairica</text:p>
          </table:table-cell>
          <table:table-cell table:style-name="ce113" table:number-columns-repeated="2"/>
          <table:table-cell table:style-name="ce173" table:formula="of:=HYPERLINK(&quot;https:/www.pcgamingwiki.com/wiki/&quot;&amp;SUBSTITUTE([.L10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OMA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ong of Horror Complete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onic Adventure 2 </text:p>
          </table:table-cell>
          <table:table-cell table:style-name="ce153" office:value-type="time" office:time-value="PT15H32M00S" calcext:value-type="time">
            <text:p>15:32</text:p>
          </table:table-cell>
          <table:table-cell table:style-name="ce50"/>
          <table:table-cell table:style-name="ce173" table:formula="of:=HYPERLINK(&quot;https:/www.pcgamingwiki.com/wiki/&quot;&amp;SUBSTITUTE([.L10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onic Generations 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0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onic Mania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Unleashed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y el Caballero Negro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onic y los Anillos Secretos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0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ul Calibur Legends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oul Gambler </text:p>
          </table:table-cell>
          <table:table-cell table:style-name="ce155" office:value-type="time" office:time-value="PT01H51M00S" calcext:value-type="time">
            <text:p>01:51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0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oulless: Ray Of Hope </text:p>
          </table:table-cell>
          <table:table-cell office:value-type="time" office:time-value="PT02H15M00S" calcext:value-type="time">
            <text:p>02:15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oulWorker </text:p>
          </table:table-cell>
          <table:table-cell table:style-name="ce153" office:value-type="time" office:time-value="PT06H00M00S" calcext:value-type="time">
            <text:p>06:00</text:p>
          </table:table-cell>
          <table:table-cell table:style-name="ce50"/>
          <table:table-cell table:style-name="ce173" table:formula="of:=HYPERLINK(&quot;https:/www.pcgamingwiki.com/wiki/&quot;&amp;SUBSTITUTE([.L10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ce Farmers </text:p>
          </table:table-cell>
          <table:table-cell table:style-name="ce153" office:value-type="time" office:time-value="PT04H21M00S" calcext:value-type="time">
            <text:p>04:21</text:p>
          </table:table-cell>
          <table:table-cell table:style-name="ce50"/>
          <table:table-cell table:style-name="ce173" table:formula="of:=HYPERLINK(&quot;https:/www.pcgamingwiki.com/wiki/&quot;&amp;SUBSTITUTE([.L10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ce Hack </text:p>
          </table:table-cell>
          <table:table-cell table:style-name="ce153" office:value-type="time" office:time-value="PT30H03M00S" calcext:value-type="time">
            <text:p>30:03</text:p>
          </table:table-cell>
          <table:table-cell table:style-name="ce50"/>
          <table:table-cell table:style-name="ce173" table:formula="of:=HYPERLINK(&quot;https:/www.pcgamingwiki.com/wiki/&quot;&amp;SUBSTITUTE([.L10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ce Pirates and Zombies </text:p>
          </table:table-cell>
          <table:table-cell table:style-name="ce153" office:value-type="time" office:time-value="PT42H30M00S" calcext:value-type="time">
            <text:p>42:30</text:p>
          </table:table-cell>
          <table:table-cell table:style-name="ce50"/>
          <table:table-cell table:style-name="ce173" table:formula="of:=HYPERLINK(&quot;https:/www.pcgamingwiki.com/wiki/&quot;&amp;SUBSTITUTE([.L10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ce Trader: Merchant Marine </text:p>
          </table:table-cell>
          <table:table-cell table:style-name="ce153" office:value-type="time" office:time-value="PT07H46M00S" calcext:value-type="time">
            <text:p>07:46</text:p>
          </table:table-cell>
          <table:table-cell table:style-name="ce50"/>
          <table:table-cell table:style-name="ce173" table:formula="of:=HYPERLINK(&quot;https:/www.pcgamingwiki.com/wiki/&quot;&amp;SUBSTITUTE([.L10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cebase DF-9 Prototype </text:p>
          </table:table-cell>
          <table:table-cell table:style-name="ce153" office:value-type="time" office:time-value="PT01H10M00S" calcext:value-type="time">
            <text:p>01:10</text:p>
          </table:table-cell>
          <table:table-cell table:style-name="ce50"/>
          <table:table-cell table:style-name="ce173" table:formula="of:=HYPERLINK(&quot;https:/www.pcgamingwiki.com/wiki/&quot;&amp;SUBSTITUTE([.L10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aceChem </text:p>
          </table:table-cell>
          <table:table-cell table:style-name="ce157" office:value-type="time" office:time-value="PT52H40M00S" calcext:value-type="time">
            <text:p>52:4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rkle 2 Evo </text:p>
          </table:table-cell>
          <table:table-cell table:style-name="ce153" office:value-type="time" office:time-value="PT03H23M00S" calcext:value-type="time">
            <text:p>03:23</text:p>
          </table:table-cell>
          <table:table-cell table:style-name="ce50"/>
          <table:table-cell table:style-name="ce173" table:formula="of:=HYPERLINK(&quot;https:/www.pcgamingwiki.com/wiki/&quot;&amp;SUBSTITUTE([.L10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arkle 3: Genesis </text:p>
          </table:table-cell>
          <table:table-cell table:style-name="ce153" office:value-type="time" office:time-value="PT04H56M00S" calcext:value-type="time">
            <text:p>04:56</text:p>
          </table:table-cell>
          <table:table-cell table:style-name="ce50"/>
          <table:table-cell table:style-name="ce173" table:formula="of:=HYPERLINK(&quot;https:/www.pcgamingwiki.com/wiki/&quot;&amp;SUBSTITUTE([.L10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ec Ops: The Line </text:p>
          </table:table-cell>
          <table:table-cell table:style-name="ce157" office:value-type="time" office:time-value="PT06H49M00S" calcext:value-type="time">
            <text:p>06:4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ectraball </text:p>
          </table:table-cell>
          <table:table-cell table:style-name="ce153" office:value-type="time" office:time-value="PT02H27M00S" calcext:value-type="time">
            <text:p>02:27</text:p>
          </table:table-cell>
          <table:table-cell table:style-name="ce50"/>
          <table:table-cell table:style-name="ce173" table:formula="of:=HYPERLINK(&quot;https:/www.pcgamingwiki.com/wiki/&quot;&amp;SUBSTITUTE([.L10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Speed Brawl</text:p>
          </table:table-cell>
          <table:table-cell table:number-columns-repeated="2"/>
          <table:table-cell table:style-name="ce173" table:formula="of:=HYPERLINK(&quot;https:/www.pcgamingwiki.com/wiki/&quot;&amp;SUBSTITUTE([.L10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ellcaster Universit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ikit </text:p>
          </table:table-cell>
          <table:table-cell table:style-name="ce153" office:value-type="time" office:time-value="PT01H18M00S" calcext:value-type="time">
            <text:p>01:18</text:p>
          </table:table-cell>
          <table:table-cell table:style-name="ce50"/>
          <table:table-cell table:style-name="ce173" table:formula="of:=HYPERLINK(&quot;https:/www.pcgamingwiki.com/wiki/&quot;&amp;SUBSTITUTE([.L10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inc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irits </text:p>
          </table:table-cell>
          <table:table-cell table:style-name="ce157" office:value-type="time" office:time-value="PT04H03M00S" calcext:value-type="time">
            <text:p>04:0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pitkis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0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lasher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lice </text:p>
          </table:table-cell>
          <table:table-cell table:style-name="ce157" office:value-type="time" office:time-value="PT03H31M00S" calcext:value-type="time">
            <text:p>03:3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plinter Cell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0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plinter Cell: Chaos Theory</text:p>
          </table:table-cell>
          <table:table-cell table:number-columns-repeated="2"/>
          <table:table-cell table:style-name="ce173" table:formula="of:=HYPERLINK(&quot;https:/www.pcgamingwiki.com/wiki/&quot;&amp;SUBSTITUTE([.L10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Splot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0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pyborgs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pyro: La Fuerza del Dragon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SX Blur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0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acking </text:p>
          </table:table-cell>
          <table:table-cell table:style-name="ce157" office:value-type="time" office:time-value="PT06H17M00S" calcext:value-type="time">
            <text:p>06:1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 Chronicles: Delta Quadrant </text:p>
          </table:table-cell>
          <table:table-cell table:style-name="ce153" office:value-type="time" office:time-value="PT34H39M00S" calcext:value-type="time">
            <text:p>34:39</text:p>
          </table:table-cell>
          <table:table-cell table:style-name="ce50"/>
          <table:table-cell table:style-name="ce173" table:formula="of:=HYPERLINK(&quot;https:/www.pcgamingwiki.com/wiki/&quot;&amp;SUBSTITUTE([.L10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 Drifter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0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 Field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0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 Vikings Forever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173" table:formula="of:=HYPERLINK(&quot;https:/www.pcgamingwiki.com/wiki/&quot;&amp;SUBSTITUTE([.L10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STAR WARS Jedi: Fallen Order</text:p>
          </table:table-cell>
          <table:table-cell table:number-columns-repeated="2"/>
          <table:table-cell table:style-name="ce173" table:formula="of:=HYPERLINK(&quot;https:/www.pcgamingwiki.com/wiki/&quot;&amp;SUBSTITUTE([.L10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STAR WARS: Squadrons</text:p>
          </table:table-cell>
          <table:table-cell table:number-columns-repeated="2"/>
          <table:table-cell table:style-name="ce173" table:formula="of:=HYPERLINK(&quot;https:/www.pcgamingwiki.com/wiki/&quot;&amp;SUBSTITUTE([.L10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ion Tactic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0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arlink Battle For Atlas</text:p>
          </table:table-cell>
          <table:table-cell table:number-columns-repeated="2"/>
          <table:table-cell table:style-name="ce173" table:formula="of:=HYPERLINK(&quot;https:/www.pcgamingwiki.com/wiki/&quot;&amp;SUBSTITUTE([.L10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arseed Pilgrim </text:p>
          </table:table-cell>
          <table:table-cell table:style-name="ce153" office:value-type="time" office:time-value="PT17H51M00S" calcext:value-type="time">
            <text:p>17:51</text:p>
          </table:table-cell>
          <table:table-cell table:style-name="ce50"/>
          <table:table-cell table:style-name="ce173" table:formula="of:=HYPERLINK(&quot;https:/www.pcgamingwiki.com/wiki/&quot;&amp;SUBSTITUTE([.L10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ealth Bastard Deluxe </text:p>
          </table:table-cell>
          <table:table-cell table:style-name="ce157" office:value-type="time" office:time-value="PT07H27M00S" calcext:value-type="time">
            <text:p>07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ealth Inc 2: A Game of Clones </text:p>
          </table:table-cell>
          <table:table-cell table:style-name="ce157" office:value-type="time" office:time-value="PT10H35M00S" calcext:value-type="time">
            <text:p>10:3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0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0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eamWorld Di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eamWorld Dig 2</text:p>
          </table:table-cell>
          <table:table-cell table:number-columns-repeated="2"/>
          <table:table-cell table:style-name="ce173" table:formula="of:=HYPERLINK(&quot;https:/www.pcgamingwiki.com/wiki/&quot;&amp;SUBSTITUTE([.L11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teamWorld Quest: Hand of Gilgamech</text:p>
          </table:table-cell>
          <table:table-cell table:number-columns-repeated="2"/>
          <table:table-cell table:style-name="ce173" table:formula="of:=HYPERLINK(&quot;https:/www.pcgamingwiki.com/wiki/&quot;&amp;SUBSTITUTE([.L11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eel Rat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eel Storm: Burning Retribution </text:p>
          </table:table-cell>
          <table:table-cell office:value-type="time" office:time-value="PT05H47M00S" calcext:value-type="time">
            <text:p>05:4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6"/>
          <table:table-cell table:style-name="ce90" office:value-type="string" calcext:value-type="string">
            <text:p>U</text:p>
          </table:table-cell>
          <table:table-cell table:style-name="ce90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eep</text:p>
          </table:table-cell>
          <table:table-cell table:style-name="ce153" office:value-type="time" office:time-value="PT11H30M00S" calcext:value-type="time">
            <text:p>11:30</text:p>
          </table:table-cell>
          <table:table-cell table:style-name="ce50"/>
          <table:table-cell table:style-name="ce173" table:formula="of:=HYPERLINK(&quot;https:/www.pcgamingwiki.com/wiki/&quot;&amp;SUBSTITUTE([.L11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ellar 2D 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173" table:formula="of:=HYPERLINK(&quot;https:/www.pcgamingwiki.com/wiki/&quot;&amp;SUBSTITUTE([.L11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ellari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1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tepMania</text:p>
          </table:table-cell>
          <table:table-cell table:style-name="ce158"/>
          <table:table-cell table:style-name="ce172"/>
          <table:table-cell table:number-columns-repeated="49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eredenn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tick It To The Man!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73" table:formula="of:=HYPERLINK(&quot;https:/www.pcgamingwiki.com/wiki/&quot;&amp;SUBSTITUTE([.L11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ikbold!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173" table:formula="of:=HYPERLINK(&quot;https:/www.pcgamingwiki.com/wiki/&quot;&amp;SUBSTITUTE([.L11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one Age War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1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ories Unto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ories: The Path Of Destinies </text:p>
          </table:table-cell>
          <table:table-cell office:value-type="time" office:time-value="PT07H29M00S" calcext:value-type="time">
            <text:p>07:29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RAFE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tranger Things 3: The Game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rata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treets Of Kamurocho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1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der (2014) </text:p>
          </table:table-cell>
          <table:table-cell office:value-type="time" office:time-value="PT06H46M00S" calcext:value-type="time">
            <text:p>06:4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trike Suit Zero </text:p>
          </table:table-cell>
          <table:table-cell table:style-name="ce153" office:value-type="time" office:time-value="PT08H45M00S" calcext:value-type="time">
            <text:p>08:45</text:p>
          </table:table-cell>
          <table:table-cell table:style-name="ce50"/>
          <table:table-cell table:style-name="ce173" table:formula="of:=HYPERLINK(&quot;https:/www.pcgamingwiki.com/wiki/&quot;&amp;SUBSTITUTE([.L11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tubbs the Zombie in Rebel Without a Pulse</text:p>
          </table:table-cell>
          <table:table-cell table:number-columns-repeated="2"/>
          <table:table-cell table:style-name="ce173" table:formula="of:=HYPERLINK(&quot;https:/www.pcgamingwiki.com/wiki/&quot;&amp;SUBSTITUTE([.L11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ubnautica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ubnautica: Below Zero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ndered: Eldritch Edition</text:p>
          </table:table-cell>
          <table:table-cell table:style-name="ce153" office:value-type="time" office:time-value="PT12H30M00S" calcext:value-type="time">
            <text:p>12:30</text:p>
          </table:table-cell>
          <table:table-cell table:style-name="ce50"/>
          <table:table-cell table:style-name="ce173" table:formula="of:=HYPERLINK(&quot;https:/www.pcgamingwiki.com/wiki/&quot;&amp;SUBSTITUTE([.L11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nless Sea </text:p>
          </table:table-cell>
          <table:table-cell table:style-name="ce153" office:value-type="time" office:time-value="PT53H14M00S" calcext:value-type="time">
            <text:p>53:14</text:p>
          </table:table-cell>
          <table:table-cell table:style-name="ce50"/>
          <table:table-cell table:style-name="ce173" table:formula="of:=HYPERLINK(&quot;https:/www.pcgamingwiki.com/wiki/&quot;&amp;SUBSTITUTE([.L11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Super Hexagon </text:p>
          </table:table-cell>
          <table:table-cell table:style-name="ce158" office:value-type="time" office:time-value="PT13H20M00S" calcext:value-type="time">
            <text:p>13:20</text:p>
          </table:table-cell>
          <table:table-cell table:style-name="ce172" office:value-type="string" calcext:value-type="string">
            <text:p>N</text:p>
          </table:table-cell>
          <table:table-cell table:style-name="ce173" table:formula="of:=HYPERLINK(&quot;https:/www.pcgamingwiki.com/wiki/&quot;&amp;SUBSTITUTE([.L11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Mario Galaxy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Mario Galaxy 2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uper Meat Boy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er Mega Neo Pug </text:p>
          </table:table-cell>
          <table:table-cell table:style-name="ce153" office:value-type="time" office:time-value="PT01H51M00S" calcext:value-type="time">
            <text:p>01:51</text:p>
          </table:table-cell>
          <table:table-cell table:style-name="ce50"/>
          <table:table-cell table:style-name="ce173" table:formula="of:=HYPERLINK(&quot;https:/www.pcgamingwiki.com/wiki/&quot;&amp;SUBSTITUTE([.L11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er Mustache </text:p>
          </table:table-cell>
          <table:table-cell table:style-name="ce153" office:value-type="time" office:time-value="PT01H31M00S" calcext:value-type="time">
            <text:p>01:31</text:p>
          </table:table-cell>
          <table:table-cell table:style-name="ce50"/>
          <table:table-cell table:style-name="ce173" table:formula="of:=HYPERLINK(&quot;https:/www.pcgamingwiki.com/wiki/&quot;&amp;SUBSTITUTE([.L11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uper Paper Mario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uper Rude Bear Resurrection </text:p>
          </table:table-cell>
          <table:table-cell table:style-name="ce157" office:value-type="time" office:time-value="PT04H20M00S" calcext:value-type="time">
            <text:p>04:2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Smash Bros. Brawl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er Space Pug </text:p>
          </table:table-cell>
          <table:table-cell table:style-name="ce153" office:value-type="time" office:time-value="PT02H25M00S" calcext:value-type="time">
            <text:p>02:25</text:p>
          </table:table-cell>
          <table:table-cell table:style-name="ce50"/>
          <table:table-cell table:style-name="ce173" table:formula="of:=HYPERLINK(&quot;https:/www.pcgamingwiki.com/wiki/&quot;&amp;SUBSTITUTE([.L11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er Splatters </text:p>
          </table:table-cell>
          <table:table-cell table:style-name="ce153" office:value-type="time" office:time-value="PT12H00M00S" calcext:value-type="time">
            <text:p>12:00</text:p>
          </table:table-cell>
          <table:table-cell table:style-name="ce50"/>
          <table:table-cell table:style-name="ce173" table:formula="of:=HYPERLINK(&quot;https:/www.pcgamingwiki.com/wiki/&quot;&amp;SUBSTITUTE([.L11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uperbrothers: Sword &amp; Sworcery EP </text:p>
          </table:table-cell>
          <table:table-cell table:style-name="ce157" office:value-type="time" office:time-value="PT04H28M00S" calcext:value-type="time">
            <text:p>04:2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uperhot</text:p>
          </table:table-cell>
          <table:table-cell table:style-name="ce155" office:value-type="time" office:time-value="PT02H30M00S" calcext:value-type="time">
            <text:p>02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raball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1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prala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rf World Serie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rgeon Simulator </text:p>
          </table:table-cell>
          <table:table-cell table:style-name="ce153" office:value-type="time" office:time-value="PT04H59M00S" calcext:value-type="time">
            <text:p>04:59</text:p>
          </table:table-cell>
          <table:table-cell table:style-name="ce50"/>
          <table:table-cell table:style-name="ce173" table:formula="of:=HYPERLINK(&quot;https:/www.pcgamingwiki.com/wiki/&quot;&amp;SUBSTITUTE([.L11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urviving Mars</text:p>
          </table:table-cell>
          <table:table-cell table:style-name="ce157" office:value-type="time" office:time-value="PT18H30M00S" calcext:value-type="time">
            <text:p>18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uzerai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wimsanity! – Couch Party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word Legacy: Omen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173" table:formula="of:=HYPERLINK(&quot;https:/www.pcgamingwiki.com/wiki/&quot;&amp;SUBSTITUTE([.L11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word of the Stars: The Pit </text:p>
          </table:table-cell>
          <table:table-cell table:style-name="ce157" office:value-type="time" office:time-value="PT32H27M00S" calcext:value-type="time">
            <text:p>32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words &amp; Soldiers HD </text:p>
          </table:table-cell>
          <table:table-cell table:style-name="ce153" office:value-type="time" office:time-value="PT05H31M00S" calcext:value-type="time">
            <text:p>05:31</text:p>
          </table:table-cell>
          <table:table-cell table:style-name="ce50"/>
          <table:table-cell table:style-name="ce173" table:formula="of:=HYPERLINK(&quot;https:/www.pcgamingwiki.com/wiki/&quot;&amp;SUBSTITUTE([.L11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2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yberia</text:p>
          </table:table-cell>
          <table:table-cell table:style-name="ce155" office:value-type="time" office:time-value="PT09H30M00S" calcext:value-type="time">
            <text:p>09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Syder Arcade </text:p>
          </table:table-cell>
          <table:table-cell table:style-name="ce157" office:value-type="time" office:time-value="PT04H14M00S" calcext:value-type="time">
            <text:p>04:1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2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Symmetry</text:p>
          </table:table-cell>
          <table:table-cell table:style-name="ce155" office:value-type="time" office:time-value="PT07H00M00S" calcext:value-type="time">
            <text:p>07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yndicate Plus</text:p>
          </table:table-cell>
          <table:table-cell table:number-columns-repeated="2"/>
          <table:table-cell table:style-name="ce173" table:formula="of:=HYPERLINK(&quot;https:/www.pcgamingwiki.com/wiki/&quot;&amp;SUBSTITUTE([.L11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yndicate Wars</text:p>
          </table:table-cell>
          <table:table-cell table:number-columns-repeated="2"/>
          <table:table-cell table:style-name="ce173" table:formula="of:=HYPERLINK(&quot;https:/www.pcgamingwiki.com/wiki/&quot;&amp;SUBSTITUTE([.L11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ystem Shock 2</text:p>
          </table:table-cell>
          <table:table-cell table:style-name="ce153" office:value-type="time" office:time-value="PT13H30M00S" calcext:value-type="time">
            <text:p>13:30</text:p>
          </table:table-cell>
          <table:table-cell table:style-name="ce50"/>
          <table:table-cell table:style-name="ce173" table:formula="of:=HYPERLINK(&quot;https:/www.pcgamingwiki.com/wiki/&quot;&amp;SUBSTITUTE([.L11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System Shock: Enhanced Edition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173" table:formula="of:=HYPERLINK(&quot;https:/www.pcgamingwiki.com/wiki/&quot;&amp;SUBSTITUTE([.L11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able Manne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able Top Racing: World Tour </text:p>
          </table:table-cell>
          <table:table-cell office:value-type="time" office:time-value="PT07H06M00S" calcext:value-type="time">
            <text:p>07:0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8" table:number-columns-repeated="6"/>
          <table:table-cell table:style-name="ce98" office:value-type="string" calcext:value-type="string">
            <text:p>T</text:p>
          </table:table-cell>
          <table:table-cell table:style-name="ce98" table:number-columns-repeated="2"/>
          <table:table-cell table:style-name="ce91" office:value-type="string" calcext:value-type="string">
            <text:p>Completed</text:p>
          </table:table-cell>
          <table:table-cell table:style-name="ce39" office:value-type="string" calcext:value-type="string">
            <text:p>Tacoma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ales from the Borderlands </text:p>
          </table:table-cell>
          <table:table-cell table:style-name="ce155" office:value-type="time" office:time-value="PT10H56M00S" calcext:value-type="time">
            <text:p>10:5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ales of Monkey Island: Chapter 1</text:p>
          </table:table-cell>
          <table:table-cell table:number-columns-repeated="2"/>
          <table:table-cell table:style-name="ce173" table:formula="of:=HYPERLINK(&quot;https:/www.pcgamingwiki.com/wiki/&quot;&amp;SUBSTITUTE([.L11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ales of Monkey Island: Chapter 2</text:p>
          </table:table-cell>
          <table:table-cell table:number-columns-repeated="2"/>
          <table:table-cell table:style-name="ce173" table:formula="of:=HYPERLINK(&quot;https:/www.pcgamingwiki.com/wiki/&quot;&amp;SUBSTITUTE([.L11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ales of Monkey Island: Chapter 3</text:p>
          </table:table-cell>
          <table:table-cell table:number-columns-repeated="2"/>
          <table:table-cell table:style-name="ce173" table:formula="of:=HYPERLINK(&quot;https:/www.pcgamingwiki.com/wiki/&quot;&amp;SUBSTITUTE([.L11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ales of Monkey Island: Chapter 4</text:p>
          </table:table-cell>
          <table:table-cell table:number-columns-repeated="2"/>
          <table:table-cell table:style-name="ce173" table:formula="of:=HYPERLINK(&quot;https:/www.pcgamingwiki.com/wiki/&quot;&amp;SUBSTITUTE([.L11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ales of Monkey Island: Chapter 5</text:p>
          </table:table-cell>
          <table:table-cell table:number-columns-repeated="2"/>
          <table:table-cell table:style-name="ce173" table:formula="of:=HYPERLINK(&quot;https:/www.pcgamingwiki.com/wiki/&quot;&amp;SUBSTITUTE([.L11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123" table:number-columns-repeated="2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Tales of the Neon Sea</text:p>
          </table:table-cell>
          <table:table-cell table:style-name="ce123" table:number-columns-repeated="2"/>
          <table:table-cell table:style-name="ce173" table:formula="of:=HYPERLINK(&quot;https:/www.pcgamingwiki.com/wiki/&quot;&amp;SUBSTITUTE([.L11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ank Universal </text:p>
          </table:table-cell>
          <table:table-cell table:style-name="ce157" office:value-type="time" office:time-value="PT08H24M00S" calcext:value-type="time">
            <text:p>08:2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am Fortress Classic </text:p>
          </table:table-cell>
          <table:table-cell table:style-name="ce153" office:value-type="time" office:time-value="PT34H17M00S" calcext:value-type="time">
            <text:p>34:17</text:p>
          </table:table-cell>
          <table:table-cell table:style-name="ce50"/>
          <table:table-cell table:style-name="ce173" table:formula="of:=HYPERLINK(&quot;https:/www.pcgamingwiki.com/wiki/&quot;&amp;SUBSTITUTE([.L11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en Agent</text:p>
          </table:table-cell>
          <table:table-cell table:style-name="ce153" office:value-type="time" office:time-value="PT03H30M00S" calcext:value-type="time">
            <text:p>03:30</text:p>
          </table:table-cell>
          <table:table-cell table:style-name="ce50"/>
          <table:table-cell table:style-name="ce173" table:formula="of:=HYPERLINK(&quot;https:/www.pcgamingwiki.com/wiki/&quot;&amp;SUBSTITUTE([.L11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table:number-columns-repeated="4"/>
          <table:table-cell table:style-name="ce94" office:value-type="float" office:value="3" calcext:value-type="float">
            <text:p>3</text:p>
          </table:table-cell>
          <table:table-cell table:style-name="ce95"/>
          <table:table-cell table:style-name="ce35"/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ekken 6</text:p>
          </table:table-cell>
          <table:table-cell table:style-name="ce95"/>
          <table:table-cell table:style-name="ce172"/>
          <table:table-cell table:style-name="ce173" table:formula="of:=HYPERLINK(&quot;https:/www.pcgamingwiki.com/wiki/&quot;&amp;SUBSTITUTE([.L11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1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ekken 7</text:p>
          </table:table-cell>
          <table:table-cell table:style-name="ce158"/>
          <table:table-cell table:style-name="ce172"/>
          <table:table-cell table:number-columns-repeated="49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leglitch: Die More Edition </text:p>
          </table:table-cell>
          <table:table-cell table:style-name="ce153" office:value-type="time" office:time-value="PT07H01M00S" calcext:value-type="time">
            <text:p>07:01</text:p>
          </table:table-cell>
          <table:table-cell table:style-name="ce50"/>
          <table:table-cell table:style-name="ce173" table:formula="of:=HYPERLINK(&quot;https:/www.pcgamingwiki.com/wiki/&quot;&amp;SUBSTITUTE([.L11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1" table:number-columns-repeated="5"/>
          <table:table-cell table:style-name="ce94" office:value-type="string" calcext:value-type="string">
            <text:p>S</text:p>
          </table:table-cell>
          <table:table-cell table:style-name="ce1" table:number-columns-repeated="3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Tell Me Why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11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mpes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Tengami</text:p>
          </table:table-cell>
          <table:table-cell table:style-name="ce102" table:number-columns-repeated="2"/>
          <table:table-cell table:style-name="ce173" table:formula="of:=HYPERLINK(&quot;https:/www.pcgamingwiki.com/wiki/&quot;&amp;SUBSTITUTE([.L11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rra Incognita ~ Chapter One: The Descendant </text:p>
          </table:table-cell>
          <table:table-cell table:style-name="ce153" office:value-type="time" office:time-value="PT02H49M00S" calcext:value-type="time">
            <text:p>02:49</text:p>
          </table:table-cell>
          <table:table-cell table:style-name="ce50"/>
          <table:table-cell table:style-name="ce173" table:formula="of:=HYPERLINK(&quot;https:/www.pcgamingwiki.com/wiki/&quot;&amp;SUBSTITUTE([.L11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rra Land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rraforming Mar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esla Effect: A Tex Murphy Adventure </text:p>
          </table:table-cell>
          <table:table-cell table:style-name="ce153" office:value-type="time" office:time-value="PT12H20M00S" calcext:value-type="time">
            <text:p>12:20</text:p>
          </table:table-cell>
          <table:table-cell table:style-name="ce50"/>
          <table:table-cell table:style-name="ce173" table:formula="of:=HYPERLINK(&quot;https:/www.pcgamingwiki.com/wiki/&quot;&amp;SUBSTITUTE([.L11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eslagrad </text:p>
          </table:table-cell>
          <table:table-cell office:value-type="time" office:time-value="PT05H32M00S" calcext:value-type="time">
            <text:p>05:3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arsi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02" office:value-type="string" calcext:value-type="string">
            <text:p>The Academy: First Riddle</text:p>
          </table:table-cell>
          <table:table-cell table:style-name="ce102" table:number-columns-repeated="2"/>
          <table:table-cell table:style-name="ce173" table:formula="of:=HYPERLINK(&quot;https:/www.pcgamingwiki.com/wiki/&quot;&amp;SUBSTITUTE([.L11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Adventure Pals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Alto Collec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Awesome Adventures of Captain Spirit </text:p>
          </table:table-cell>
          <table:table-cell office:value-type="time" office:time-value="PT01H53M00S" calcext:value-type="time">
            <text:p>01:5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Bard's Tale (2004) </text:p>
          </table:table-cell>
          <table:table-cell table:style-name="ce153" office:value-type="time" office:time-value="PT17H03M00S" calcext:value-type="time">
            <text:p>17:03</text:p>
          </table:table-cell>
          <table:table-cell table:style-name="ce50"/>
          <table:table-cell table:style-name="ce173" table:formula="of:=HYPERLINK(&quot;https:/www.pcgamingwiki.com/wiki/&quot;&amp;SUBSTITUTE([.L11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Basement Collection 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he Binding of Isaac </text:p>
          </table:table-cell>
          <table:table-cell table:style-name="ce158" office:value-type="time" office:time-value="PT40H18M00S" calcext:value-type="time">
            <text:p>40:18</text:p>
          </table:table-cell>
          <table:table-cell table:style-name="ce172" office:value-type="string" calcext:value-type="string">
            <text:p>N</text:p>
          </table:table-cell>
          <table:table-cell table:style-name="ce173" table:formula="of:=HYPERLINK(&quot;https:/www.pcgamingwiki.com/wiki/&quot;&amp;SUBSTITUTE([.L11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Binding of Isaac: Rebirth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1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Blind Prophe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Bridge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Bureau: XCOM Declassified </text:p>
          </table:table-cell>
          <table:table-cell table:style-name="ce157" office:value-type="time" office:time-value="PT13H13M00S" calcext:value-type="time">
            <text:p>13:1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1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The Chronicles Of Shakespeare - A Midsummer Night's Dream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1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The Chronicles Of Shakespeare - Romeo and Juliet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1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Conduit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1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Count Lucanor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1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style-name="ce97" office:value-type="string" calcext:value-type="string">
            <text:p>Dropped</text:p>
          </table:table-cell>
          <table:table-cell table:style-name="ce38" office:value-type="string" calcext:value-type="string">
            <text:p>The Crow's Eye</text:p>
          </table:table-cell>
          <table:table-cell table:style-name="ce160"/>
          <table:table-cell table:style-name="ce55"/>
          <table:table-cell table:style-name="ce173" table:formula="of:=HYPERLINK(&quot;https:/www.pcgamingwiki.com/wiki/&quot;&amp;SUBSTITUTE([.L11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Culling Of The Cows </text:p>
          </table:table-cell>
          <table:table-cell table:style-name="ce153" office:value-type="time" office:time-value="PT02H11M00S" calcext:value-type="time">
            <text:p>02:11</text:p>
          </table:table-cell>
          <table:table-cell table:style-name="ce50"/>
          <table:table-cell table:style-name="ce173" table:formula="of:=HYPERLINK(&quot;https:/www.pcgamingwiki.com/wiki/&quot;&amp;SUBSTITUTE([.L11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Curse of Monkey Island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1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Dark Crystal: Age of Resistance Tactic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1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1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Dark Eye: Chains of Satinav </text:p>
          </table:table-cell>
          <table:table-cell table:style-name="ce153" office:value-type="time" office:time-value="PT10H22M00S" calcext:value-type="time">
            <text:p>10:22</text:p>
          </table:table-cell>
          <table:table-cell table:style-name="ce50"/>
          <table:table-cell table:style-name="ce173" table:formula="of:=HYPERLINK(&quot;https:/www.pcgamingwiki.com/wiki/&quot;&amp;SUBSTITUTE([.L12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Dark Stone from Mebara 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173" table:formula="of:=HYPERLINK(&quot;https:/www.pcgamingwiki.com/wiki/&quot;&amp;SUBSTITUTE([.L12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Darkness II </text:p>
          </table:table-cell>
          <table:table-cell office:value-type="time" office:time-value="PT06H56M00S" calcext:value-type="time">
            <text:p>06:5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Darkside Detective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2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Darkside Detective: A Fumble in the Dark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Deer </text:p>
          </table:table-cell>
          <table:table-cell table:style-name="ce153" office:value-type="time" office:time-value="PT00H11M00S" calcext:value-type="time">
            <text:p>00:11</text:p>
          </table:table-cell>
          <table:table-cell table:style-name="ce50"/>
          <table:table-cell table:style-name="ce173" table:formula="of:=HYPERLINK(&quot;https:/www.pcgamingwiki.com/wiki/&quot;&amp;SUBSTITUTE([.L12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Descendant </text:p>
          </table:table-cell>
          <table:table-cell table:style-name="ce157" office:value-type="time" office:time-value="PT05H41M00S" calcext:value-type="time">
            <text:p>05:4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Division</text:p>
          </table:table-cell>
          <table:table-cell table:style-name="ce157" office:value-type="time" office:time-value="PT22H00M00S" calcext:value-type="time">
            <text:p>22:00</text:p>
          </table:table-cell>
          <table:table-cell table:style-name="ce123"/>
          <table:table-cell table:style-name="ce173" table:formula="of:=HYPERLINK(&quot;https:/www.pcgamingwiki.com/wiki/&quot;&amp;SUBSTITUTE([.L12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Elder Scrolls IV: Obliv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End Is Nig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Escapists</text:p>
          </table:table-cell>
          <table:table-cell table:style-name="ce157" office:value-type="time" office:time-value="PT21H00M00S" calcext:value-type="time">
            <text:p>2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Escapists 2</text:p>
          </table:table-cell>
          <table:table-cell table:style-name="ce157" office:value-type="time" office:time-value="PT33H00M00S" calcext:value-type="time">
            <text:p>33:00</text:p>
          </table:table-cell>
          <table:table-cell table:style-name="ce171"/>
          <table:table-cell table:style-name="ce173" table:formula="of:=HYPERLINK(&quot;https:/www.pcgamingwiki.com/wiki/&quot;&amp;SUBSTITUTE([.L12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Expendabros </text:p>
          </table:table-cell>
          <table:table-cell office:value-type="time" office:time-value="PT01H03M00S" calcext:value-type="time">
            <text:p>01:0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The Fall</text:p>
          </table:table-cell>
          <table:table-cell table:style-name="ce123" table:number-columns-repeated="2"/>
          <table:table-cell table:style-name="ce173" table:formula="of:=HYPERLINK(&quot;https:/www.pcgamingwiki.com/wiki/&quot;&amp;SUBSTITUTE([.L12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First Tre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Flame In The Floo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Great Story Of A Mighty Hero Remastered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2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he House Of The Dead 2 And 3 Return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12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2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House of the Dead: Overkill </text:p>
          </table:table-cell>
          <table:table-cell table:style-name="ce155" office:value-type="time" office:time-value="PT04H28M00S" calcext:value-type="time">
            <text:p>04:28</text:p>
          </table:table-cell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12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Incredible Adventures of Van Helsing: Final Cut </text:p>
          </table:table-cell>
          <table:table-cell table:style-name="ce157" office:value-type="time" office:time-value="PT24H31M00S" calcext:value-type="time">
            <text:p>24:3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Inner Wor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Jackbox Party Pac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 of Fighters '98 Ultimate Match Final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 Of Fighters 2000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 Of Fighters 200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 of Fighters 2002 Unlimited Matc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 of Fighters 97 Global Matc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King's Bir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173" table:formula="of:=HYPERLINK(&quot;https:/www.pcgamingwiki.com/wiki/&quot;&amp;SUBSTITUTE([.L12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10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akeview Cabin Collec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and of Dasthir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2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ast Blade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173" table:formula="of:=HYPERLINK(&quot;https:/www.pcgamingwiki.com/wiki/&quot;&amp;SUBSTITUTE([.L12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ast Blade 2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Last Of Us</text:p>
          </table:table-cell>
          <table:table-cell table:style-name="ce157" office:value-type="time" office:time-value="PT15H30M00S" calcext:value-type="time">
            <text:p>15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Last Of Us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Last Tinker: City Of Color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Legend of Zelda Twilight Princess</text:p>
          </table:table-cell>
          <table:table-cell office:value-type="time" office:time-value="PT37H30M00S" calcext:value-type="time">
            <text:p>37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Legend Of Zelda: Skyward Sword</text:p>
          </table:table-cell>
          <table:table-cell office:value-type="time" office:time-value="PT39H00M00S" calcext:value-type="time">
            <text:p>39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LEGO Movie Videogame </text:p>
          </table:table-cell>
          <table:table-cell office:value-type="time" office:time-value="PT11H27M00S" calcext:value-type="time">
            <text:p>11:2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ion's Song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Little Acre</text:p>
          </table:table-cell>
          <table:table-cell table:style-name="ce155" office:value-type="time" office:time-value="PT02H00M00S" calcext:value-type="time">
            <text:p>02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ong Dar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/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Lord of the Rings: Conquest</text:p>
          </table:table-cell>
          <table:table-cell table:style-name="ce90" table:number-columns-repeated="2"/>
          <table:table-cell table:style-name="ce173" table:formula="of:=HYPERLINK(&quot;https:/www.pcgamingwiki.com/wiki/&quot;&amp;SUBSTITUTE([.L12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Marvellous Miss Take </text:p>
          </table:table-cell>
          <table:table-cell table:style-name="ce157" office:value-type="time" office:time-value="PT09H15M00S" calcext:value-type="time">
            <text:p>09:1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126" table:number-columns-repeated="5"/>
          <table:table-cell table:style-name="ce126" office:value-type="string" calcext:value-type="string">
            <text:p>T</text:p>
          </table:table-cell>
          <table:table-cell table:style-name="ce126" table:number-columns-repeated="2"/>
          <table:table-cell table:style-name="ce91" office:value-type="string" calcext:value-type="string">
            <text:p>Completed</text:p>
          </table:table-cell>
          <table:table-cell table:style-name="ce41" office:value-type="string" calcext:value-type="string">
            <text:p>The Messenger</text:p>
          </table:table-cell>
          <table:table-cell table:style-name="ce165" office:value-type="time" office:time-value="PT10H30M00S" calcext:value-type="time">
            <text:p>10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Metronomicon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173" table:formula="of:=HYPERLINK(&quot;https:/www.pcgamingwiki.com/wiki/&quot;&amp;SUBSTITUTE([.L12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Next Door </text:p>
          </table:table-cell>
          <table:table-cell table:style-name="ce153" office:value-type="time" office:time-value="PT02H18M00S" calcext:value-type="time">
            <text:p>02:18</text:p>
          </table:table-cell>
          <table:table-cell table:style-name="ce50"/>
          <table:table-cell table:style-name="ce173" table:formula="of:=HYPERLINK(&quot;https:/www.pcgamingwiki.com/wiki/&quot;&amp;SUBSTITUTE([.L12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Occupa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Original Strife: Veteran's Edition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Outer World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Red Solstice </text:p>
          </table:table-cell>
          <table:table-cell table:style-name="ce157" office:value-type="time" office:time-value="PT15H15M00S" calcext:value-type="time">
            <text:p>15:1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Red Strings Club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Secret of Monkey Island: Special Edition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Shivah 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Silent Age </text:p>
          </table:table-cell>
          <table:table-cell table:style-name="ce155" office:value-type="time" office:time-value="PT03H22M00S" calcext:value-type="time">
            <text:p>03:22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Spectrum Retreat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Stanley Parable (2013) </text:p>
          </table:table-cell>
          <table:table-cell table:style-name="ce153" office:value-type="time" office:time-value="PT02H39M00S" calcext:value-type="time">
            <text:p>02:39</text:p>
          </table:table-cell>
          <table:table-cell table:style-name="ce50"/>
          <table:table-cell table:style-name="ce173" table:formula="of:=HYPERLINK(&quot;https:/www.pcgamingwiki.com/wiki/&quot;&amp;SUBSTITUTE([.L12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Stillness of the Wi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Swapper </text:p>
          </table:table-cell>
          <table:table-cell table:style-name="ce157" office:value-type="time" office:time-value="PT05H14M00S" calcext:value-type="time">
            <text:p>05:1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Talos Principle</text:p>
          </table:table-cell>
          <table:table-cell table:style-name="ce153" office:value-type="time" office:time-value="PT16H00M00S" calcext:value-type="time">
            <text:p>16:00</text:p>
          </table:table-cell>
          <table:table-cell table:style-name="ce50"/>
          <table:table-cell table:style-name="ce173" table:formula="of:=HYPERLINK(&quot;https:/www.pcgamingwiki.com/wiki/&quot;&amp;SUBSTITUTE([.L12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Textorcist</text:p>
          </table:table-cell>
          <table:table-cell table:style-name="ce102" table:number-columns-repeated="2"/>
          <table:table-cell table:style-name="ce173" table:formula="of:=HYPERLINK(&quot;https:/www.pcgamingwiki.com/wiki/&quot;&amp;SUBSTITUTE([.L12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Tower of Elements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2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e Uncertain: Last Quiet Day</text:p>
          </table:table-cell>
          <table:table-cell table:style-name="ce155" office:value-type="time" office:time-value="PT03H00M00S" calcext:value-type="time">
            <text:p>03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Vagrant </text:p>
          </table:table-cell>
          <table:table-cell office:value-type="time" office:time-value="PT11H27M00S" calcext:value-type="time">
            <text:p>11:27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Vanishing of Ethan Carte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Walking Dead - A Telltale Games Series </text:p>
          </table:table-cell>
          <table:table-cell table:style-name="ce157" office:value-type="time" office:time-value="PT13H14M00S" calcext:value-type="time">
            <text:p>13:14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Walking Dead: Michonne </text:p>
          </table:table-cell>
          <table:table-cell table:style-name="ce157" office:value-type="time" office:time-value="PT04H01M00S" calcext:value-type="time">
            <text:p>04:0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Walking Dead: Season 2 </text:p>
          </table:table-cell>
          <table:table-cell table:style-name="ce157" office:value-type="time" office:time-value="PT09H27M00S" calcext:value-type="time">
            <text:p>09:2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Walking Vegetables 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2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Wanderer: Frankenstein's Creatur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Warlock of Firetop Mountain </text:p>
          </table:table-cell>
          <table:table-cell table:style-name="ce153" office:value-type="time" office:time-value="PT04H43M00S" calcext:value-type="time">
            <text:p>04:43</text:p>
          </table:table-cell>
          <table:table-cell table:style-name="ce50"/>
          <table:table-cell table:style-name="ce173" table:formula="of:=HYPERLINK(&quot;https:/www.pcgamingwiki.com/wiki/&quot;&amp;SUBSTITUTE([.L12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Whispered World </text:p>
          </table:table-cell>
          <table:table-cell table:style-name="ce157" office:value-type="time" office:time-value="PT10H59M00S" calcext:value-type="time">
            <text:p>10:5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The Witcher 3 </text:p>
          </table:table-cell>
          <table:table-cell table:number-columns-repeated="2"/>
          <table:table-cell table:style-name="ce173" table:formula="of:=HYPERLINK(&quot;https:/www.pcgamingwiki.com/wiki/&quot;&amp;SUBSTITUTE([.L12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e Witcher: Enhanced Edition</text:p>
          </table:table-cell>
          <table:table-cell table:style-name="ce157" office:value-type="time" office:time-value="PT36H00M00S" calcext:value-type="time">
            <text:p>3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Witness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Wolf Among Us </text:p>
          </table:table-cell>
          <table:table-cell office:value-type="time" office:time-value="PT09H12M00S" calcext:value-type="time">
            <text:p>09:1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2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 World Next Door</text:p>
          </table:table-cell>
          <table:table-cell table:style-name="ce102" table:number-columns-repeated="2"/>
          <table:table-cell table:style-name="ce173" table:formula="of:=HYPERLINK(&quot;https:/www.pcgamingwiki.com/wiki/&quot;&amp;SUBSTITUTE([.L12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heHunter: Call of the Wild™ 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himbleweed Park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his War Of Mine</text:p>
          </table:table-cell>
          <table:table-cell table:style-name="ce158" office:value-type="time" office:time-value="PT10H30M00S" calcext:value-type="time">
            <text:p>10:30</text:p>
          </table:table-cell>
          <table:table-cell table:style-name="ce172" office:value-type="string" calcext:value-type="string">
            <text:p>N</text:p>
          </table:table-cell>
          <table:table-cell table:style-name="ce173" table:formula="of:=HYPERLINK(&quot;https:/www.pcgamingwiki.com/wiki/&quot;&amp;SUBSTITUTE([.L12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homas Was Alone </text:p>
          </table:table-cell>
          <table:table-cell table:style-name="ce155" office:value-type="time" office:time-value="PT03H43M00S" calcext:value-type="time">
            <text:p>03:43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rone Rushers</text:p>
          </table:table-cell>
          <table:table-cell table:number-columns-repeated="2" office:value-type="string" calcext:value-type="string">
            <text:p>?</text:p>
          </table:table-cell>
          <table:table-cell table:style-name="ce173" table:formula="of:=HYPERLINK(&quot;https:/www.pcgamingwiki.com/wiki/&quot;&amp;SUBSTITUTE([.L12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ick Tock Isle </text:p>
          </table:table-cell>
          <table:table-cell table:style-name="ce155" office:value-type="time" office:time-value="PT01H36M00S" calcext:value-type="time">
            <text:p>01:36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2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icket to Ride </text:p>
          </table:table-cell>
          <table:table-cell table:style-name="ce153" office:value-type="time" office:time-value="PT01H05M00S" calcext:value-type="time">
            <text:p>01:05</text:p>
          </table:table-cell>
          <table:table-cell table:style-name="ce50"/>
          <table:table-cell table:style-name="ce173" table:formula="of:=HYPERLINK(&quot;https:/www.pcgamingwiki.com/wiki/&quot;&amp;SUBSTITUTE([.L12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inboy </text:p>
          </table:table-cell>
          <table:table-cell table:style-name="ce153" office:value-type="time" office:time-value="PT03H14M00S" calcext:value-type="time">
            <text:p>03:14</text:p>
          </table:table-cell>
          <table:table-cell table:style-name="ce50"/>
          <table:table-cell table:style-name="ce173" table:formula="of:=HYPERLINK(&quot;https:/www.pcgamingwiki.com/wiki/&quot;&amp;SUBSTITUTE([.L12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iny and Big: Grandpa's Leftovers </text:p>
          </table:table-cell>
          <table:table-cell table:style-name="ce157" office:value-type="time" office:time-value="PT03H01M00S" calcext:value-type="time">
            <text:p>03:0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iny Robots Recharged</text:p>
          </table:table-cell>
          <table:table-cell table:number-columns-repeated="2"/>
          <table:table-cell table:style-name="ce173" table:formula="of:=HYPERLINK(&quot;https:/www.pcgamingwiki.com/wiki/&quot;&amp;SUBSTITUTE([.L12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iny Tina's Assault on Dragon Keep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iny Troopers: Joint Ops</text:p>
          </table:table-cell>
          <table:table-cell table:style-name="ce153" office:value-type="time" office:time-value="PT06H30M00S" calcext:value-type="time">
            <text:p>06:30</text:p>
          </table:table-cell>
          <table:table-cell table:style-name="ce50"/>
          <table:table-cell table:style-name="ce173" table:formula="of:=HYPERLINK(&quot;https:/www.pcgamingwiki.com/wiki/&quot;&amp;SUBSTITUTE([.L12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itan Attacks! </text:p>
          </table:table-cell>
          <table:table-cell table:style-name="ce157" office:value-type="time" office:time-value="PT02H29M00S" calcext:value-type="time">
            <text:p>02:29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itan Quest Anniversary Edition</text:p>
          </table:table-cell>
          <table:table-cell table:number-columns-repeated="2"/>
          <table:table-cell table:style-name="ce173" table:formula="of:=HYPERLINK(&quot;https:/www.pcgamingwiki.com/wiki/&quot;&amp;SUBSTITUTE([.L12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itan Souls</text:p>
          </table:table-cell>
          <table:table-cell table:number-columns-repeated="2"/>
          <table:table-cell table:style-name="ce173" table:formula="of:=HYPERLINK(&quot;https:/www.pcgamingwiki.com/wiki/&quot;&amp;SUBSTITUTE([.L12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 the Moon </text:p>
          </table:table-cell>
          <table:table-cell table:style-name="ce157" office:value-type="time" office:time-value="PT04H07M00S" calcext:value-type="time">
            <text:p>04:0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eJam &amp; Earl – Back In The Groov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2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ki Tori </text:p>
          </table:table-cell>
          <table:table-cell table:style-name="ce157" office:value-type="time" office:time-value="PT08H46M00S" calcext:value-type="time">
            <text:p>08:46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ki Tori 2+ </text:p>
          </table:table-cell>
          <table:table-cell table:style-name="ce157" office:value-type="time" office:time-value="PT11H17M00S" calcext:value-type="time">
            <text:p>11:1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Tom Clancy’s Ghost Recon</text:p>
          </table:table-cell>
          <table:table-cell table:number-columns-repeated="2"/>
          <table:table-cell table:style-name="ce173" table:formula="of:=HYPERLINK(&quot;https:/www.pcgamingwiki.com/wiki/&quot;&amp;SUBSTITUTE([.L129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mb Raider - The Angel of Darkness (June 20, 2003)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2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omb Raider (1996)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2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mb Raider (2013) </text:p>
          </table:table-cell>
          <table:table-cell table:style-name="ce157" office:value-type="time" office:time-value="PT14H31M00S" calcext:value-type="time">
            <text:p>14:31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2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omb Raider 2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2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2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omb Raider 3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3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mb Raider 4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mb Raider 5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mb Raider Anniversary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Tonight We Riot</text:p>
          </table:table-cell>
          <table:table-cell table:number-columns-repeated="2"/>
          <table:table-cell table:style-name="ce173" table:formula="of:=HYPERLINK(&quot;https:/www.pcgamingwiki.com/wiki/&quot;&amp;SUBSTITUTE([.L13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ols Up!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173" table:formula="of:=HYPERLINK(&quot;https:/www.pcgamingwiki.com/wiki/&quot;&amp;SUBSTITUTE([.L13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onstruck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N</text:p>
          </table:table-cell>
          <table:table-cell table:style-name="ce173" table:formula="of:=HYPERLINK(&quot;https:/www.pcgamingwiki.com/wiki/&quot;&amp;SUBSTITUTE([.L13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rchlight </text:p>
          </table:table-cell>
          <table:table-cell table:style-name="ce157" office:value-type="time" office:time-value="PT19H05M00S" calcext:value-type="time">
            <text:p>19:0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rchlight II </text:p>
          </table:table-cell>
          <table:table-cell table:style-name="ce157" office:value-type="time" office:time-value="PT25H48M00S" calcext:value-type="time">
            <text:p>25:48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rmentor X Punisher </text:p>
          </table:table-cell>
          <table:table-cell table:style-name="ce153" office:value-type="time" office:time-value="PT03H13M00S" calcext:value-type="time">
            <text:p>03:13</text:p>
          </table:table-cell>
          <table:table-cell table:style-name="ce50"/>
          <table:table-cell table:style-name="ce173" table:formula="of:=HYPERLINK(&quot;https:/www.pcgamingwiki.com/wiki/&quot;&amp;SUBSTITUTE([.L13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tal Annihilation: Commander Pack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otal Chaos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tal War: WARHAMMER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tally Accurate Battle Simulator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173" table:formula="of:=HYPERLINK(&quot;https:/www.pcgamingwiki.com/wiki/&quot;&amp;SUBSTITUTE([.L13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tally Accurate Battlegrounds 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173" table:formula="of:=HYPERLINK(&quot;https:/www.pcgamingwiki.com/wiki/&quot;&amp;SUBSTITUTE([.L13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tally Reliable Delivery Service</text:p>
          </table:table-cell>
          <table:table-cell table:style-name="ce153" office:value-type="time" office:time-value="PT01H00M00S" calcext:value-type="time">
            <text:p>01:00</text:p>
          </table:table-cell>
          <table:table-cell table:style-name="ce50"/>
          <table:table-cell table:style-name="ce173" table:formula="of:=HYPERLINK(&quot;https:/www.pcgamingwiki.com/wiki/&quot;&amp;SUBSTITUTE([.L13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wer Of Time</text:p>
          </table:table-cell>
          <table:table-cell table:style-name="ce153" office:value-type="time" office:time-value="PT36H30M00S" calcext:value-type="time">
            <text:p>36:30</text:p>
          </table:table-cell>
          <table:table-cell table:style-name="ce50"/>
          <table:table-cell table:style-name="ce173" table:formula="of:=HYPERLINK(&quot;https:/www.pcgamingwiki.com/wiki/&quot;&amp;SUBSTITUTE([.L13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werfall Ascension</text:p>
          </table:table-cell>
          <table:table-cell table:style-name="ce153" office:value-type="time" office:time-value="PT03H30M00S" calcext:value-type="time">
            <text:p>03:30</text:p>
          </table:table-cell>
          <table:table-cell table:style-name="ce50"/>
          <table:table-cell table:style-name="ce173" table:formula="of:=HYPERLINK(&quot;https:/www.pcgamingwiki.com/wiki/&quot;&amp;SUBSTITUTE([.L13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wn of Night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3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OXIKK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3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ackmania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rackMania Nations Forever </text:p>
          </table:table-cell>
          <table:table-cell office:value-type="time" office:time-value="PT34H23M00S" calcext:value-type="time">
            <text:p>34:23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6"/>
          <table:table-cell table:style-name="ce93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ackmania Remake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Y</text:p>
          </table:table-cell>
          <table:table-cell table:style-name="ce173" table:formula="of:=HYPERLINK(&quot;https:/www.pcgamingwiki.com/wiki/&quot;&amp;SUBSTITUTE([.L13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ansistor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ransmissions: Element 120 </text:p>
          </table:table-cell>
          <table:table-cell office:value-type="time" office:time-value="PT01H24M00S" calcext:value-type="time">
            <text:p>01:2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RAUMA </text:p>
          </table:table-cell>
          <table:table-cell table:style-name="ce155" office:value-type="time" office:time-value="PT01H05M00S" calcext:value-type="time">
            <text:p>01:0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auma Center New Blood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auma Team</text:p>
          </table:table-cell>
          <table:table-cell table:style-name="ce157" office:value-type="time" office:time-value="PT24H00M00S" calcext:value-type="time">
            <text:p>24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reachery in Beatdown Cit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reasure Adventure Game</text:p>
          </table:table-cell>
          <table:table-cell table:style-name="ce155" office:value-type="time" office:time-value="PT16H00M00S" calcext:value-type="time">
            <text:p>16:00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3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8"/>
          <table:table-cell table:style-name="ce94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Trials Rising</text:p>
          </table:table-cell>
          <table:table-cell table:number-columns-repeated="2"/>
          <table:table-cell table:style-name="ce173" table:formula="of:=HYPERLINK(&quot;https:/www.pcgamingwiki.com/wiki/&quot;&amp;SUBSTITUTE([.L13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rine </text:p>
          </table:table-cell>
          <table:table-cell table:style-name="ce155" office:value-type="time" office:time-value="PT07H37M00S" calcext:value-type="time">
            <text:p>07:37</text:p>
          </table:table-cell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3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ine 3: The Artifacts of Power </text:p>
          </table:table-cell>
          <table:table-cell table:style-name="ce157" office:value-type="time" office:time-value="PT06H07M00S" calcext:value-type="time">
            <text:p>06:0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Trivial Pursuit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13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rolley Go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ropico 4 </text:p>
          </table:table-cell>
          <table:table-cell table:style-name="ce153" office:value-type="time" office:time-value="PT54H38M00S" calcext:value-type="time">
            <text:p>54:38</text:p>
          </table:table-cell>
          <table:table-cell table:style-name="ce50"/>
          <table:table-cell table:style-name="ce173" table:formula="of:=HYPERLINK(&quot;https:/www.pcgamingwiki.com/wiki/&quot;&amp;SUBSTITUTE([.L13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ropico 5</text:p>
          </table:table-cell>
          <table:table-cell table:style-name="ce102" table:number-columns-repeated="2"/>
          <table:table-cell table:style-name="ce173" table:formula="of:=HYPERLINK(&quot;https:/www.pcgamingwiki.com/wiki/&quot;&amp;SUBSTITUTE([.L13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ruberbrook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/>
          <table:table-cell table:style-name="ce173" table:formula="of:=HYPERLINK(&quot;https:/www.pcgamingwiki.com/wiki/&quot;&amp;SUBSTITUTE([.L13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ruma Center Second Opinion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173" table:formula="of:=HYPERLINK(&quot;https:/www.pcgamingwiki.com/wiki/&quot;&amp;SUBSTITUTE([.L13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ulpa </text:p>
          </table:table-cell>
          <table:table-cell table:style-name="ce155" office:value-type="time" office:time-value="PT01H47M00S" calcext:value-type="time">
            <text:p>01:4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3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3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urbo Pug </text:p>
          </table:table-cell>
          <table:table-cell table:style-name="ce153" office:value-type="time" office:time-value="PT01H27M00S" calcext:value-type="time">
            <text:p>01:27</text:p>
          </table:table-cell>
          <table:table-cell table:style-name="ce50"/>
          <table:table-cell table:style-name="ce173" table:formula="of:=HYPERLINK(&quot;https:/www.pcgamingwiki.com/wiki/&quot;&amp;SUBSTITUTE([.L13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urbo Pug 3D </text:p>
          </table:table-cell>
          <table:table-cell table:style-name="ce153" office:value-type="time" office:time-value="PT04H06M00S" calcext:value-type="time">
            <text:p>04:06</text:p>
          </table:table-cell>
          <table:table-cell table:style-name="ce50"/>
          <table:table-cell table:style-name="ce173" table:formula="of:=HYPERLINK(&quot;https:/www.pcgamingwiki.com/wiki/&quot;&amp;SUBSTITUTE([.L13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urbo Pug DX </text:p>
          </table:table-cell>
          <table:table-cell table:style-name="ce153" office:value-type="time" office:time-value="PT01H38M00S" calcext:value-type="time">
            <text:p>01:38</text:p>
          </table:table-cell>
          <table:table-cell table:style-name="ce50"/>
          <table:table-cell table:style-name="ce173" table:formula="of:=HYPERLINK(&quot;https:/www.pcgamingwiki.com/wiki/&quot;&amp;SUBSTITUTE([.L13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urmoil</text:p>
          </table:table-cell>
          <table:table-cell table:style-name="ce155" office:value-type="time" office:time-value="PT20H00M00S" calcext:value-type="time">
            <text:p>20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urnip Boy Commits Tax Evas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urok</text:p>
          </table:table-cell>
          <table:table-cell table:style-name="ce155" office:value-type="time" office:time-value="PT08H30M00S" calcext:value-type="time">
            <text:p>08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urok 2: Seeds of Evil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13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winkle Star Sprites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173" table:formula="of:=HYPERLINK(&quot;https:/www.pcgamingwiki.com/wiki/&quot;&amp;SUBSTITUTE([.L13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Two Point Hospital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wo Worlds: Epic Edition </text:p>
          </table:table-cell>
          <table:table-cell table:style-name="ce153" office:value-type="time" office:time-value="PT37H27M00S" calcext:value-type="time">
            <text:p>37:27</text:p>
          </table:table-cell>
          <table:table-cell table:style-name="ce50"/>
          <table:table-cell table:style-name="ce173" table:formula="of:=HYPERLINK(&quot;https:/www.pcgamingwiki.com/wiki/&quot;&amp;SUBSTITUTE([.L13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Type:Rider </text:p>
          </table:table-cell>
          <table:table-cell table:style-name="ce155" office:value-type="time" office:time-value="PT03H05M00S" calcext:value-type="time">
            <text:p>03:05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yranny - Commander Edition</text:p>
          </table:table-cell>
          <table:table-cell table:style-name="ce153" office:value-type="time" office:time-value="PT20H30M00S" calcext:value-type="time">
            <text:p>20:30</text:p>
          </table:table-cell>
          <table:table-cell table:style-name="ce50"/>
          <table:table-cell table:style-name="ce173" table:formula="of:=HYPERLINK(&quot;https:/www.pcgamingwiki.com/wiki/&quot;&amp;SUBSTITUTE([.L13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Tyrian 2000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Ultima Underworld I</text:p>
          </table:table-cell>
          <table:table-cell table:number-columns-repeated="2"/>
          <table:table-cell table:style-name="ce173" table:formula="of:=HYPERLINK(&quot;https:/www.pcgamingwiki.com/wiki/&quot;&amp;SUBSTITUTE([.L13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Ultima Underworld II</text:p>
          </table:table-cell>
          <table:table-cell table:number-columns-repeated="2"/>
          <table:table-cell table:style-name="ce173" table:formula="of:=HYPERLINK(&quot;https:/www.pcgamingwiki.com/wiki/&quot;&amp;SUBSTITUTE([.L13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UltraStar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173" table:formula="of:=HYPERLINK(&quot;https:/www.pcgamingwiki.com/wiki/&quot;&amp;SUBSTITUTE([.L13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ltratron </text:p>
          </table:table-cell>
          <table:table-cell table:style-name="ce157" office:value-type="time" office:time-value="PT03H25M00S" calcext:value-type="time">
            <text:p>03:2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Umbrella Corps </text:p>
          </table:table-cell>
          <table:table-cell table:style-name="ce153" office:value-type="time" office:time-value="PT03H41M00S" calcext:value-type="time">
            <text:p>03:41</text:p>
          </table:table-cell>
          <table:table-cell table:style-name="ce50"/>
          <table:table-cell table:style-name="ce173" table:formula="of:=HYPERLINK(&quot;https:/www.pcgamingwiki.com/wiki/&quot;&amp;SUBSTITUTE([.L13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Uncharted 2: Among Thieves</text:p>
          </table:table-cell>
          <table:table-cell table:style-name="ce109"/>
          <table:table-cell table:style-name="ce169"/>
          <table:table-cell table:style-name="ce173" table:formula="of:=HYPERLINK(&quot;https:/www.pcgamingwiki.com/wiki/&quot;&amp;SUBSTITUTE([.L13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Uncharted 3: Drake's Deception</text:p>
          </table:table-cell>
          <table:table-cell table:style-name="ce155"/>
          <table:table-cell table:style-name="ce169"/>
          <table:table-cell table:style-name="ce173" table:formula="of:=HYPERLINK(&quot;https:/www.pcgamingwiki.com/wiki/&quot;&amp;SUBSTITUTE([.L13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ncharted 4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109" table:number-columns-repeated="3"/>
          <table:table-cell table:style-name="ce91" office:value-type="float" office:value="3" calcext:value-type="float">
            <text:p>3</text:p>
          </table:table-cell>
          <table:table-cell table:style-name="ce109" table:number-columns-repeated="5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Uncharted: Drake's Fortune</text:p>
          </table:table-cell>
          <table:table-cell table:style-name="ce109" table:number-columns-repeated="2"/>
          <table:table-cell table:style-name="ce173" table:formula="of:=HYPERLINK(&quot;https:/www.pcgamingwiki.com/wiki/&quot;&amp;SUBSTITUTE([.L13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ncharted: El Legado Perdido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ndertal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nEpic </text:p>
          </table:table-cell>
          <table:table-cell table:style-name="ce157" office:value-type="time" office:time-value="PT22H57M00S" calcext:value-type="time">
            <text:p>22:5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Unknown Battle </text:p>
          </table:table-cell>
          <table:table-cell table:style-name="ce153" office:value-type="time" office:time-value="PT09H36M00S" calcext:value-type="time">
            <text:p>09:36</text:p>
          </table:table-cell>
          <table:table-cell table:style-name="ce50"/>
          <table:table-cell table:style-name="ce173" table:formula="of:=HYPERLINK(&quot;https:/www.pcgamingwiki.com/wiki/&quot;&amp;SUBSTITUTE([.L13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Unmemory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7"/>
          <table:table-cell table:style-name="ce97" office:value-type="string" calcext:value-type="string">
            <text:p>G</text:p>
          </table:table-cell>
          <table:table-cell table:style-name="ce90" table:number-columns-repeated="3"/>
          <table:table-cell table:style-name="ce97" table:number-columns-repeated="2"/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38" office:value-type="string" calcext:value-type="string">
            <text:p>Unreal Gol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6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Unreal Tournament 2003</text:p>
          </table:table-cell>
          <table:table-cell table:style-name="ce76"/>
          <table:table-cell table:style-name="ce86"/>
          <table:table-cell table:style-name="ce173" table:formula="of:=HYPERLINK(&quot;https:/www.pcgamingwiki.com/wiki/&quot;&amp;SUBSTITUTE([.L136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Uplink </text:p>
          </table:table-cell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6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6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Urban Trial Playgrou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7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Uriel's Chasm 2: NX </text:p>
          </table:table-cell>
          <table:table-cell table:style-name="ce153" office:value-type="time" office:time-value="PT00H32M00S" calcext:value-type="time">
            <text:p>00:32</text:p>
          </table:table-cell>
          <table:table-cell table:style-name="ce50"/>
          <table:table-cell table:style-name="ce173" table:formula="of:=HYPERLINK(&quot;https:/www.pcgamingwiki.com/wiki/&quot;&amp;SUBSTITUTE([.L137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Uurno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7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A-11 Hall-A: Cyberpunk Bartender Action </text:p>
          </table:table-cell>
          <table:table-cell table:style-name="ce157" office:value-type="time" office:time-value="PT12H30M00S" calcext:value-type="time">
            <text:p>12:3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7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ampyr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7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ane</text:p>
          </table:table-cell>
          <table:table-cell table:style-name="ce153"/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137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Velvet Assassin </text:p>
          </table:table-cell>
          <table:table-cell office:value-type="time" office:time-value="PT10H44M00S" calcext:value-type="time">
            <text:p>10:4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7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Venetica</text:p>
          </table:table-cell>
          <table:table-cell table:number-columns-repeated="2"/>
          <table:table-cell table:style-name="ce173" table:formula="of:=HYPERLINK(&quot;https:/www.pcgamingwiki.com/wiki/&quot;&amp;SUBSTITUTE([.L137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essel </text:p>
          </table:table-cell>
          <table:table-cell table:style-name="ce157" office:value-type="time" office:time-value="PT11H47M00S" calcext:value-type="time">
            <text:p>11:47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7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ickinachi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37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7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ictor Vran Overkill Edition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8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iking: Battle for Asgard </text:p>
          </table:table-cell>
          <table:table-cell table:style-name="ce153" office:value-type="time" office:time-value="PT16H35M00S" calcext:value-type="time">
            <text:p>16:35</text:p>
          </table:table-cell>
          <table:table-cell table:style-name="ce50"/>
          <table:table-cell table:style-name="ce173" table:formula="of:=HYPERLINK(&quot;https:/www.pcgamingwiki.com/wiki/&quot;&amp;SUBSTITUTE([.L138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irtua Cop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8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Viscera Cleanup Detail: Shadow Warrior </text:p>
          </table:table-cell>
          <table:table-cell table:style-name="ce155" office:value-type="time" office:time-value="PT01H58M00S" calcext:value-type="time">
            <text:p>01:58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8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ituaverse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38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ive le Roi </text:p>
          </table:table-cell>
          <table:table-cell table:style-name="ce153" office:value-type="time" office:time-value="PT02H48M00S" calcext:value-type="time">
            <text:p>02:48</text:p>
          </table:table-cell>
          <table:table-cell table:style-name="ce50"/>
          <table:table-cell table:style-name="ce173" table:formula="of:=HYPERLINK(&quot;https:/www.pcgamingwiki.com/wiki/&quot;&amp;SUBSTITUTE([.L138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Void Bastards</text:p>
          </table:table-cell>
          <table:table-cell table:style-name="ce123"/>
          <table:table-cell table:style-name="ce157"/>
          <table:table-cell table:style-name="ce173" table:formula="of:=HYPERLINK(&quot;https:/www.pcgamingwiki.com/wiki/&quot;&amp;SUBSTITUTE([.L138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Vostok Inc.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38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Voxatron</text:p>
          </table:table-cell>
          <table:table-cell table:style-name="ce167"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8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VVVVVV </text:p>
          </table:table-cell>
          <table:table-cell table:style-name="ce155" office:value-type="time" office:time-value="PT02H59M00S" calcext:value-type="time">
            <text:p>02:59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38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8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aking Mars </text:p>
          </table:table-cell>
          <table:table-cell table:style-name="ce157" office:value-type="time" office:time-value="PT08H03M00S" calcext:value-type="time">
            <text:p>08:0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39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allace &amp; Gromit Ep 1: Fright of the Bumblebees </text:p>
          </table:table-cell>
          <table:table-cell office:value-type="time" office:time-value="PT02H46M00S" calcext:value-type="time">
            <text:p>02:4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9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allace &amp; Gromit Ep 2: The Last Resort </text:p>
          </table:table-cell>
          <table:table-cell office:value-type="time" office:time-value="PT02H14M00S" calcext:value-type="time">
            <text:p>02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9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allace &amp; Gromit Ep 3: Muzzled! 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9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allace &amp; Gromit Ep 4: The Bogey Man </text:p>
          </table:table-cell>
          <table:table-cell office:value-type="time" office:time-value="PT02H22M00S" calcext:value-type="time">
            <text:p>02:22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9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1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WarCraft 3</text:p>
          </table:table-cell>
          <table:table-cell table:style-name="ce76"/>
          <table:table-cell table:style-name="ce86"/>
          <table:table-cell table:number-columns-repeated="49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arframe </text:p>
          </table:table-cell>
          <table:table-cell table:style-name="ce153" office:value-type="time" office:time-value="PT353H20M00S" calcext:value-type="time">
            <text:p>353:20</text:p>
          </table:table-cell>
          <table:table-cell table:style-name="ce50"/>
          <table:table-cell table:style-name="ce173" table:formula="of:=HYPERLINK(&quot;https:/www.pcgamingwiki.com/wiki/&quot;&amp;SUBSTITUTE([.L139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rhammer 40,000: Space Marine 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39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Wario Land: The Shake Dimension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139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WarioWare: Smooth Moves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173" table:formula="of:=HYPERLINK(&quot;https:/www.pcgamingwiki.com/wiki/&quot;&amp;SUBSTITUTE([.L139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39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arriors of Vilvatikta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40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ARSAW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0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arsow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0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asteland </text:p>
          </table:table-cell>
          <table:table-cell table:style-name="ce153" office:value-type="time" office:time-value="PT34H00M00S" calcext:value-type="time">
            <text:p>34:00</text:p>
          </table:table-cell>
          <table:table-cell table:style-name="ce50"/>
          <table:table-cell table:style-name="ce173" table:formula="of:=HYPERLINK(&quot;https:/www.pcgamingwiki.com/wiki/&quot;&amp;SUBSTITUTE([.L140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asteland Angel </text:p>
          </table:table-cell>
          <table:table-cell table:style-name="ce157" office:value-type="time" office:time-value="PT03H13M00S" calcext:value-type="time">
            <text:p>03:13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0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6"/>
          <table:table-cell table:style-name="ce93" office:value-type="string" calcext:value-type="string">
            <text:p>U</text:p>
          </table:table-cell>
          <table:table-cell table:style-name="ce9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atch_Dogs</text:p>
          </table:table-cell>
          <table:table-cell table:style-name="ce157" office:value-type="time" office:time-value="PT19H00M00S" calcext:value-type="time">
            <text:p>19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0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/>
          <table:table-cell table:style-name="ce94" office:value-type="string" calcext:value-type="string">
            <text:p>E</text:p>
          </table:table-cell>
          <table:table-cell table:number-columns-repeated="6"/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atch_Dogs 2</text:p>
          </table:table-cell>
          <table:table-cell office:value-type="time" office:time-value="PT19H00M00S" calcext:value-type="time">
            <text:p>19:00</text:p>
          </table:table-cell>
          <table:table-cell/>
          <table:table-cell table:style-name="ce173" table:formula="of:=HYPERLINK(&quot;https:/www.pcgamingwiki.com/wiki/&quot;&amp;SUBSTITUTE([.L140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Wet</text:p>
          </table:table-cell>
          <table:table-cell table:style-name="ce91"/>
          <table:table-cell table:style-name="ce169"/>
          <table:table-cell table:style-name="ce173" table:formula="of:=HYPERLINK(&quot;https:/www.pcgamingwiki.com/wiki/&quot;&amp;SUBSTITUTE([.L140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What Remains Of Edith Finch</text:p>
          </table:table-cell>
          <table:table-cell table:style-name="ce155"/>
          <table:table-cell table:style-name="ce169" office:value-type="string" calcext:value-type="string">
            <text:p>?</text:p>
          </table:table-cell>
          <table:table-cell table:style-name="ce173" table:formula="of:=HYPERLINK(&quot;https:/www.pcgamingwiki.com/wiki/&quot;&amp;SUBSTITUTE([.L140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hen Ski Lifts Go Wro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0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0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hile True: learn()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1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hiskey &amp; Zombies: Great Southern Zombie Escape</text:p>
          </table:table-cell>
          <table:table-cell table:number-columns-repeated="2"/>
          <table:table-cell table:style-name="ce173" table:formula="of:=HYPERLINK(&quot;https:/www.pcgamingwiki.com/wiki/&quot;&amp;SUBSTITUTE([.L141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Whispering Willows</text:p>
          </table:table-cell>
          <table:table-cell table:style-name="ce155" office:value-type="time" office:time-value="PT02H30M00S" calcext:value-type="time">
            <text:p>02:3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41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hispers Of A Machine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1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hite Night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1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Party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1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Play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1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Sports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1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Sports Resort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1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lmot's Warehous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1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1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ndboun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2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Windosill </text:p>
          </table:table-cell>
          <table:table-cell table:style-name="ce155" office:value-type="time" office:time-value="PT00H37M00S" calcext:value-type="time">
            <text:p>00:37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42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indowframe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2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ings Of Vi</text:p>
          </table:table-cell>
          <table:table-cell office:value-type="time" office:time-value="PT23H00M00S" calcext:value-type="time">
            <text:p>23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2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tch It 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42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tcheye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173" table:formula="of:=HYPERLINK(&quot;https:/www.pcgamingwiki.com/wiki/&quot;&amp;SUBSTITUTE([.L142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izard of Legend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42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zardry 6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2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zardry 7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2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zardry 8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2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2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izorb </text:p>
          </table:table-cell>
          <table:table-cell table:style-name="ce153" office:value-type="time" office:time-value="PT05H33M00S" calcext:value-type="time">
            <text:p>05:33</text:p>
          </table:table-cell>
          <table:table-cell table:style-name="ce50"/>
          <table:table-cell table:style-name="ce173" table:formula="of:=HYPERLINK(&quot;https:/www.pcgamingwiki.com/wiki/&quot;&amp;SUBSTITUTE([.L143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?</text:p>
          </table:table-cell>
          <table:table-cell office:value-type="string" calcext:value-type="string">
            <text:p>Wolfenstein: The New Order</text:p>
          </table:table-cell>
          <table:table-cell table:number-columns-repeated="2"/>
          <table:table-cell table:style-name="ce173" table:formula="of:=HYPERLINK(&quot;https:/www.pcgamingwiki.com/wiki/&quot;&amp;SUBSTITUTE([.L143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onder Boy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 office:value-type="string" calcext:value-type="string">
            <text:p>?</text:p>
          </table:table-cell>
          <table:table-cell table:style-name="ce173" table:formula="of:=HYPERLINK(&quot;https:/www.pcgamingwiki.com/wiki/&quot;&amp;SUBSTITUTE([.L143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oodle Tree </text:p>
          </table:table-cell>
          <table:table-cell table:style-name="ce153" office:value-type="time" office:time-value="PT01H29M00S" calcext:value-type="time">
            <text:p>01:29</text:p>
          </table:table-cell>
          <table:table-cell table:style-name="ce50"/>
          <table:table-cell table:style-name="ce173" table:formula="of:=HYPERLINK(&quot;https:/www.pcgamingwiki.com/wiki/&quot;&amp;SUBSTITUTE([.L143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orld End Economica: Episode 1 </text:p>
          </table:table-cell>
          <table:table-cell office:value-type="time" office:time-value="PT09H14M00S" calcext:value-type="time">
            <text:p>09:1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3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orld of Goo </text:p>
          </table:table-cell>
          <table:table-cell table:style-name="ce157" office:value-type="time" office:time-value="PT07H02M00S" calcext:value-type="time">
            <text:p>07:02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3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orld War Z</text:p>
          </table:table-cell>
          <table:table-cell table:style-name="ce153" office:value-type="time" office:time-value="PT11H30M00S" calcext:value-type="time">
            <text:p>11:30</text:p>
          </table:table-cell>
          <table:table-cell table:style-name="ce50"/>
          <table:table-cell table:style-name="ce173" table:formula="of:=HYPERLINK(&quot;https:/www.pcgamingwiki.com/wiki/&quot;&amp;SUBSTITUTE([.L143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orld War Z: Aftermath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3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rms : A Space Oddity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3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3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1"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style-name="ce1" office:value-type="string" calcext:value-type="string">
            <text:p>?</text:p>
          </table:table-cell>
          <table:table-cell table:style-name="ce59" office:value-type="string" calcext:value-type="string">
            <text:p>Worms 3D</text:p>
          </table:table-cell>
          <table:table-cell table:style-name="ce76"/>
          <table:table-cell table:number-columns-repeated="5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rms Battle Islands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4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orms Rumble</text:p>
          </table:table-cell>
          <table:table-cell table:number-columns-repeated="2"/>
          <table:table-cell table:style-name="ce173" table:formula="of:=HYPERLINK(&quot;https:/www.pcgamingwiki.com/wiki/&quot;&amp;SUBSTITUTE([.L144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Worms: Reloaded (Armaggedon)</text:p>
          </table:table-cell>
          <table:table-cell table:style-name="ce157" office:value-type="time" office:time-value="PT17H05M00S" calcext:value-type="time">
            <text:p>17:05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4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RATH: Aeon of Ruin</text:p>
          </table:table-cell>
          <table:table-cell table:number-columns-repeated="2"/>
          <table:table-cell table:style-name="ce173" table:formula="of:=HYPERLINK(&quot;https:/www.pcgamingwiki.com/wiki/&quot;&amp;SUBSTITUTE([.L144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RC 7 FIA World Rally Championship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4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RC 8 FIA World Rally Championship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4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Wurm Unlimited </text:p>
          </table:table-cell>
          <table:table-cell table:style-name="ce153" office:value-type="time" office:time-value="PT1588H00M00S" calcext:value-type="time">
            <text:p>1588:00</text:p>
          </table:table-cell>
          <table:table-cell table:style-name="ce50"/>
          <table:table-cell table:style-name="ce173" table:formula="of:=HYPERLINK(&quot;https:/www.pcgamingwiki.com/wiki/&quot;&amp;SUBSTITUTE([.L144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-Blades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4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X-COM: UFO Defense </text:p>
          </table:table-cell>
          <table:table-cell table:style-name="ce153" office:value-type="time" office:time-value="PT41H58M00S" calcext:value-type="time">
            <text:p>41:58</text:p>
          </table:table-cell>
          <table:table-cell table:style-name="ce50"/>
          <table:table-cell table:style-name="ce173" table:formula="of:=HYPERLINK(&quot;https:/www.pcgamingwiki.com/wiki/&quot;&amp;SUBSTITUTE([.L144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X-Morph: Defense Complete Edition</text:p>
          </table:table-cell>
          <table:table-cell table:number-columns-repeated="2"/>
          <table:table-cell table:style-name="ce173" table:formula="of:=HYPERLINK(&quot;https:/www.pcgamingwiki.com/wiki/&quot;&amp;SUBSTITUTE([.L144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4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XCOM 2</text:p>
          </table:table-cell>
          <table:table-cell table:style-name="ce157"/>
          <table:table-cell table:style-name="ce171"/>
          <table:table-cell table:style-name="ce173" table:formula="of:=HYPERLINK(&quot;https:/www.pcgamingwiki.com/wiki/&quot;&amp;SUBSTITUTE([.L145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enonauts </text:p>
          </table:table-cell>
          <table:table-cell office:value-type="time" office:time-value="PT40H44M00S" calcext:value-type="time">
            <text:p>40:44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5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W</text:p>
          </table:table-cell>
          <table:table-cell table:style-name="ce1"/>
          <table:table-cell table:style-name="ce94" office:value-type="string" calcext:value-type="string">
            <text:p>G</text:p>
          </table:table-cell>
          <table:table-cell table:style-name="ce1" table:number-columns-repeated="7"/>
          <table:table-cell table:style-name="ce1" office:value-type="string" calcext:value-type="string">
            <text:p>?</text:p>
          </table:table-cell>
          <table:table-cell table:style-name="ce48" office:value-type="string" calcext:value-type="string">
            <text:p>XIII</text:p>
          </table:table-cell>
          <table:table-cell table:style-name="ce174" table:number-columns-repeated="2"/>
          <table:table-cell table:style-name="ce173" table:formula="of:=HYPERLINK(&quot;https:/www.pcgamingwiki.com/wiki/&quot;&amp;SUBSTITUTE([.L145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6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Xmas Shooting – Scramble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5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23" office:value-type="string" calcext:value-type="string">
            <text:p>Yaiba: Ninja Gaiden Z</text:p>
          </table:table-cell>
          <table:table-cell table:style-name="ce93"/>
          <table:table-cell table:style-name="ce171"/>
          <table:table-cell table:style-name="ce173" table:formula="of:=HYPERLINK(&quot;https:/www.pcgamingwiki.com/wiki/&quot;&amp;SUBSTITUTE([.L145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Yet Another Zombie Defense </text:p>
          </table:table-cell>
          <table:table-cell table:style-name="ce153" office:value-type="time" office:time-value="PT02H41M00S" calcext:value-type="time">
            <text:p>02:41</text:p>
          </table:table-cell>
          <table:table-cell table:style-name="ce50"/>
          <table:table-cell table:style-name="ce173" table:formula="of:=HYPERLINK(&quot;https:/www.pcgamingwiki.com/wiki/&quot;&amp;SUBSTITUTE([.L145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5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style-name="ce91" office:value-type="string" calcext:value-type="string">
            <text:p>Completed</text:p>
          </table:table-cell>
          <table:table-cell table:style-name="ce32" office:value-type="string" calcext:value-type="string">
            <text:p>Yoku's Island Express!</text:p>
          </table:table-cell>
          <table:table-cell table:style-name="ce155" office:value-type="time" office:time-value="PT06H00M00S" calcext:value-type="time">
            <text:p>06:00</text:p>
          </table:table-cell>
          <table:table-cell table:style-name="ce169" office:value-type="string" calcext:value-type="string">
            <text:p>N</text:p>
          </table:table-cell>
          <table:table-cell table:style-name="ce173" table:formula="of:=HYPERLINK(&quot;https:/www.pcgamingwiki.com/wiki/&quot;&amp;SUBSTITUTE([.L145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Yono and the Celestial Elephants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173" table:formula="of:=HYPERLINK(&quot;https:/www.pcgamingwiki.com/wiki/&quot;&amp;SUBSTITUTE([.L1457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7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Yooka-Laylee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58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8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Pending</text:p>
          </table:table-cell>
          <table:table-cell table:style-name="ce143" office:value-type="string" calcext:value-type="string">
            <text:p>Yooka-Laylee and the Impossible Lair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173" table:formula="of:=HYPERLINK(&quot;https:/www.pcgamingwiki.com/wiki/&quot;&amp;SUBSTITUTE([.L1459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59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Youtubers Life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60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0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Zack and Wiki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61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1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Zen Bound 2 </text:p>
          </table:table-cell>
          <table:table-cell table:style-name="ce153" office:value-type="time" office:time-value="PT08H38M00S" calcext:value-type="time">
            <text:p>08:38</text:p>
          </table:table-cell>
          <table:table-cell table:style-name="ce50"/>
          <table:table-cell table:style-name="ce173" table:formula="of:=HYPERLINK(&quot;https:/www.pcgamingwiki.com/wiki/&quot;&amp;SUBSTITUTE([.L1462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2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style-name="ce100" office:value-type="string" calcext:value-type="string">
            <text:p>?</text:p>
          </table:table-cell>
          <table:table-cell table:style-name="ce36" office:value-type="string" calcext:value-type="string">
            <text:p>Zen Puzzle Garden</text:p>
          </table:table-cell>
          <table:table-cell table:style-name="ce167"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73" table:formula="of:=HYPERLINK(&quot;https:/www.pcgamingwiki.com/wiki/&quot;&amp;SUBSTITUTE([.L1463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3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Zeno Clash II </text:p>
          </table:table-cell>
          <table:table-cell table:style-name="ce153" office:value-type="time" office:time-value="PT06H37M00S" calcext:value-type="time">
            <text:p>06:37</text:p>
          </table:table-cell>
          <table:table-cell table:style-name="ce50"/>
          <table:table-cell table:style-name="ce173" table:formula="of:=HYPERLINK(&quot;https:/www.pcgamingwiki.com/wiki/&quot;&amp;SUBSTITUTE([.L1464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4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5" office:value-type="string" calcext:value-type="string">
            <text:p>BWL</text:p>
          </table:table-cell>
          <table:table-cell table:style-name="ce95"/>
          <table:table-cell table:style-name="ce94" office:value-type="string" calcext:value-type="string">
            <text:p>G</text:p>
          </table:table-cell>
          <table:table-cell table:style-name="ce95" table:number-columns-repeated="7"/>
          <table:table-cell table:style-name="ce95" office:value-type="string" calcext:value-type="string">
            <text:p>Replayable</text:p>
          </table:table-cell>
          <table:table-cell table:style-name="ce35" office:value-type="string" calcext:value-type="string">
            <text:p>Ziggurat</text:p>
          </table:table-cell>
          <table:table-cell table:style-name="ce158" office:value-type="time" office:time-value="PT03H12M00S" calcext:value-type="time">
            <text:p>03:12</text:p>
          </table:table-cell>
          <table:table-cell table:style-name="ce172" office:value-type="string" calcext:value-type="string">
            <text:p>N</text:p>
          </table:table-cell>
          <table:table-cell table:style-name="ce173" table:formula="of:=HYPERLINK(&quot;https:/www.pcgamingwiki.com/wiki/&quot;&amp;SUBSTITUTE([.L1465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5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2"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style-name="ce90" office:value-type="string" calcext:value-type="string">
            <text:p>Dropped</text:p>
          </table:table-cell>
          <table:table-cell table:style-name="ce142" office:value-type="string" calcext:value-type="string">
            <text:p>Zombie Driver HD</text:p>
          </table:table-cell>
          <table:table-cell table:style-name="ce153"/>
          <table:table-cell table:style-name="ce50"/>
          <table:table-cell table:style-name="ce173" table:formula="of:=HYPERLINK(&quot;https:/www.pcgamingwiki.com/wiki/&quot;&amp;SUBSTITUTE([.L1466];&quot; &quot;;&quot;_&quot;);&quot;PCGW&quot;)" office:value-type="string" office:string-value="PCGW" calcext:value-type="string">
            <text:p>PCGW</text:p>
          </table:table-cell>
          <table:table-cell table:style-name="ce173" table:formula="of:=HYPERLINK(&quot;https://www.youtube.com/results?search_query=&quot;&amp;[.L1466]&amp;&quot;+trailer&quot;;&quot;Trailer&quot;)" office:value-type="string" office:string-value="Trailer" calcext:value-type="string">
            <text:p>Trailer</text:p>
          </table:table-cell>
          <table:table-cell table:number-columns-repeated="47"/>
        </table:table-row>
        <table:table-row table:style-name="ro1" table:number-rows-repeated="104710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tats" table:style-name="ta1">
        <office:forms form:automatic-focus="true" form:apply-design-mode="false"/>
        <table:table-column table:style-name="co14" table:number-columns-repeated="10" table:default-cell-style-name="Default"/>
        <table:table-row table:style-name="ro1">
          <table:table-cell table:number-columns-repeated="10"/>
        </table:table-row>
        <table:table-row table:style-name="ro3">
          <table:table-cell/>
          <table:table-cell table:style-name="ce178" office:value-type="string" calcext:value-type="string" table:number-columns-spanned="4" table:number-rows-spanned="1">
            <text:p>Stats</text:p>
          </table:table-cell>
          <table:covered-table-cell table:number-columns-repeated="3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79" office:value-type="string" calcext:value-type="string">
            <text:p>Status</text:p>
          </table:table-cell>
          <table:table-cell table:style-name="ce186" office:value-type="string" calcext:value-type="string">
            <text:p>Number</text:p>
          </table:table-cell>
          <table:table-cell table:style-name="ce186" office:value-type="string" calcext:value-type="string">
            <text:p>Percentage</text:p>
          </table:table-cell>
          <table:table-cell table:style-name="ce186"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table:style-name="ce180" office:value-type="string" calcext:value-type="string">
            <text:p>Completed</text:p>
          </table:table-cell>
          <table:table-cell table:style-name="ce187" table:formula="of:=COUNTIF([Backlog.K$1:.K$1048576];&quot;=Completed&quot;)" office:value-type="float" office:value="173" calcext:value-type="float">
            <text:p>173</text:p>
          </table:table-cell>
          <table:table-cell table:style-name="ce190" table:formula="of:=[.C7]/[.C$12]" office:value-type="percentage" office:value="0.118088737201365" calcext:value-type="percentage">
            <text:p>11,81%</text:p>
          </table:table-cell>
          <table:table-cell table:style-name="ce195" table:formula="of:=SUMIF([Backlog.K$1:.K$1048576];&quot;=Completed&quot;;[Backlog.M$1:.M$1048576])" office:value-type="float" office:value="31.4131944444444" calcext:value-type="float">
            <text:p>31,41</text:p>
          </table:table-cell>
          <table:table-cell table:style-name="ce201"/>
          <table:table-cell table:number-columns-repeated="4"/>
        </table:table-row>
        <table:table-row table:style-name="ro1">
          <table:table-cell/>
          <table:table-cell table:style-name="ce181" office:value-type="string" calcext:value-type="string">
            <text:p>Dropped</text:p>
          </table:table-cell>
          <table:table-cell table:style-name="ce102" table:formula="of:=COUNTIF([Backlog.K$1:.K$1048576];&quot;=Dropped&quot;)" office:value-type="float" office:value="608" calcext:value-type="float">
            <text:p>608</text:p>
          </table:table-cell>
          <table:table-cell table:style-name="ce191" table:formula="of:=[.C8]/[.C$12]" office:value-type="percentage" office:value="0.415017064846416" calcext:value-type="percentage">
            <text:p>41,50%</text:p>
          </table:table-cell>
          <table:table-cell table:style-name="ce196" table:formula="of:=SUMIF([Backlog.K$1:.K$1048576];&quot;=Dropped&quot;;[Backlog.M$1:.M$1048576])" office:value-type="float" office:value="244.946527777778" calcext:value-type="float">
            <text:p>244,95</text:p>
          </table:table-cell>
          <table:table-cell table:number-columns-repeated="5"/>
        </table:table-row>
        <table:table-row table:style-name="ro1">
          <table:table-cell/>
          <table:table-cell table:style-name="ce182" office:value-type="string" calcext:value-type="string">
            <text:p>Replayable</text:p>
          </table:table-cell>
          <table:table-cell table:style-name="ce113" table:formula="of:=COUNTIF([Backlog.K$1:.K$1048576];&quot;=Replayable&quot;)" office:value-type="float" office:value="39" calcext:value-type="float">
            <text:p>39</text:p>
          </table:table-cell>
          <table:table-cell table:style-name="ce192" table:formula="of:=[.C9]/[.C$12]" office:value-type="percentage" office:value="0.0266211604095563" calcext:value-type="percentage">
            <text:p>2,66%</text:p>
          </table:table-cell>
          <table:table-cell table:style-name="ce197" table:formula="of:=SUMIF([Backlog.K$1:.K$1048576];&quot;=Replayable&quot;;[Backlog.M$1:.M$1048576])" office:value-type="float" office:value="5.17222222222222" calcext:value-type="float">
            <text:p>5,17</text:p>
          </table:table-cell>
          <table:table-cell table:number-columns-repeated="5"/>
        </table:table-row>
        <table:table-row table:style-name="ro1">
          <table:table-cell/>
          <table:table-cell table:style-name="ce183" office:value-type="string" calcext:value-type="string">
            <text:p>Pending</text:p>
          </table:table-cell>
          <table:table-cell table:style-name="ce123" table:formula="of:=COUNTIF([Backlog.K$1:.K$1048576];&quot;=Pending&quot;)" office:value-type="float" office:value="364" calcext:value-type="float">
            <text:p>364</text:p>
          </table:table-cell>
          <table:table-cell table:style-name="ce193" table:formula="of:=[.C10]/[.C$12]" office:value-type="percentage" office:value="0.248464163822526" calcext:value-type="percentage">
            <text:p>24,85%</text:p>
          </table:table-cell>
          <table:table-cell table:style-name="ce198" table:formula="of:=SUMIF([Backlog.K$1:.K$1048576];&quot;=Pending&quot;;[Backlog.M$1:.M$1048576])" office:value-type="float" office:value="109.721527777778" calcext:value-type="float">
            <text:p>109,72</text:p>
          </table:table-cell>
          <table:table-cell/>
          <table:table-cell table:style-name="ce202"/>
          <table:table-cell table:number-columns-repeated="3"/>
        </table:table-row>
        <table:table-row table:style-name="ro1">
          <table:table-cell/>
          <table:table-cell table:style-name="ce184" office:value-type="string" calcext:value-type="string">
            <text:p>?</text:p>
          </table:table-cell>
          <table:table-cell table:style-name="ce188" table:formula="of:=COUNTIF([Backlog.K$1:.K$1048576];&quot;=?&quot;)" office:value-type="float" office:value="281" calcext:value-type="float">
            <text:p>281</text:p>
          </table:table-cell>
          <table:table-cell table:style-name="ce194" table:formula="of:=[.C11]/[.C$12]" office:value-type="percentage" office:value="0.191808873720137" calcext:value-type="percentage">
            <text:p>19,18%</text:p>
          </table:table-cell>
          <table:table-cell table:style-name="ce199" table:formula="of:=SUMIF([Backlog.K$1:.K$1048576];&quot;=?&quot;;[Backlog.M$1:.M$1048576])" office:value-type="float" office:value="81.0229166666667" calcext:value-type="float">
            <text:p>81,02</text:p>
          </table:table-cell>
          <table:table-cell table:number-columns-repeated="5"/>
        </table:table-row>
        <table:table-row table:style-name="ro1">
          <table:table-cell/>
          <table:table-cell table:style-name="ce185" office:value-type="string" calcext:value-type="string">
            <text:p>Total</text:p>
          </table:table-cell>
          <table:table-cell table:style-name="ce189" table:formula="of:=SUM([.C7:.C11])" office:value-type="float" office:value="1465" calcext:value-type="float">
            <text:p>1465</text:p>
          </table:table-cell>
          <table:table-cell table:style-name="ce189"/>
          <table:table-cell table:style-name="ce200" table:formula="of:=SUM([.E7:.E11])" office:value-type="float" office:value="472.276388888889" calcext:value-type="float">
            <text:p>472,28</text:p>
          </table:table-cell>
          <table:table-cell table:number-columns-repeated="5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8"/>
          <table:table-cell table:style-name="ce114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92" table:formula="of:=RANDBETWEEN(2;10)" office:value-type="float" office:value="2" calcext:value-type="float">
            <text:p>2</text:p>
          </table:table-cell>
          <table:table-cell table:style-name="ce27" table:formula="of:=INDIRECT(&quot;Backlog.L&quot;&amp;RANDBETWEEN(2;COUNTIF([Backlog.K$1:.K$1048576];&quot;=Pending&quot;)))" office:value-type="string" office:string-value="Algo Bot" calcext:value-type="string">
            <text:p>Algo Bot</text:p>
          </table:table-cell>
          <table:table-cell table:style-name="ce92" table:formula="of:=INDIRECT(&quot;Backlog.M&quot;&amp;RANDBETWEEN(2;COUNTIF([Backlog.K$1:.K$1048576];&quot;=Pending&quot;)))" office:value-type="float" office:value="0.279861111111111" calcext:value-type="float">
            <text:p>0,279861111111111</text:p>
          </table:table-cell>
          <table:table-cell table:style-name="ce92"/>
          <table:table-cell table:style-name="ce146"/>
          <table:table-cell table:style-name="ce156"/>
          <table:table-cell table:style-name="ce170"/>
          <table:table-cell table:formula="of:=HYPERLINK(&quot;vnd.sun.star.script:tools.py$hltb_macro(H953)?language=Python&amp;location=document&quot;;&quot;bleh&quot;)" office:value-type="string" office:string-value="bleh" calcext:value-type="string">
            <text:p>bleh</text:p>
          </table:table-cell>
        </table:table-row>
      </table:table>
      <table:named-expressions/>
      <table:database-ranges>
        <table:database-range table:name="__Anonymous_Sheet_DB__0" table:target-range-address="Backlog.A1:Backlog.P1466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0"/>
    </number:number-style>
    <number:time-style style:name="N107" number:title="Definido por el usuario" number:truncate-on-overflow="false">
      <number:hours number:style="long"/>
      <number:text>:</number:text>
      <number:minutes number:style="long"/>
    </number:time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ff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2" number:min-decimal-places="2" number:min-integer-digits="1"/>
      <number:text> D</number:text>
    </number:number-style>
    <number:percentage-style style:name="N119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9:53:26.3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4:38:11.711000000</dc:date>
    <meta:editing-duration>P500DT10H4M16S</meta:editing-duration>
    <meta:editing-cycles>781</meta:editing-cycles>
    <meta:generator>LibreOffice/7.2.5.2$Windows_X86_64 LibreOffice_project/499f9727c189e6ef3471021d6132d4c694f357e5</meta:generator>
    <meta:document-statistic meta:table-count="2" meta:cell-count="9506" meta:object-count="0"/>
  </office:meta>
</office:document-meta>
</file>